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5B0000008534D416B2B82039BE.png" manifest:media-type="image/png"/>
  <manifest:file-entry manifest:full-path="Pictures/100002000000005E000000706CB33374AF083807.png" manifest:media-type="image/png"/>
  <manifest:file-entry manifest:full-path="Pictures/10000200000000750000008C82335E73584F05C9.png" manifest:media-type="image/png"/>
  <manifest:file-entry manifest:full-path="Pictures/100002010000005B0000003B639F5B469952E7D3.png" manifest:media-type="image/png"/>
  <manifest:file-entry manifest:full-path="Pictures/10000200000000BD000000E7A44DFC685FCEFAD7.png" manifest:media-type="image/png"/>
  <manifest:file-entry manifest:full-path="Pictures/200000F50000077F00000B085A3BD32B62CA6C7F.svm" manifest:media-type="image/x-svm"/>
  <manifest:file-entry manifest:full-path="Pictures/2000008B000007AD0000093E228C695C21B07957.svm" manifest:media-type="image/x-svm"/>
  <manifest:file-entry manifest:full-path="Pictures/2000009500000F9100001307DD6BA0CEFF219467.svm" manifest:media-type="image/x-svm"/>
  <manifest:file-entry manifest:full-path="Pictures/1000020100000086000000869675B0A4C6EBE96D.png" manifest:media-type="image/png"/>
  <manifest:file-entry manifest:full-path="Pictures/10002AEA00000B0F00000B0F10C70DFA97492BDD.svg" manifest:media-type="image/svg+xml"/>
  <manifest:file-entry manifest:full-path="Pictures/200000EC000009B000000B8701B88B600CE79791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1cm" svg:stroke-color="#be480a" draw:marker-start-width="0.321cm" draw:marker-end-width="0.321cm" draw:fill="solid" draw:fill-color="#ffff00" draw:opacity="50%" draw:textarea-horizontal-align="justify" draw:textarea-vertical-align="middle" draw:auto-grow-height="false" fo:min-height="3.099cm" fo:min-width="16.753cm" fo:padding-top="0.165cm" fo:padding-bottom="0.165cm" fo:padding-left="0.29cm" fo:padding-right="0.29cm"/>
    </style:style>
    <style:style style:name="gr2" style:family="graphic" style:parent-style-name="standard">
      <style:graphic-properties draw:stroke="none" draw:fill-color="#808080" draw:opacity="19%" draw:textarea-horizontal-align="justify" draw:textarea-vertical-align="middle" draw:auto-grow-height="false" fo:min-height="2.671cm" fo:min-width="5.705cm"/>
    </style:style>
    <style:style style:name="gr3" style:family="graphic" style:parent-style-name="standard">
      <style:graphic-properties draw:stroke="none" svg:stroke-width="0.081cm" svg:stroke-color="#7b3d00" draw:marker-start-width="0.321cm" draw:marker-end-width="0.321cm" draw:fill="solid" draw:fill-color="#ed4c05" draw:opacity="25%" draw:textarea-horizontal-align="justify" draw:textarea-vertical-align="middle" draw:auto-grow-height="false" fo:min-height="2.483cm" fo:min-width="5.63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1cm" svg:stroke-color="#5983b0" draw:marker-start-width="0.321cm" draw:marker-end-width="0.321cm" draw:fill="solid" draw:fill-color="#729fcf" draw:opacity="20%" draw:textarea-horizontal-align="justify" draw:textarea-vertical-align="middle" draw:auto-grow-height="false" fo:min-height="7.163cm" fo:min-width="3.623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81cm" svg:stroke-color="#ce181e" draw:marker-start-width="0.321cm" draw:marker-end-width="0.321cm" draw:fill="solid" draw:fill-color="#bf0041" draw:opacity="10%" draw:textarea-horizontal-align="justify" draw:textarea-vertical-align="middle" draw:auto-grow-height="false" fo:min-height="2.86cm" fo:min-width="21.264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opacity="100%" draw:opacity-name="Transparency_20_1" draw:textarea-horizontal-align="justify" draw:textarea-vertical-align="middle" draw:auto-grow-height="false" fo:min-height="6.81cm" fo:min-width="9.118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81cm" svg:stroke-color="#00a933" draw:marker-start-width="0.321cm" draw:marker-end-width="0.321cm" draw:fill="solid" draw:fill-color="#3faf46" draw:opacity="20%" draw:textarea-horizontal-align="justify" draw:textarea-vertical-align="middle" draw:auto-grow-height="false" fo:min-height="2.464cm" fo:min-width="10.215cm" fo:padding-top="0.165cm" fo:padding-bottom="0.165cm" fo:padding-left="0.29cm" fo:padding-right="0.29cm"/>
    </style:style>
    <style:style style:name="gr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none" svg:stroke-color="#000000" draw:fill="none" draw:fill-color="#ffffff" fo:min-height="0.412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>
      <style:graphic-properties draw:stroke="none" svg:stroke-color="#000000" draw:fill="none" draw:fill-color="#ffffff" fo:min-height="0.823cm"/>
    </style:style>
    <style:style style:name="gr8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>
      <style:graphic-properties draw:stroke="none" svg:stroke-color="#000000" draw:fill="none" draw:fill-color="#ffffff" fo:min-height="0.437cm"/>
    </style:style>
    <style:style style:name="gr9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9" style:family="graphic" style:parent-style-name="standard">
      <style:graphic-properties draw:stroke="none" svg:stroke-color="#000000" draw:fill="none" draw:fill-color="#ffffff" fo:min-height="0.458cm"/>
    </style:style>
    <style:style style:name="gr55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>
      <style:graphic-properties draw:stroke="none" svg:stroke-color="#000000" draw:fill="none" draw:fill-color="#ffffff" fo:min-height="0.436cm"/>
    </style:style>
    <style:style style:name="gr57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objectwithoutfill">
      <style:graphic-properties draw:marker-end="Arrow" draw:marker-end-width="0.3cm" draw:fill="none" draw:textarea-vertical-align="middle"/>
    </style:style>
    <style:style style:name="gr62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25" style:family="graphic" style:parent-style-name="objectwithoutfill">
      <style:graphic-properties svg:stroke-width="0.035cm" svg:stroke-color="#f10d0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26" style:family="graphic" style:parent-style-name="standard">
      <style:graphic-properties draw:stroke="none" svg:stroke-color="#000000" draw:fill="none" draw:fill-color="#ffffff" fo:min-height="0.653cm"/>
    </style:style>
    <style:style style:name="gr62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1" style:family="graphic" style:parent-style-name="standard">
      <style:graphic-properties draw:stroke="dash" draw:stroke-dash="Line_20_Style_20_9" svg:stroke-width="0.081cm" svg:stroke-color="#808080" draw:marker-start-width="0.321cm" draw:marker-end-width="0.321cm" draw:fill="none" draw:textarea-horizontal-align="justify" draw:textarea-vertical-align="middle" draw:auto-grow-height="false" fo:min-height="2.576cm" fo:min-width="5.311cm" fo:padding-top="0.165cm" fo:padding-bottom="0.165cm" fo:padding-left="0.29cm" fo:padding-right="0.29cm"/>
    </style:style>
    <style:style style:name="gr652" style:family="graphic" style:parent-style-name="standard">
      <style:graphic-properties draw:stroke="none" svg:stroke-color="#000000" draw:fill="none" draw:fill-color="#ffffff" fo:min-height="0.661cm"/>
    </style:style>
    <style:style style:name="gr653" style:family="graphic" style:parent-style-name="standard">
      <style:graphic-properties draw:stroke="dash" draw:stroke-dash="Line_20_Style_20_9" svg:stroke-width="0.081cm" svg:stroke-color="#808080" draw:marker-start-width="0.321cm" draw:marker-end-width="0.321cm" draw:fill="none" draw:textarea-horizontal-align="justify" draw:textarea-vertical-align="middle" draw:auto-grow-height="false" fo:min-height="2.658cm" fo:min-width="5.303cm" fo:padding-top="0.165cm" fo:padding-bottom="0.165cm" fo:padding-left="0.29cm" fo:padding-right="0.29cm"/>
    </style:style>
    <style:style style:name="gr65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6" style:family="graphic" style:parent-style-name="standard">
      <style:graphic-properties draw:stroke="none" svg:stroke-color="#000000" draw:fill="none" draw:fill-color="#ffffff" fo:min-height="0.487cm"/>
    </style:style>
    <style:style style:name="gr66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2" style:family="graphic" style:parent-style-name="standard">
      <style:graphic-properties draw:stroke="none" svg:stroke-color="#000000" draw:fill="none" draw:fill-color="#ffffff" fo:min-height="1.234cm"/>
    </style:style>
    <style:style style:name="gr74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5" style:family="graphic" style:parent-style-name="standard">
      <style:graphic-properties draw:stroke="none" svg:stroke-color="#000000" draw:fill="none" draw:fill-color="#ffffff" fo:min-height="0.87cm"/>
    </style:style>
    <style:style style:name="gr756" style:family="graphic" style:parent-style-name="standard">
      <style:graphic-properties draw:stroke="none" svg:stroke-color="#000000" draw:fill="none" draw:fill-color="#ffffff" fo:min-height="1.645cm"/>
    </style:style>
    <style:style style:name="gr757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58" style:family="graphic" style:parent-style-name="standard">
      <style:graphic-properties draw:stroke="none" svg:stroke-width="0.035cm" svg:stroke-color="#000000" draw:marker-start-width="0.252cm" draw:fill="none" draw:fill-color="#ffffff" fo:min-height="0.497cm"/>
    </style:style>
    <style:style style:name="gr759" style:family="graphic" style:parent-style-name="objectwithoutfill">
      <style:graphic-properties svg:stroke-width="0.035cm" svg:stroke-color="#acb20c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60" style:family="graphic" style:parent-style-name="standard">
      <style:graphic-properties draw:stroke="none" svg:stroke-width="0.035cm" svg:stroke-color="#000000" draw:marker-start-width="0.252cm" draw:fill="none" draw:fill-color="#ffffff" fo:min-height="0.993cm"/>
    </style:style>
    <style:style style:name="gr761" style:family="graphic" style:parent-style-name="objectwithoutfill">
      <style:graphic-properties svg:stroke-width="0.035cm" svg:stroke-color="#f10d0c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762" style:family="graphic" style:parent-style-name="objectwithoutfill">
      <style:graphic-properties svg:stroke-width="0.035cm" svg:stroke-color="#acb20c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763" style:family="graphic" style:parent-style-name="objectwithoutfill">
      <style:graphic-properties svg:stroke-width="0.035cm" svg:stroke-color="#acb20c" draw:marker-start="Arrow" draw:marker-start-width="0.352cm" draw:marker-end="Arrow" draw:marker-end-width="0.352cm" draw:fill="solid" draw:fill-color="#729fcf" draw:textarea-vertical-align="middle" fo:padding-top="0.142cm" fo:padding-bottom="0.142cm" fo:padding-left="0.267cm" fo:padding-right="0.267cm"/>
    </style:style>
    <style:style style:name="gr764" style:family="graphic" style:parent-style-name="objectwithoutfill">
      <style:graphic-properties svg:stroke-width="0.035cm" svg:stroke-color="#acb20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65" style:family="graphic" style:parent-style-name="objectwithoutfill">
      <style:graphic-properties svg:stroke-width="0.035cm" draw:marker-start-width="0.252cm" draw:marker-end="Arrow" draw:marker-end-width="0.352cm" draw:fill="solid" draw:fill-color="#729fcf" draw:textarea-vertical-align="middle" fo:padding-top="0.142cm" fo:padding-bottom="0.142cm" fo:padding-left="0.267cm" fo:padding-right="0.267cm"/>
    </style:style>
    <style:style style:name="gr766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6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9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61cm"/>
    </style:style>
    <style:style style:name="gr780" style:family="graphic" style:parent-style-name="standard">
      <style:graphic-properties draw:stroke="none" svg:stroke-color="#000000" draw:fill="none" draw:fill-color="#ffffff" fo:min-height="0.628cm"/>
    </style:style>
    <style:style style:name="gr781" style:family="graphic" style:parent-style-name="standard">
      <style:graphic-properties draw:stroke="dash" draw:stroke-dash="Line_20_Style_20_9" svg:stroke-width="0.081cm" svg:stroke-color="#808080" draw:marker-start-width="0.321cm" draw:marker-end-width="0.321cm" draw:fill="none" draw:textarea-horizontal-align="justify" draw:textarea-vertical-align="middle" draw:auto-grow-height="false" fo:min-height="2.675cm" fo:min-width="1.01cm" fo:padding-top="0.165cm" fo:padding-bottom="0.165cm" fo:padding-left="0.29cm" fo:padding-right="0.29cm"/>
    </style:style>
    <style:style style:name="gr78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5" style:family="graphic" style:parent-style-name="objectwithoutfill">
      <style:graphic-properties svg:stroke-color="#acb20c"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solid" draw:fill-color="#ffff00" draw:opacity="50%"/>
      <style:paragraph-properties fo:text-align="center"/>
      <style:text-properties fo:color="#00a933"/>
    </style:style>
    <style:style style:name="P2" style:family="paragraph">
      <loext:graphic-properties draw:fill-color="#808080" draw:opacity="19%"/>
      <style:paragraph-properties fo:text-align="center"/>
    </style:style>
    <style:style style:name="P3" style:family="paragraph">
      <loext:graphic-properties draw:fill="solid" draw:fill-color="#ed4c05" draw:opacity="25%"/>
      <style:paragraph-properties fo:text-align="center"/>
      <style:text-properties fo:color="#7b3d00"/>
    </style:style>
    <style:style style:name="P4" style:family="paragraph">
      <loext:graphic-properties draw:fill="solid" draw:fill-color="#729fcf" draw:opacity="20%"/>
      <style:paragraph-properties fo:text-align="center"/>
      <style:text-properties fo:color="#00a933"/>
    </style:style>
    <style:style style:name="P5" style:family="paragraph">
      <loext:graphic-properties draw:fill="solid" draw:fill-color="#bf0041" draw:opacity="10%"/>
      <style:paragraph-properties fo:text-align="center"/>
      <style:text-properties fo:color="#00a933"/>
    </style:style>
    <style:style style:name="P6" style:family="paragraph">
      <loext:graphic-properties draw:fill="solid" draw:fill-color="#eeeeee" draw:opacity="100%" draw:opacity-name="Transparency_20_1"/>
      <style:paragraph-properties fo:text-align="center"/>
    </style:style>
    <style:style style:name="P7" style:family="paragraph">
      <loext:graphic-properties draw:fill="solid" draw:fill-color="#3faf46" draw:opacity="20%"/>
      <style:paragraph-properties fo:text-align="center"/>
      <style:text-properties fo:color="#00a933"/>
    </style:style>
    <style:style style:name="P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 fo:font-size="10pt"/>
    </style:style>
    <style:style style:name="P17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ffffff"/>
      <style:paragraph-properties fo:text-align="center"/>
      <style:text-properties style:use-window-font-color="true" fo:font-weight="bold"/>
    </style:style>
    <style:style style:name="P26" style:family="paragraph">
      <loext:graphic-properties draw:fill="none" draw:fill-color="#ffffff"/>
      <style:paragraph-properties fo:text-align="center"/>
      <style:text-properties fo:color="#000000" style:font-name="DejaVu Sans Condensed" fo:font-size="10pt" fo:font-weight="bold" style:font-weight-asian="bold" style:font-weight-complex="bold"/>
    </style:style>
    <style:style style:name="P27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 draw:fill-color="#ffffff"/>
      <style:paragraph-properties fo:text-align="center"/>
      <style:text-properties fo:color="#acb20c" style:font-name="DejaVu Sans Condensed" fo:font-size="10pt" fo:font-weight="bold" style:font-weight-asian="bold" style:font-weight-complex="bold"/>
    </style:style>
    <style:style style:name="P3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a933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none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40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a933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none" draw:fill-color="#ffffff"/>
      <style:paragraph-properties fo:text-align="center"/>
      <style:text-properties style:use-window-font-color="true" style:font-name="DejaVu Sans Condensed"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none"/>
      <style:paragraph-properties fo:text-align="center"/>
      <style:text-properties fo:color="#00a933"/>
    </style:style>
    <style:style style:name="P54" style:family="paragraph">
      <loext:graphic-properties draw:fill="none" draw:fill-color="#ffffff"/>
      <style:paragraph-properties fo:text-align="center"/>
      <style:text-properties fo:color="#000000" style:font-name="DejaVu Sans Condensed" fo:font-size="10pt"/>
    </style:style>
    <style:style style:name="P55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6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7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8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3" style:family="paragraph">
      <loext:graphic-properties draw:fill="none" draw:fill-color="#ffffff"/>
      <style:paragraph-properties fo:text-align="center"/>
      <style:text-properties fo:color="#ff0000" style:font-name="DejaVu Sans Condensed" fo:font-size="10pt" fo:font-weight="bold" style:font-weight-asian="bold" style:font-weight-complex="bold"/>
    </style:style>
    <style:style style:name="P64" style:family="paragraph">
      <loext:graphic-properties draw:fill="none"/>
      <style:paragraph-properties fo:text-align="center"/>
    </style:style>
    <style:style style:name="P65" style:family="paragraph">
      <loext:graphic-properties draw:fill="none"/>
      <style:paragraph-properties fo:text-align="center"/>
      <style:text-properties fo:color="#3465a4"/>
    </style:style>
    <style:style style:name="P66" style:family="paragraph">
      <loext:graphic-properties draw:fill="none" draw:fill-color="#ffffff"/>
      <style:paragraph-properties fo:text-align="center"/>
      <style:text-properties style:use-window-font-color="true" style:font-name="DejaVu Sans Condensed" fo:font-size="10pt" style:font-size-asian="10pt" style:font-size-complex="10pt"/>
    </style:style>
    <style:style style:name="P67" style:family="paragraph">
      <loext:graphic-properties draw:fill="none"/>
      <style:paragraph-properties fo:text-align="center"/>
      <style:text-properties fo:color="#2a6099"/>
    </style:style>
    <style:style style:name="P68" style:family="paragraph">
      <style:paragraph-properties fo:text-align="end"/>
    </style:style>
    <style:style style:name="P69" style:family="paragraph">
      <loext:graphic-properties draw:fill="none" draw:fill-color="#ffffff"/>
      <style:paragraph-properties fo:text-align="end"/>
      <style:text-properties fo:color="#00a933" style:font-name="DejaVu Sans Condensed" fo:font-size="16.6000003814697pt" fo:background-color="#ffffff" style:font-size-asian="16pt" style:font-size-complex="16pt"/>
    </style:style>
    <style:style style:name="P70" style:family="paragraph">
      <loext:graphic-properties draw:fill="none" draw:fill-color="#ffffff"/>
      <style:paragraph-properties fo:text-align="center"/>
      <style:text-properties fo:color="#355269" fo:font-size="16.6000003814697pt" style:font-size-asian="12pt" style:font-size-complex="12pt"/>
    </style:style>
    <style:style style:name="P71" style:family="paragraph">
      <loext:graphic-properties draw:fill="none"/>
      <style:paragraph-properties fo:text-align="center"/>
      <style:text-properties fo:color="#ce181e"/>
    </style:style>
    <style:style style:name="P72" style:family="paragraph">
      <loext:graphic-properties draw:fill="none" draw:fill-color="#ffffff"/>
      <style:paragraph-properties fo:text-align="center"/>
      <style:text-properties style:use-window-font-color="true" style:font-name="DejaVu Sans Condensed" fo:font-size="10pt"/>
    </style:style>
    <style:style style:name="P7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74" style:family="paragraph">
      <loext:graphic-properties draw:fill="none"/>
      <style:paragraph-properties fo:text-align="center"/>
      <style:text-properties fo:color="#666666"/>
    </style:style>
    <style:style style:name="P75" style:family="paragraph">
      <loext:graphic-properties draw:fill="none" draw:fill-color="#ffffff"/>
      <style:paragraph-properties fo:text-align="center"/>
      <style:text-properties fo:color="#000000" fo:font-size="16.6000003814697pt" style:font-size-asian="12pt" style:font-size-complex="12pt"/>
    </style:style>
    <style:style style:name="P76" style:family="paragraph">
      <loext:graphic-properties draw:fill="none" draw:fill-color="#ffffff"/>
      <style:paragraph-properties fo:text-align="center"/>
    </style:style>
    <style:style style:name="P77" style:family="paragraph">
      <loext:graphic-properties draw:fill="none" draw:fill-color="#ffffff"/>
      <style:paragraph-properties fo:text-align="center"/>
      <style:text-properties fo:color="#000000" style:font-name="DejaVu Sans Condensed" fo:font-size="10pt" style:font-size-asian="10pt" style:font-size-complex="10pt"/>
    </style:style>
    <style:style style:name="P78" style:family="paragraph">
      <loext:graphic-properties draw:fill="none" draw:fill-color="#ffffff"/>
      <style:text-properties style:font-name="DejaVu Sans Condensed" fo:font-size="12pt" style:font-size-asian="12pt" style:font-size-complex="12pt"/>
    </style:style>
    <style:style style:name="P79" style:family="paragraph">
      <loext:graphic-properties draw:fill="none" draw:fill-color="#ffffff"/>
      <style:text-properties fo:color="#acb20c" style:font-name="DejaVu Sans Condensed" fo:font-size="10pt" style:font-size-asian="10pt" style:font-size-complex="10pt"/>
    </style:style>
    <style:style style:name="P80" style:family="paragraph">
      <loext:graphic-properties draw:fill="none" draw:fill-color="#ffffff"/>
      <style:text-properties fo:color="#f10d0c" style:font-name="DejaVu Sans Condensed" fo:font-size="12pt" style:font-size-asian="10pt" style:font-size-complex="10pt"/>
    </style:style>
    <style:style style:name="P81" style:family="paragraph">
      <loext:graphic-properties draw:fill="solid" draw:fill-color="#729fcf"/>
      <style:paragraph-properties fo:text-align="center"/>
    </style:style>
    <style:style style:name="P82" style:family="paragraph">
      <style:paragraph-properties fo:text-align="start"/>
    </style:style>
    <style:style style:name="P83" style:family="paragraph">
      <loext:graphic-properties draw:fill="none" draw:fill-color="#ffffff"/>
      <style:paragraph-properties fo:text-align="start"/>
      <style:text-properties fo:color="#c9211e" fo:font-size="16.6000003814697pt" style:font-size-asian="12pt" style:font-size-complex="12pt"/>
    </style:style>
    <style:style style:name="P84" style:family="paragraph">
      <loext:graphic-properties draw:fill="none" draw:fill-color="#ffffff"/>
      <style:paragraph-properties fo:text-align="center"/>
      <style:text-properties style:use-window-font-color="true" fo:font-size="16.6000003814697pt" fo:background-color="#ffffff" style:font-size-asian="12pt" style:font-size-complex="12pt"/>
    </style:style>
    <style:style style:name="P85" style:family="paragraph">
      <loext:graphic-properties draw:fill="none" draw:fill-color="#ffffff"/>
    </style:style>
    <style:style style:name="P86" style:family="paragraph">
      <loext:graphic-properties draw:fill="none" draw:fill-color="#ffffff"/>
      <style:paragraph-properties fo:text-align="center"/>
      <style:text-properties fo:color="#8d281e" fo:font-size="16.6000003814697pt" fo:background-color="#ffffff" style:font-size-asian="12pt" style:font-size-complex="12pt"/>
    </style:style>
    <style:style style:name="P87" style:family="paragraph">
      <loext:graphic-properties draw:fill="none" draw:fill-color="#ffffff"/>
      <style:paragraph-properties fo:text-align="center"/>
      <style:text-properties fo:color="#be480a" fo:font-size="16.6000003814697pt" style:font-size-asian="12pt" style:font-size-complex="12pt"/>
    </style:style>
    <style:style style:name="P88" style:family="paragraph">
      <loext:graphic-properties draw:fill="none" draw:fill-color="#ffffff"/>
      <style:paragraph-properties fo:text-align="center"/>
      <style:text-properties style:use-window-font-color="true" fo:font-weight="bold" fo:background-color="#ffffff"/>
    </style:style>
    <style:style style:name="T1" style:family="text">
      <style:text-properties style:font-name="DejaVu Sans Condensed" fo:font-size="10pt"/>
    </style:style>
    <style:style style:name="T2" style:family="text">
      <style:text-properties style:use-window-font-color="true" style:font-name="DejaVu Sans Condensed" fo:font-size="10pt" fo:font-weight="bold" style:font-size-asian="10pt" style:font-size-complex="10pt"/>
    </style:style>
    <style:style style:name="T3" style:family="text">
      <style:text-properties fo:color="#acb20c" style:font-name="DejaVu Sans Condensed" fo:font-size="10pt" fo:font-weight="bold" style:font-size-asian="10pt" style:font-size-complex="10pt"/>
    </style:style>
    <style:style style:name="T4" style:family="text">
      <style:text-properties fo:color="#000000" style:font-name="DejaVu Sans Condensed" fo:font-size="10pt" fo:font-weight="bold" style:font-weight-asian="bold" style:font-weight-complex="bold"/>
    </style:style>
    <style:style style:name="T5" style:family="text">
      <style:text-properties fo:color="#acb20c" style:font-name="DejaVu Sans Condensed" fo:font-size="10pt" fo:font-weight="bold" style:font-weight-asian="bold" style:font-weight-complex="bold"/>
    </style:style>
    <style:style style:name="T6" style:family="text">
      <style:text-properties style:use-window-font-color="true" style:font-name="DejaVu Sans Condensed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acb20c" style:font-name="DejaVu Sans Condensed"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font-name="DejaVu Sans Condensed" fo:font-size="10pt" style:font-size-asian="10pt" style:font-size-complex="10pt"/>
    </style:style>
    <style:style style:name="T9" style:family="text">
      <style:text-properties fo:color="#00a933" style:font-name="DejaVu Sans Condensed" fo:font-size="16pt" fo:background-color="#ffffff" style:font-size-asian="16pt" style:font-size-complex="16pt"/>
    </style:style>
    <style:style style:name="T10" style:family="text">
      <style:text-properties fo:color="#355269" fo:font-size="16.6000003814697pt" style:font-size-asian="12pt" style:font-size-complex="12pt"/>
    </style:style>
    <style:style style:name="T11" style:family="text">
      <style:text-properties style:use-window-font-color="true" style:font-name="DejaVu Sans Condensed" fo:font-size="10pt"/>
    </style:style>
    <style:style style:name="T12" style:family="text">
      <style:text-properties style:font-name="DejaVu Sans Condensed" fo:font-size="10pt" style:font-size-asian="10pt" style:font-size-complex="10pt"/>
    </style:style>
    <style:style style:name="T13" style:family="text">
      <style:text-properties fo:color="#666666" fo:font-size="16.6000003814697pt" style:font-size-asian="12pt" style:font-size-complex="12pt"/>
    </style:style>
    <style:style style:name="T14" style:family="text">
      <style:text-properties fo:color="#666666" fo:font-size="16.6000003814697pt" fo:background-color="#ffffff" style:font-size-asian="12pt" style:font-size-complex="12pt"/>
    </style:style>
    <style:style style:name="T15" style:family="text">
      <style:text-properties fo:color="#000000" style:font-name="DejaVu Sans Condensed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a933" style:font-name="DejaVu Sans Condensed" fo:font-size="10pt" style:font-size-asian="10pt" style:font-size-complex="10pt"/>
    </style:style>
    <style:style style:name="T17" style:family="text">
      <style:text-properties fo:color="#000000" style:font-name="DejaVu Sans Condensed" fo:font-size="10pt"/>
    </style:style>
    <style:style style:name="T18" style:family="text">
      <style:text-properties style:font-name="DejaVu Sans Condensed" fo:font-size="10pt" fo:font-weight="bold" style:font-weight-asian="bold" style:font-weight-complex="bold"/>
    </style:style>
    <style:style style:name="T19" style:family="text">
      <style:text-properties fo:color="#000000" style:font-name="DejaVu Sans Condensed" fo:font-size="10pt" style:font-size-asian="10pt" style:font-size-complex="10pt"/>
    </style:style>
    <style:style style:name="T20" style:family="text">
      <style:text-properties style:font-name="DejaVu Sans Condensed" fo:font-size="12pt" style:font-size-asian="12pt" style:font-size-complex="12pt"/>
    </style:style>
    <style:style style:name="T21" style:family="text">
      <style:text-properties fo:color="#acb20c" style:font-name="DejaVu Sans Condensed" fo:font-size="12pt" style:font-size-asian="12pt" style:font-size-complex="12pt"/>
    </style:style>
    <style:style style:name="T22" style:family="text">
      <style:text-properties fo:color="#f10d0c" style:font-name="DejaVu Sans Condensed" fo:font-size="12pt" style:font-size-asian="10pt" style:font-size-complex="10pt"/>
    </style:style>
    <style:style style:name="T23" style:family="text">
      <style:text-properties fo:color="#c9211e" fo:font-size="16.6000003814697pt" style:font-size-asian="12pt" style:font-size-complex="12pt"/>
    </style:style>
    <style:style style:name="T24" style:family="text">
      <style:text-properties style:use-window-font-color="true" fo:font-size="16.6000003814697pt" fo:background-color="#ffffff" style:font-size-asian="12pt" style:font-size-complex="12pt"/>
    </style:style>
    <style:style style:name="T25" style:family="text">
      <style:text-properties fo:color="#000000" fo:font-size="16.6000003814697pt" style:font-size-asian="12pt" style:font-size-complex="12pt"/>
    </style:style>
    <style:style style:name="T26" style:family="text">
      <style:text-properties fo:color="#666666" fo:font-size="16pt" style:font-size-asian="16pt" style:font-size-complex="16pt"/>
    </style:style>
    <style:style style:name="T27" style:family="text">
      <style:text-properties fo:color="#8d281e" fo:font-size="16.6000003814697pt" fo:background-color="#ffffff" style:font-size-asian="12pt" style:font-size-complex="12pt"/>
    </style:style>
    <style:style style:name="T28" style:family="text">
      <style:text-properties fo:color="#b47804" fo:font-size="16.6000003814697pt" fo:background-color="#ffffff" style:font-size-asian="12pt" style:font-size-complex="12pt"/>
    </style:style>
    <style:style style:name="T29" style:family="text">
      <style:text-properties style:use-window-font-color="true" style:font-name="DejaVu Sans Condensed" fo:font-size="10pt" fo:font-weight="bold" fo:background-color="#ffffff" style:font-size-asian="10pt" style:font-size-complex="10pt"/>
    </style:style>
    <style:style style:name="T30" style:family="text">
      <style:text-properties fo:color="#acb20c" style:font-name="DejaVu Sans Condensed" fo:font-size="10pt" fo:font-weight="bold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33cm" svg:height="3.429cm" svg:x="5.207cm" svg:y="5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05cm" svg:height="2.921cm" svg:x="22.86cm" svg:y="5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216cm" svg:height="2.813cm" svg:x="22.86cm" svg:y="12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03cm" svg:height="7.493cm" svg:x="0.816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1.844cm" svg:height="3.19cm" svg:x="5.207cm" svg:y="1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652cm" svg:height="7.094cm" svg:x="0.635cm" svg:y="13.2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795cm" svg:height="2.794cm" draw:transform="skewX (-0.00541052068118242) rotate (-0.00523598775598291) translate (11.811cm 12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3" draw:id="id13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8" draw:text-style-name="P8" draw:layer="layout" svg:width="0.669cm" svg:height="0.393cm" svg:x="21.415cm" svg:y="6.671cm" svg:viewBox="0 0 670 394" svg:d="M0 394c190 0 487-124 616-206 127-82 0-188-65-188z">
              <text:p/>
            </draw:path>
            <draw:g>
              <draw:polygon draw:style-name="gr9" draw:text-style-name="P9" draw:layer="layout" svg:width="0.388cm" svg:height="0.976cm" svg:x="21.026cm" svg:y="6.088cm" svg:viewBox="0 0 389 977" draw:points="0,752 0,0 389,225 389,977">
                <text:p/>
              </draw:polygon>
              <draw:polygon draw:style-name="gr10" draw:text-style-name="P10" draw:layer="layout" svg:width="0.55cm" svg:height="1.07cm" svg:x="21.415cm" svg:y="5.994cm" svg:viewBox="0 0 551 1071" draw:points="0,1071 0,319 551,0 551,752">
                <text:p/>
              </draw:polygon>
              <draw:polygon draw:style-name="gr11" draw:text-style-name="P11" draw:layer="layout" svg:width="0.939cm" svg:height="0.544cm" svg:x="21.026cm" svg:y="5.769cm" svg:viewBox="0 0 940 545" draw:points="389,545 0,319 551,0 940,225">
                <text:p/>
              </draw:polygon>
              <draw:polygon draw:style-name="gr12" draw:text-style-name="P12" draw:layer="layout" svg:width="0.939cm" svg:height="1.296cm" svg:x="21.026cm" svg:y="5.769cm" svg:viewBox="0 0 940 1297" draw:points="0,1071 0,319 551,0 940,225 940,977 389,1297">
                <text:p/>
              </draw:polygon>
              <draw:line draw:style-name="gr13" draw:text-style-name="P13" draw:layer="layout" svg:x1="21.35cm" svg:y1="6.877cm" svg:x2="21.091cm" svg:y2="6.727cm">
                <text:p/>
              </draw:line>
              <draw:line draw:style-name="gr14" draw:text-style-name="P13" draw:layer="layout" svg:x1="21.35cm" svg:y1="6.952cm" svg:x2="21.091cm" svg:y2="6.802cm">
                <text:p/>
              </draw:line>
              <draw:line draw:style-name="gr15" draw:text-style-name="P13" draw:layer="layout" svg:x1="21.35cm" svg:y1="6.915cm" svg:x2="21.091cm" svg:y2="6.765cm">
                <text:p/>
              </draw:line>
              <draw:polyline draw:style-name="gr16" draw:text-style-name="P13" draw:layer="layout" svg:width="0.323cm" svg:height="0.224cm" svg:x="21.058cm" svg:y="6.201cm" svg:viewBox="0 0 324 225" draw:points="324,225 0,37 0,0">
                <text:p/>
              </draw:polyline>
              <draw:polyline draw:style-name="gr17" draw:text-style-name="P13" draw:layer="layout" svg:width="0.318cm" svg:height="0.225cm" svg:x="21.064cm" svg:y="6.2cm" svg:viewBox="0 0 319 226" draw:points="319,226 319,189 0,0">
                <text:p/>
              </draw:polyline>
              <draw:polygon draw:style-name="gr18" draw:text-style-name="P14" draw:layer="layout" svg:width="0.037cm" svg:height="0.065cm" svg:x="21.178cm" svg:y="6.576cm" svg:viewBox="0 0 38 66" draw:points="0,45 0,0 38,22 38,66">
                <text:p/>
              </draw:polygon>
              <draw:line draw:style-name="gr19" draw:text-style-name="P13" draw:layer="layout" svg:x1="21.35cm" svg:y1="6.84cm" svg:x2="21.091cm" svg:y2="6.69cm">
                <text:p/>
              </draw:line>
            </draw:g>
          </draw:g>
          <draw:frame draw:style-name="gr20" draw:text-style-name="P16" draw:layer="layout" svg:width="1.985cm" svg:height="0.662cm" svg:x="20.515cm" svg:y="7.112cm">
            <draw:text-box>
              <text:p text:style-name="P15"><text:span text:style-name="T1">wgrdcs</text:span></text:p>
            </draw:text-box>
          </draw:frame>
        </draw:g>
        <draw:g xml:id="id15" draw:id="id15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21" draw:text-style-name="P17" draw:layer="layout" svg:width="0.19cm" svg:height="0.12cm" svg:x="10.819cm" svg:y="10.563cm" svg:viewBox="0 0 191 121" svg:d="M0 121c48 0 191-40 191-70s-4-51-52-51c0 30-140 30-139 121z">
                <text:p/>
              </draw:path>
              <draw:g>
                <draw:polygon draw:style-name="gr22" draw:text-style-name="P18" draw:layer="layout" svg:width="0.086cm" svg:height="0.101cm" svg:x="10.748cm" svg:y="10.583cm" svg:viewBox="0 0 87 102" draw:points="0,61 17,0 87,40 70,102">
                  <text:p/>
                </draw:polygon>
                <draw:polygon draw:style-name="gr23" draw:text-style-name="P19" draw:layer="layout" svg:width="0.191cm" svg:height="0.11cm" svg:x="10.765cm" svg:y="10.512cm" svg:viewBox="0 0 192 111" draw:points="0,71 35,40 87,10 122,0 192,40 157,51 105,81 70,111">
                  <text:p/>
                </draw:polygon>
                <draw:path draw:style-name="gr24" draw:text-style-name="P20" draw:layer="layout" svg:width="0.156cm" svg:height="0.131cm" svg:x="10.818cm" svg:y="10.553cm" svg:viewBox="0 0 157 132" svg:d="M157 41c0-62-35-41-70-20-35 20-70 20-87 111 0 0 70-41 157-91z">
                  <text:p/>
                </draw:path>
                <draw:path draw:style-name="gr25" draw:text-style-name="P21" draw:layer="layout" svg:width="0.226cm" svg:height="0.171cm" svg:x="10.748cm" svg:y="10.512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26" draw:text-style-name="P17" draw:layer="layout" svg:width="0.313cm" svg:height="0.242cm" svg:x="10.661cm" svg:y="10.077cm" svg:viewBox="0 0 314 243" svg:d="M1 243c48 0 313-10 313-101s-91-142-139-142c0 30-191 21-174 243z">
                <text:p/>
              </draw:path>
              <draw:g>
                <draw:polygon draw:style-name="gr27" draw:text-style-name="P18" draw:layer="layout" svg:width="0.174cm" svg:height="0.141cm" svg:x="10.487cm" svg:y="10.178cm" svg:viewBox="0 0 175 142" draw:points="0,40 0,0 175,102 175,142">
                  <text:p/>
                </draw:polygon>
                <draw:polygon draw:style-name="gr28" draw:text-style-name="P18" draw:layer="layout" svg:width="0.174cm" svg:height="0.171cm" svg:x="10.627cm" svg:y="10.026cm" svg:viewBox="0 0 175 172" draw:points="0,71 0,0 175,102 175,172">
                  <text:p/>
                </draw:polygon>
                <draw:polygon draw:style-name="gr29" draw:text-style-name="P19" draw:layer="layout" svg:width="0.313cm" svg:height="0.182cm" svg:x="10.487cm" svg:y="10.097cm" svg:viewBox="0 0 314 183" draw:points="0,81 140,0 314,102 175,183">
                  <text:p/>
                </draw:polygon>
                <draw:polygon draw:style-name="gr30" draw:text-style-name="P20" draw:layer="layout" svg:width="0.174cm" svg:height="0.171cm" svg:x="10.661cm" svg:y="10.147cm" svg:viewBox="0 0 175 172" draw:points="0,172 0,132 140,51 140,0 175,21 175,71">
                  <text:p/>
                </draw:polygon>
                <draw:polygon draw:style-name="gr31" draw:text-style-name="P18" draw:layer="layout" svg:width="0.557cm" svg:height="0.769cm" svg:x="10.295cm" svg:y="9.409cm" svg:viewBox="0 0 558 770" draw:points="0,446 0,0 558,324 558,770">
                  <text:p/>
                </draw:polygon>
                <draw:polygon draw:style-name="gr32" draw:text-style-name="P22" draw:layer="layout" svg:width="0.522cm" svg:height="0.708cm" svg:x="10.312cm" svg:y="9.439cm" svg:viewBox="0 0 523 709" draw:points="0,406 0,0 523,304 523,709">
                  <text:p/>
                </draw:polygon>
                <draw:polygon draw:style-name="gr33" draw:text-style-name="P19" draw:layer="layout" svg:width="0.592cm" svg:height="0.343cm" svg:x="10.295cm" svg:y="9.388cm" svg:viewBox="0 0 593 344" draw:points="558,344 0,21 35,0 593,324">
                  <text:p/>
                </draw:polygon>
                <draw:polygon draw:style-name="gr34" draw:text-style-name="P20" draw:layer="layout" svg:width="0.034cm" svg:height="0.465cm" svg:x="10.853cm" svg:y="9.711cm" svg:viewBox="0 0 35 466" draw:points="0,466 0,21 35,0 35,446">
                  <text:p/>
                </draw:polygon>
                <draw:polygon draw:style-name="gr35" draw:text-style-name="P21" draw:layer="layout" svg:width="0.592cm" svg:height="0.93cm" svg:x="10.295cm" svg:y="9.388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36" draw:text-style-name="P17" draw:layer="layout" svg:width="0.226cm" svg:height="0.12cm" svg:x="10.591cm" svg:y="10.451cm" svg:viewBox="0 0 227 121" svg:d="M1 121c48 0 226-50 226-81 0-30-4-40-52-40 0 30-191 21-174 121z">
                <text:p/>
              </draw:path>
              <draw:g>
                <draw:polygon draw:style-name="gr37" draw:text-style-name="P19" draw:layer="layout" svg:width="0.749cm" svg:height="0.435cm" svg:x="10.033cm" svg:y="10.107cm" svg:viewBox="0 0 750 436" draw:points="558,436 0,111 192,0 750,324">
                  <text:p/>
                </draw:polygon>
                <draw:polygon draw:style-name="gr38" draw:text-style-name="P23" draw:layer="layout" svg:width="0.505cm" svg:height="0.293cm" svg:x="10.086cm" svg:y="10.138cm" svg:viewBox="0 0 506 294" draw:points="0,81 140,0 506,213 366,294">
                  <text:p/>
                </draw:polygon>
                <draw:polygon draw:style-name="gr39" draw:text-style-name="P23" draw:layer="layout" svg:width="0.244cm" svg:height="0.141cm" svg:x="10.487cm" svg:y="10.37cm" svg:viewBox="0 0 245 142" draw:points="0,81 140,0 245,61 105,142">
                  <text:p/>
                </draw:polygon>
                <draw:polygon draw:style-name="gr40" draw:text-style-name="P20" draw:layer="layout" svg:width="0.191cm" svg:height="0.151cm" svg:x="10.592cm" svg:y="10.431cm" svg:viewBox="0 0 192 152" draw:points="0,152 0,111 192,0 192,40">
                  <text:p/>
                </draw:polygon>
                <draw:line draw:style-name="gr41" draw:text-style-name="P24" draw:layer="layout" svg:x1="10.121cm" svg:y1="10.198cm" svg:x2="10.487cm" svg:y2="10.411cm">
                  <text:p/>
                </draw:line>
                <draw:line draw:style-name="gr42" draw:text-style-name="P24" draw:layer="layout" svg:x1="10.156cm" svg:y1="10.178cm" svg:x2="10.522cm" svg:y2="10.391cm">
                  <text:p/>
                </draw:line>
                <draw:line draw:style-name="gr43" draw:text-style-name="P24" draw:layer="layout" svg:x1="10.191cm" svg:y1="10.158cm" svg:x2="10.557cm" svg:y2="10.371cm">
                  <text:p/>
                </draw:line>
                <draw:line draw:style-name="gr44" draw:text-style-name="P24" draw:layer="layout" svg:x1="10.522cm" svg:y1="10.351cm" svg:x2="10.557cm" svg:y2="10.33cm">
                  <text:p/>
                </draw:line>
                <draw:line draw:style-name="gr45" draw:text-style-name="P24" draw:layer="layout" svg:x1="10.487cm" svg:y1="10.331cm" svg:x2="10.522cm" svg:y2="10.31cm">
                  <text:p/>
                </draw:line>
                <draw:line draw:style-name="gr46" draw:text-style-name="P24" draw:layer="layout" svg:x1="10.452cm" svg:y1="10.31cm" svg:x2="10.487cm" svg:y2="10.289cm">
                  <text:p/>
                </draw:line>
                <draw:line draw:style-name="gr47" draw:text-style-name="P24" draw:layer="layout" svg:x1="10.469cm" svg:y1="10.361cm" svg:x2="10.504cm" svg:y2="10.34cm">
                  <text:p/>
                </draw:line>
                <draw:line draw:style-name="gr48" draw:text-style-name="P24" draw:layer="layout" svg:x1="10.434cm" svg:y1="10.34cm" svg:x2="10.469cm" svg:y2="10.319cm">
                  <text:p/>
                </draw:line>
                <draw:line draw:style-name="gr49" draw:text-style-name="P24" draw:layer="layout" svg:x1="10.399cm" svg:y1="10.321cm" svg:x2="10.434cm" svg:y2="10.3cm">
                  <text:p/>
                </draw:line>
                <draw:line draw:style-name="gr50" draw:text-style-name="P24" draw:layer="layout" svg:x1="10.417cm" svg:y1="10.289cm" svg:x2="10.452cm" svg:y2="10.268cm">
                  <text:p/>
                </draw:line>
                <draw:line draw:style-name="gr51" draw:text-style-name="P24" draw:layer="layout" svg:x1="10.364cm" svg:y1="10.3cm" svg:x2="10.399cm" svg:y2="10.279cm">
                  <text:p/>
                </draw:line>
                <draw:line draw:style-name="gr52" draw:text-style-name="P24" draw:layer="layout" svg:x1="10.382cm" svg:y1="10.27cm" svg:x2="10.417cm" svg:y2="10.249cm">
                  <text:p/>
                </draw:line>
                <draw:line draw:style-name="gr53" draw:text-style-name="P24" draw:layer="layout" svg:x1="10.347cm" svg:y1="10.249cm" svg:x2="10.382cm" svg:y2="10.228cm">
                  <text:p/>
                </draw:line>
                <draw:line draw:style-name="gr54" draw:text-style-name="P24" draw:layer="layout" svg:x1="10.312cm" svg:y1="10.229cm" svg:x2="10.347cm" svg:y2="10.208cm">
                  <text:p/>
                </draw:line>
                <draw:line draw:style-name="gr55" draw:text-style-name="P24" draw:layer="layout" svg:x1="10.329cm" svg:y1="10.28cm" svg:x2="10.364cm" svg:y2="10.259cm">
                  <text:p/>
                </draw:line>
                <draw:line draw:style-name="gr56" draw:text-style-name="P24" draw:layer="layout" svg:x1="10.295cm" svg:y1="10.259cm" svg:x2="10.33cm" svg:y2="10.238cm">
                  <text:p/>
                </draw:line>
                <draw:line draw:style-name="gr57" draw:text-style-name="P24" draw:layer="layout" svg:x1="10.261cm" svg:y1="10.24cm" svg:x2="10.296cm" svg:y2="10.219cm">
                  <text:p/>
                </draw:line>
                <draw:line draw:style-name="gr58" draw:text-style-name="P24" draw:layer="layout" svg:x1="10.278cm" svg:y1="10.21cm" svg:x2="10.313cm" svg:y2="10.189cm">
                  <text:p/>
                </draw:line>
                <draw:line draw:style-name="gr59" draw:text-style-name="P24" draw:layer="layout" svg:x1="10.226cm" svg:y1="10.219cm" svg:x2="10.261cm" svg:y2="10.198cm">
                  <text:p/>
                </draw:line>
                <draw:line draw:style-name="gr60" draw:text-style-name="P24" draw:layer="layout" svg:x1="10.243cm" svg:y1="10.189cm" svg:x2="10.278cm" svg:y2="10.168cm">
                  <text:p/>
                </draw:line>
                <draw:line draw:style-name="gr61" draw:text-style-name="P24" draw:layer="layout" svg:x1="10.208cm" svg:y1="10.168cm" svg:x2="10.243cm" svg:y2="10.147cm">
                  <text:p/>
                </draw:line>
                <draw:line draw:style-name="gr62" draw:text-style-name="P24" draw:layer="layout" svg:x1="10.191cm" svg:y1="10.199cm" svg:x2="10.226cm" svg:y2="10.178cm">
                  <text:p/>
                </draw:line>
                <draw:line draw:style-name="gr63" draw:text-style-name="P24" draw:layer="layout" svg:x1="10.417cm" svg:y1="10.371cm" svg:x2="10.452cm" svg:y2="10.35cm">
                  <text:p/>
                </draw:line>
                <draw:line draw:style-name="gr64" draw:text-style-name="P24" draw:layer="layout" svg:x1="10.382cm" svg:y1="10.351cm" svg:x2="10.417cm" svg:y2="10.33cm">
                  <text:p/>
                </draw:line>
                <draw:line draw:style-name="gr65" draw:text-style-name="P24" draw:layer="layout" svg:x1="10.347cm" svg:y1="10.331cm" svg:x2="10.382cm" svg:y2="10.31cm">
                  <text:p/>
                </draw:line>
                <draw:line draw:style-name="gr66" draw:text-style-name="P24" draw:layer="layout" svg:x1="10.329cm" svg:y1="10.361cm" svg:x2="10.364cm" svg:y2="10.34cm">
                  <text:p/>
                </draw:line>
                <draw:line draw:style-name="gr67" draw:text-style-name="P24" draw:layer="layout" svg:x1="10.295cm" svg:y1="10.34cm" svg:x2="10.33cm" svg:y2="10.319cm">
                  <text:p/>
                </draw:line>
                <draw:line draw:style-name="gr68" draw:text-style-name="P24" draw:layer="layout" svg:x1="10.312cm" svg:y1="10.31cm" svg:x2="10.347cm" svg:y2="10.289cm">
                  <text:p/>
                </draw:line>
                <draw:line draw:style-name="gr69" draw:text-style-name="P24" draw:layer="layout" svg:x1="10.278cm" svg:y1="10.289cm" svg:x2="10.313cm" svg:y2="10.268cm">
                  <text:p/>
                </draw:line>
                <draw:line draw:style-name="gr70" draw:text-style-name="P24" draw:layer="layout" svg:x1="10.243cm" svg:y1="10.27cm" svg:x2="10.278cm" svg:y2="10.249cm">
                  <text:p/>
                </draw:line>
                <draw:line draw:style-name="gr71" draw:text-style-name="P24" draw:layer="layout" svg:x1="10.208cm" svg:y1="10.249cm" svg:x2="10.243cm" svg:y2="10.228cm">
                  <text:p/>
                </draw:line>
                <draw:line draw:style-name="gr72" draw:text-style-name="P24" draw:layer="layout" svg:x1="10.156cm" svg:y1="10.259cm" svg:x2="10.191cm" svg:y2="10.238cm">
                  <text:p/>
                </draw:line>
                <draw:line draw:style-name="gr73" draw:text-style-name="P24" draw:layer="layout" svg:x1="10.173cm" svg:y1="10.229cm" svg:x2="10.208cm" svg:y2="10.208cm">
                  <text:p/>
                </draw:line>
                <draw:line draw:style-name="gr74" draw:text-style-name="P24" draw:layer="layout" svg:x1="10.121cm" svg:y1="10.24cm" svg:x2="10.156cm" svg:y2="10.219cm">
                  <text:p/>
                </draw:line>
                <draw:line draw:style-name="gr75" draw:text-style-name="P24" draw:layer="layout" svg:x1="10.399cm" svg:y1="10.402cm" svg:x2="10.434cm" svg:y2="10.381cm">
                  <text:p/>
                </draw:line>
                <draw:line draw:style-name="gr76" draw:text-style-name="P24" draw:layer="layout" svg:x1="10.364cm" svg:y1="10.381cm" svg:x2="10.399cm" svg:y2="10.36cm">
                  <text:p/>
                </draw:line>
                <draw:line draw:style-name="gr77" draw:text-style-name="P24" draw:layer="layout" svg:x1="10.522cm" svg:y1="10.472cm" svg:x2="10.662cm" svg:y2="10.391cm">
                  <text:p/>
                </draw:line>
                <draw:line draw:style-name="gr78" draw:text-style-name="P24" draw:layer="layout" svg:x1="10.557cm" svg:y1="10.492cm" svg:x2="10.697cm" svg:y2="10.411cm">
                  <text:p/>
                </draw:line>
                <draw:line draw:style-name="gr79" draw:text-style-name="P24" draw:layer="layout" svg:x1="10.592cm" svg:y1="10.391cm" svg:x2="10.697cm" svg:y2="10.452cm">
                  <text:p/>
                </draw:line>
                <draw:line draw:style-name="gr80" draw:text-style-name="P24" draw:layer="layout" svg:x1="10.557cm" svg:y1="10.411cm" svg:x2="10.662cm" svg:y2="10.472cm">
                  <text:p/>
                </draw:line>
                <draw:line draw:style-name="gr81" draw:text-style-name="P24" draw:layer="layout" svg:x1="10.522cm" svg:y1="10.431cm" svg:x2="10.592cm" svg:y2="10.471cm">
                  <text:p/>
                </draw:line>
                <draw:polygon draw:style-name="gr82" draw:text-style-name="P18" draw:layer="layout" svg:width="0.557cm" svg:height="0.364cm" svg:x="10.033cm" svg:y="10.219cm" svg:viewBox="0 0 558 365" draw:points="0,40 0,0 558,324 558,365">
                  <text:p/>
                </draw:polygon>
                <draw:polygon draw:style-name="gr83" draw:text-style-name="P21" draw:layer="layout" svg:width="0.749cm" svg:height="0.475cm" svg:x="10.033cm" svg:y="10.107cm" svg:viewBox="0 0 750 476" draw:points="192,0 750,324 750,365 558,476 0,152 0,111">
                  <text:p/>
                </draw:polygon>
              </draw:g>
            </draw:g>
          </draw:g>
          <draw:frame draw:style-name="gr84" draw:text-style-name="P25" draw:layer="layout" svg:width="1.985cm" svg:height="1.073cm" svg:x="9.548cm" svg:y="10.705cm">
            <draw:text-box>
              <text:p text:style-name="P15"><text:span text:style-name="T2">tcs</text:span></text:p>
              <text:p text:style-name="P15"><text:span text:style-name="T3">w2p2tcs</text:span></text:p>
            </draw:text-box>
          </draw:frame>
        </draw:g>
        <draw:g xml:id="id22" draw:id="id22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85" draw:text-style-name="P8" draw:layer="layout" svg:width="0.669cm" svg:height="0.393cm" svg:x="12.617cm" svg:y="6.667cm" svg:viewBox="0 0 670 394" svg:d="M0 394c190 0 487-124 616-206 127-82 0-188-65-188z">
              <text:p/>
            </draw:path>
            <draw:g>
              <draw:polygon draw:style-name="gr86" draw:text-style-name="P9" draw:layer="layout" svg:width="0.388cm" svg:height="0.976cm" svg:x="12.228cm" svg:y="6.084cm" svg:viewBox="0 0 389 977" draw:points="0,752 0,0 389,225 389,977">
                <text:p/>
              </draw:polygon>
              <draw:polygon draw:style-name="gr87" draw:text-style-name="P10" draw:layer="layout" svg:width="0.55cm" svg:height="1.07cm" svg:x="12.617cm" svg:y="5.99cm" svg:viewBox="0 0 551 1071" draw:points="0,1071 0,319 551,0 551,752">
                <text:p/>
              </draw:polygon>
              <draw:polygon draw:style-name="gr88" draw:text-style-name="P11" draw:layer="layout" svg:width="0.939cm" svg:height="0.544cm" svg:x="12.228cm" svg:y="5.765cm" svg:viewBox="0 0 940 545" draw:points="389,545 0,319 551,0 940,225">
                <text:p/>
              </draw:polygon>
              <draw:polygon draw:style-name="gr89" draw:text-style-name="P12" draw:layer="layout" svg:width="0.939cm" svg:height="1.296cm" svg:x="12.228cm" svg:y="5.765cm" svg:viewBox="0 0 940 1297" draw:points="0,1071 0,319 551,0 940,225 940,977 389,1297">
                <text:p/>
              </draw:polygon>
              <draw:line draw:style-name="gr90" draw:text-style-name="P13" draw:layer="layout" svg:x1="12.552cm" svg:y1="6.873cm" svg:x2="12.293cm" svg:y2="6.723cm">
                <text:p/>
              </draw:line>
              <draw:line draw:style-name="gr91" draw:text-style-name="P13" draw:layer="layout" svg:x1="12.552cm" svg:y1="6.948cm" svg:x2="12.293cm" svg:y2="6.798cm">
                <text:p/>
              </draw:line>
              <draw:line draw:style-name="gr92" draw:text-style-name="P13" draw:layer="layout" svg:x1="12.552cm" svg:y1="6.911cm" svg:x2="12.293cm" svg:y2="6.761cm">
                <text:p/>
              </draw:line>
              <draw:polyline draw:style-name="gr93" draw:text-style-name="P13" draw:layer="layout" svg:width="0.323cm" svg:height="0.224cm" svg:x="12.26cm" svg:y="6.197cm" svg:viewBox="0 0 324 225" draw:points="324,225 0,37 0,0">
                <text:p/>
              </draw:polyline>
              <draw:polyline draw:style-name="gr94" draw:text-style-name="P13" draw:layer="layout" svg:width="0.318cm" svg:height="0.225cm" svg:x="12.266cm" svg:y="6.196cm" svg:viewBox="0 0 319 226" draw:points="319,226 319,189 0,0">
                <text:p/>
              </draw:polyline>
              <draw:polygon draw:style-name="gr95" draw:text-style-name="P14" draw:layer="layout" svg:width="0.037cm" svg:height="0.065cm" svg:x="12.38cm" svg:y="6.572cm" svg:viewBox="0 0 38 66" draw:points="0,45 0,0 38,22 38,66">
                <text:p/>
              </draw:polygon>
              <draw:line draw:style-name="gr96" draw:text-style-name="P13" draw:layer="layout" svg:x1="12.552cm" svg:y1="6.836cm" svg:x2="12.293cm" svg:y2="6.686cm">
                <text:p/>
              </draw:line>
            </draw:g>
          </draw:g>
          <draw:frame draw:style-name="gr97" draw:text-style-name="P26" draw:layer="layout" svg:width="1.985cm" svg:height="0.687cm" svg:x="11.68cm" svg:y="7.114cm">
            <draw:text-box>
              <text:p text:style-name="P15"><text:span text:style-name="T4">w2p2tcs</text:span></text:p>
            </draw:text-box>
          </draw:frame>
        </draw:g>
        <draw:g xml:id="id2" draw:id="id2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98" draw:text-style-name="P8" draw:layer="layout" svg:width="0.59cm" svg:height="0.476cm" svg:x="10.994cm" svg:y="6.615cm" svg:viewBox="0 0 591 477" svg:d="M0 477c90 0 591-191 591-286 0-96-238-191-329-191 0 57-262 400-262 477z">
              <text:p/>
            </draw:path>
            <draw:g>
              <draw:polygon draw:style-name="gr99" draw:text-style-name="P11" draw:layer="layout" svg:width="1.64cm" svg:height="0.952cm" svg:x="9.78cm" svg:y="5.796cm" svg:viewBox="0 0 1641 953" draw:points="1148,953 0,286 492,0 1641,667">
                <text:p/>
              </draw:polygon>
              <draw:polygon draw:style-name="gr100" draw:text-style-name="P9" draw:layer="layout" svg:width="1.147cm" svg:height="0.971cm" svg:x="9.78cm" svg:y="6.082cm" svg:viewBox="0 0 1148 972" draw:points="0,305 0,0 1148,667 1148,972">
                <text:p/>
              </draw:polygon>
              <draw:polygon draw:style-name="gr101" draw:text-style-name="P10" draw:layer="layout" svg:width="0.491cm" svg:height="0.59cm" svg:x="10.928cm" svg:y="6.463cm" svg:viewBox="0 0 492 591" draw:points="0,591 0,286 492,0 492,305">
                <text:p/>
              </draw:polygon>
              <draw:polygon draw:style-name="gr102" draw:text-style-name="P9" draw:layer="layout" svg:width="0.065cm" svg:height="0.342cm" svg:x="9.714cm" svg:y="6.044cm" svg:viewBox="0 0 66 343" draw:points="0,305 0,0 66,38 66,343">
                <text:p/>
              </draw:polygon>
              <draw:polygon draw:style-name="gr103" draw:text-style-name="P27" draw:layer="layout" svg:width="0.065cm" svg:height="0.342cm" svg:x="10.928cm" svg:y="6.749cm" svg:viewBox="0 0 66 343" draw:points="0,305 0,0 66,38 66,343">
                <text:p/>
              </draw:polygon>
              <draw:polygon draw:style-name="gr104" draw:text-style-name="P12" draw:layer="layout" svg:width="1.706cm" svg:height="1.296cm" svg:x="9.714cm" svg:y="5.796cm" svg:viewBox="0 0 1707 1297" draw:points="0,553 0,248 66,286 558,0 1707,667 1707,972 1280,1220 1280,1297">
                <text:p/>
              </draw:polygon>
              <draw:polygon draw:style-name="gr105" draw:text-style-name="P28" draw:layer="layout" svg:width="0.032cm" svg:height="0.056cm" svg:x="10.174cm" svg:y="6.54cm" svg:viewBox="0 0 33 57" draw:points="0,38 0,0 33,19 33,57">
                <text:p/>
              </draw:polygon>
              <draw:polygon draw:style-name="gr106" draw:text-style-name="P28" draw:layer="layout" svg:width="0.032cm" svg:height="0.056cm" svg:x="10.272cm" svg:y="6.597cm" svg:viewBox="0 0 33 57" draw:points="0,38 0,0 33,19 33,57">
                <text:p/>
              </draw:polygon>
              <draw:polygon draw:style-name="gr107" draw:text-style-name="P28" draw:layer="layout" svg:width="0.032cm" svg:height="0.056cm" svg:x="10.338cm" svg:y="6.635cm" svg:viewBox="0 0 33 57" draw:points="0,38 0,0 33,19 33,57">
                <text:p/>
              </draw:polygon>
              <draw:polygon draw:style-name="gr108" draw:text-style-name="P28" draw:layer="layout" svg:width="0.032cm" svg:height="0.056cm" svg:x="10.404cm" svg:y="6.672cm" svg:viewBox="0 0 33 57" draw:points="0,38 0,0 33,19 33,57">
                <text:p/>
              </draw:polygon>
              <draw:polygon draw:style-name="gr109" draw:text-style-name="P28" draw:layer="layout" svg:width="0.032cm" svg:height="0.056cm" svg:x="10.469cm" svg:y="6.711cm" svg:viewBox="0 0 33 57" draw:points="0,38 0,0 33,19 33,57">
                <text:p/>
              </draw:polygon>
              <draw:polygon draw:style-name="gr110" draw:text-style-name="P28" draw:layer="layout" svg:width="0.164cm" svg:height="0.133cm" svg:x="10.732cm" svg:y="6.863cm" svg:viewBox="0 0 165 134" draw:points="0,38 0,0 165,95 165,134">
                <text:p/>
              </draw:polygon>
              <draw:polygon draw:style-name="gr111" draw:text-style-name="P28" draw:layer="layout" svg:width="0.164cm" svg:height="0.133cm" svg:x="10.534cm" svg:y="6.749cm" svg:viewBox="0 0 165 134" draw:points="0,38 0,0 165,95 165,134">
                <text:p/>
              </draw:polygon>
              <draw:polygon draw:style-name="gr112" draw:text-style-name="P29" draw:layer="layout" svg:width="0.196cm" svg:height="0.19cm" svg:x="10.699cm" svg:y="6.692cm" svg:viewBox="0 0 197 191" draw:points="0,76 0,0 197,114 197,191">
                <text:p/>
              </draw:polygon>
              <draw:polygon draw:style-name="gr113" draw:text-style-name="P28" draw:layer="layout" svg:width="0.032cm" svg:height="0.056cm" svg:x="10.831cm" svg:y="6.845cm" svg:viewBox="0 0 33 57" draw:points="0,38 0,0 33,19 33,57">
                <text:p/>
              </draw:polygon>
              <draw:polygon draw:style-name="gr114" draw:text-style-name="P28" draw:layer="layout" svg:width="0.032cm" svg:height="0.056cm" svg:x="10.798cm" svg:y="6.825cm" svg:viewBox="0 0 33 57" draw:points="0,38 0,0 33,19 33,57">
                <text:p/>
              </draw:polygon>
              <draw:polygon draw:style-name="gr115" draw:text-style-name="P28" draw:layer="layout" svg:width="0.032cm" svg:height="0.056cm" svg:x="10.765cm" svg:y="6.806cm" svg:viewBox="0 0 33 57" draw:points="0,38 0,0 33,19 33,57">
                <text:p/>
              </draw:polygon>
              <draw:polygon draw:style-name="gr116" draw:text-style-name="P28" draw:layer="layout" svg:width="0.032cm" svg:height="0.056cm" svg:x="10.732cm" svg:y="6.787cm" svg:viewBox="0 0 33 57" draw:points="0,38 0,0 33,19 33,57">
                <text:p/>
              </draw:polygon>
              <draw:polygon draw:style-name="gr117" draw:text-style-name="P29" draw:layer="layout" svg:width="0.196cm" svg:height="0.19cm" svg:x="10.469cm" svg:y="6.558cm" svg:viewBox="0 0 197 191" draw:points="0,76 0,0 197,114 197,191">
                <text:p/>
              </draw:polygon>
              <draw:polygon draw:style-name="gr118" draw:text-style-name="P28" draw:layer="layout" svg:width="0.032cm" svg:height="0.056cm" svg:x="10.6cm" svg:y="6.711cm" svg:viewBox="0 0 33 57" draw:points="0,38 0,0 33,19 33,57">
                <text:p/>
              </draw:polygon>
              <draw:polygon draw:style-name="gr119" draw:text-style-name="P28" draw:layer="layout" svg:width="0.032cm" svg:height="0.056cm" svg:x="10.567cm" svg:y="6.692cm" svg:viewBox="0 0 33 57" draw:points="0,38 0,0 33,19 33,57">
                <text:p/>
              </draw:polygon>
              <draw:polygon draw:style-name="gr120" draw:text-style-name="P28" draw:layer="layout" svg:width="0.032cm" svg:height="0.056cm" svg:x="10.534cm" svg:y="6.672cm" svg:viewBox="0 0 33 57" draw:points="0,38 0,0 33,19 33,57">
                <text:p/>
              </draw:polygon>
              <draw:polygon draw:style-name="gr121" draw:text-style-name="P28" draw:layer="layout" svg:width="0.032cm" svg:height="0.056cm" svg:x="10.502cm" svg:y="6.654cm" svg:viewBox="0 0 33 57" draw:points="0,38 0,0 33,19 33,57">
                <text:p/>
              </draw:polygon>
            </draw:g>
          </draw:g>
          <draw:frame draw:style-name="gr84" draw:text-style-name="P30" draw:layer="layout" svg:width="1.985cm" svg:height="1.073cm" svg:x="9.496cm" svg:y="7.093cm">
            <draw:text-box>
              <text:p text:style-name="P15"><text:span text:style-name="T4">vxte2p2</text:span></text:p>
              <text:p text:style-name="P15"><text:span text:style-name="T5">lte2p2</text:span></text:p>
            </draw:text-box>
          </draw:frame>
        </draw:g>
        <draw:g xml:id="id17" draw:id="id17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122" draw:text-style-name="P31" draw:layer="layout" svg:width="0.19cm" svg:height="0.12cm" svg:x="12.951cm" svg:y="10.563cm" svg:viewBox="0 0 191 121" svg:d="M0 121c48 0 191-40 191-70s-4-51-52-51c0 30-140 30-139 121z">
                <text:p/>
              </draw:path>
              <draw:g>
                <draw:polygon draw:style-name="gr123" draw:text-style-name="P32" draw:layer="layout" svg:width="0.086cm" svg:height="0.101cm" svg:x="12.88cm" svg:y="10.583cm" svg:viewBox="0 0 87 102" draw:points="0,61 17,0 87,40 70,102">
                  <text:p/>
                </draw:polygon>
                <draw:polygon draw:style-name="gr124" draw:text-style-name="P33" draw:layer="layout" svg:width="0.191cm" svg:height="0.11cm" svg:x="12.897cm" svg:y="10.512cm" svg:viewBox="0 0 192 111" draw:points="0,71 35,40 87,10 122,0 192,40 157,51 105,81 70,111">
                  <text:p/>
                </draw:polygon>
                <draw:path draw:style-name="gr125" draw:text-style-name="P34" draw:layer="layout" svg:width="0.156cm" svg:height="0.131cm" svg:x="12.95cm" svg:y="10.553cm" svg:viewBox="0 0 157 132" svg:d="M157 41c0-62-35-41-70-20-35 20-70 20-87 111 0 0 70-41 157-91z">
                  <text:p/>
                </draw:path>
                <draw:path draw:style-name="gr126" draw:text-style-name="P35" draw:layer="layout" svg:width="0.226cm" svg:height="0.171cm" svg:x="12.88cm" svg:y="10.512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127" draw:text-style-name="P31" draw:layer="layout" svg:width="0.313cm" svg:height="0.242cm" svg:x="12.793cm" svg:y="10.077cm" svg:viewBox="0 0 314 243" svg:d="M1 243c48 0 313-10 313-101s-91-142-139-142c0 30-191 21-174 243z">
                <text:p/>
              </draw:path>
              <draw:g>
                <draw:polygon draw:style-name="gr128" draw:text-style-name="P32" draw:layer="layout" svg:width="0.174cm" svg:height="0.141cm" svg:x="12.619cm" svg:y="10.178cm" svg:viewBox="0 0 175 142" draw:points="0,40 0,0 175,102 175,142">
                  <text:p/>
                </draw:polygon>
                <draw:polygon draw:style-name="gr129" draw:text-style-name="P32" draw:layer="layout" svg:width="0.174cm" svg:height="0.171cm" svg:x="12.759cm" svg:y="10.026cm" svg:viewBox="0 0 175 172" draw:points="0,71 0,0 175,102 175,172">
                  <text:p/>
                </draw:polygon>
                <draw:polygon draw:style-name="gr130" draw:text-style-name="P33" draw:layer="layout" svg:width="0.313cm" svg:height="0.182cm" svg:x="12.619cm" svg:y="10.097cm" svg:viewBox="0 0 314 183" draw:points="0,81 140,0 314,102 175,183">
                  <text:p/>
                </draw:polygon>
                <draw:polygon draw:style-name="gr131" draw:text-style-name="P34" draw:layer="layout" svg:width="0.174cm" svg:height="0.171cm" svg:x="12.793cm" svg:y="10.147cm" svg:viewBox="0 0 175 172" draw:points="0,172 0,132 140,51 140,0 175,21 175,71">
                  <text:p/>
                </draw:polygon>
                <draw:polygon draw:style-name="gr132" draw:text-style-name="P32" draw:layer="layout" svg:width="0.557cm" svg:height="0.769cm" svg:x="12.427cm" svg:y="9.409cm" svg:viewBox="0 0 558 770" draw:points="0,446 0,0 558,324 558,770">
                  <text:p/>
                </draw:polygon>
                <draw:polygon draw:style-name="gr133" draw:text-style-name="P36" draw:layer="layout" svg:width="0.522cm" svg:height="0.708cm" svg:x="12.444cm" svg:y="9.439cm" svg:viewBox="0 0 523 709" draw:points="0,406 0,0 523,304 523,709">
                  <text:p/>
                </draw:polygon>
                <draw:polygon draw:style-name="gr134" draw:text-style-name="P33" draw:layer="layout" svg:width="0.592cm" svg:height="0.343cm" svg:x="12.427cm" svg:y="9.388cm" svg:viewBox="0 0 593 344" draw:points="558,344 0,21 35,0 593,324">
                  <text:p/>
                </draw:polygon>
                <draw:polygon draw:style-name="gr135" draw:text-style-name="P34" draw:layer="layout" svg:width="0.034cm" svg:height="0.465cm" svg:x="12.985cm" svg:y="9.711cm" svg:viewBox="0 0 35 466" draw:points="0,466 0,21 35,0 35,446">
                  <text:p/>
                </draw:polygon>
                <draw:polygon draw:style-name="gr136" draw:text-style-name="P35" draw:layer="layout" svg:width="0.592cm" svg:height="0.93cm" svg:x="12.427cm" svg:y="9.388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137" draw:text-style-name="P31" draw:layer="layout" svg:width="0.226cm" svg:height="0.12cm" svg:x="12.723cm" svg:y="10.451cm" svg:viewBox="0 0 227 121" svg:d="M1 121c48 0 226-50 226-81 0-30-4-40-52-40 0 30-191 21-174 121z">
                <text:p/>
              </draw:path>
              <draw:g>
                <draw:polygon draw:style-name="gr138" draw:text-style-name="P33" draw:layer="layout" svg:width="0.749cm" svg:height="0.435cm" svg:x="12.165cm" svg:y="10.107cm" svg:viewBox="0 0 750 436" draw:points="558,436 0,111 192,0 750,324">
                  <text:p/>
                </draw:polygon>
                <draw:polygon draw:style-name="gr139" draw:text-style-name="P37" draw:layer="layout" svg:width="0.505cm" svg:height="0.293cm" svg:x="12.218cm" svg:y="10.138cm" svg:viewBox="0 0 506 294" draw:points="0,81 140,0 506,213 366,294">
                  <text:p/>
                </draw:polygon>
                <draw:polygon draw:style-name="gr140" draw:text-style-name="P37" draw:layer="layout" svg:width="0.244cm" svg:height="0.141cm" svg:x="12.619cm" svg:y="10.37cm" svg:viewBox="0 0 245 142" draw:points="0,81 140,0 245,61 105,142">
                  <text:p/>
                </draw:polygon>
                <draw:polygon draw:style-name="gr141" draw:text-style-name="P34" draw:layer="layout" svg:width="0.191cm" svg:height="0.151cm" svg:x="12.724cm" svg:y="10.431cm" svg:viewBox="0 0 192 152" draw:points="0,152 0,111 192,0 192,40">
                  <text:p/>
                </draw:polygon>
                <draw:line draw:style-name="gr142" draw:text-style-name="P38" draw:layer="layout" svg:x1="12.253cm" svg:y1="10.198cm" svg:x2="12.619cm" svg:y2="10.411cm">
                  <text:p/>
                </draw:line>
                <draw:line draw:style-name="gr143" draw:text-style-name="P38" draw:layer="layout" svg:x1="12.288cm" svg:y1="10.178cm" svg:x2="12.654cm" svg:y2="10.391cm">
                  <text:p/>
                </draw:line>
                <draw:line draw:style-name="gr144" draw:text-style-name="P38" draw:layer="layout" svg:x1="12.323cm" svg:y1="10.158cm" svg:x2="12.689cm" svg:y2="10.371cm">
                  <text:p/>
                </draw:line>
                <draw:line draw:style-name="gr145" draw:text-style-name="P38" draw:layer="layout" svg:x1="12.654cm" svg:y1="10.351cm" svg:x2="12.689cm" svg:y2="10.33cm">
                  <text:p/>
                </draw:line>
                <draw:line draw:style-name="gr146" draw:text-style-name="P38" draw:layer="layout" svg:x1="12.619cm" svg:y1="10.331cm" svg:x2="12.654cm" svg:y2="10.31cm">
                  <text:p/>
                </draw:line>
                <draw:line draw:style-name="gr147" draw:text-style-name="P38" draw:layer="layout" svg:x1="12.584cm" svg:y1="10.31cm" svg:x2="12.619cm" svg:y2="10.289cm">
                  <text:p/>
                </draw:line>
                <draw:line draw:style-name="gr148" draw:text-style-name="P38" draw:layer="layout" svg:x1="12.601cm" svg:y1="10.361cm" svg:x2="12.636cm" svg:y2="10.34cm">
                  <text:p/>
                </draw:line>
                <draw:line draw:style-name="gr149" draw:text-style-name="P38" draw:layer="layout" svg:x1="12.566cm" svg:y1="10.34cm" svg:x2="12.601cm" svg:y2="10.319cm">
                  <text:p/>
                </draw:line>
                <draw:line draw:style-name="gr150" draw:text-style-name="P38" draw:layer="layout" svg:x1="12.531cm" svg:y1="10.321cm" svg:x2="12.566cm" svg:y2="10.3cm">
                  <text:p/>
                </draw:line>
                <draw:line draw:style-name="gr151" draw:text-style-name="P38" draw:layer="layout" svg:x1="12.549cm" svg:y1="10.289cm" svg:x2="12.584cm" svg:y2="10.268cm">
                  <text:p/>
                </draw:line>
                <draw:line draw:style-name="gr152" draw:text-style-name="P38" draw:layer="layout" svg:x1="12.496cm" svg:y1="10.3cm" svg:x2="12.531cm" svg:y2="10.279cm">
                  <text:p/>
                </draw:line>
                <draw:line draw:style-name="gr153" draw:text-style-name="P38" draw:layer="layout" svg:x1="12.514cm" svg:y1="10.27cm" svg:x2="12.549cm" svg:y2="10.249cm">
                  <text:p/>
                </draw:line>
                <draw:line draw:style-name="gr154" draw:text-style-name="P38" draw:layer="layout" svg:x1="12.479cm" svg:y1="10.249cm" svg:x2="12.514cm" svg:y2="10.228cm">
                  <text:p/>
                </draw:line>
                <draw:line draw:style-name="gr155" draw:text-style-name="P38" draw:layer="layout" svg:x1="12.444cm" svg:y1="10.229cm" svg:x2="12.479cm" svg:y2="10.208cm">
                  <text:p/>
                </draw:line>
                <draw:line draw:style-name="gr156" draw:text-style-name="P38" draw:layer="layout" svg:x1="12.461cm" svg:y1="10.28cm" svg:x2="12.496cm" svg:y2="10.259cm">
                  <text:p/>
                </draw:line>
                <draw:line draw:style-name="gr157" draw:text-style-name="P38" draw:layer="layout" svg:x1="12.427cm" svg:y1="10.259cm" svg:x2="12.462cm" svg:y2="10.238cm">
                  <text:p/>
                </draw:line>
                <draw:line draw:style-name="gr158" draw:text-style-name="P38" draw:layer="layout" svg:x1="12.393cm" svg:y1="10.24cm" svg:x2="12.428cm" svg:y2="10.219cm">
                  <text:p/>
                </draw:line>
                <draw:line draw:style-name="gr159" draw:text-style-name="P38" draw:layer="layout" svg:x1="12.41cm" svg:y1="10.21cm" svg:x2="12.445cm" svg:y2="10.189cm">
                  <text:p/>
                </draw:line>
                <draw:line draw:style-name="gr160" draw:text-style-name="P38" draw:layer="layout" svg:x1="12.358cm" svg:y1="10.219cm" svg:x2="12.393cm" svg:y2="10.198cm">
                  <text:p/>
                </draw:line>
                <draw:line draw:style-name="gr161" draw:text-style-name="P38" draw:layer="layout" svg:x1="12.375cm" svg:y1="10.189cm" svg:x2="12.41cm" svg:y2="10.168cm">
                  <text:p/>
                </draw:line>
                <draw:line draw:style-name="gr162" draw:text-style-name="P38" draw:layer="layout" svg:x1="12.34cm" svg:y1="10.168cm" svg:x2="12.375cm" svg:y2="10.147cm">
                  <text:p/>
                </draw:line>
                <draw:line draw:style-name="gr163" draw:text-style-name="P38" draw:layer="layout" svg:x1="12.323cm" svg:y1="10.199cm" svg:x2="12.358cm" svg:y2="10.178cm">
                  <text:p/>
                </draw:line>
                <draw:line draw:style-name="gr164" draw:text-style-name="P38" draw:layer="layout" svg:x1="12.549cm" svg:y1="10.371cm" svg:x2="12.584cm" svg:y2="10.35cm">
                  <text:p/>
                </draw:line>
                <draw:line draw:style-name="gr165" draw:text-style-name="P38" draw:layer="layout" svg:x1="12.514cm" svg:y1="10.351cm" svg:x2="12.549cm" svg:y2="10.33cm">
                  <text:p/>
                </draw:line>
                <draw:line draw:style-name="gr166" draw:text-style-name="P38" draw:layer="layout" svg:x1="12.479cm" svg:y1="10.331cm" svg:x2="12.514cm" svg:y2="10.31cm">
                  <text:p/>
                </draw:line>
                <draw:line draw:style-name="gr167" draw:text-style-name="P38" draw:layer="layout" svg:x1="12.461cm" svg:y1="10.361cm" svg:x2="12.496cm" svg:y2="10.34cm">
                  <text:p/>
                </draw:line>
                <draw:line draw:style-name="gr168" draw:text-style-name="P38" draw:layer="layout" svg:x1="12.427cm" svg:y1="10.34cm" svg:x2="12.462cm" svg:y2="10.319cm">
                  <text:p/>
                </draw:line>
                <draw:line draw:style-name="gr169" draw:text-style-name="P38" draw:layer="layout" svg:x1="12.444cm" svg:y1="10.31cm" svg:x2="12.479cm" svg:y2="10.289cm">
                  <text:p/>
                </draw:line>
                <draw:line draw:style-name="gr170" draw:text-style-name="P38" draw:layer="layout" svg:x1="12.41cm" svg:y1="10.289cm" svg:x2="12.445cm" svg:y2="10.268cm">
                  <text:p/>
                </draw:line>
                <draw:line draw:style-name="gr171" draw:text-style-name="P38" draw:layer="layout" svg:x1="12.375cm" svg:y1="10.27cm" svg:x2="12.41cm" svg:y2="10.249cm">
                  <text:p/>
                </draw:line>
                <draw:line draw:style-name="gr172" draw:text-style-name="P38" draw:layer="layout" svg:x1="12.34cm" svg:y1="10.249cm" svg:x2="12.375cm" svg:y2="10.228cm">
                  <text:p/>
                </draw:line>
                <draw:line draw:style-name="gr173" draw:text-style-name="P38" draw:layer="layout" svg:x1="12.288cm" svg:y1="10.259cm" svg:x2="12.323cm" svg:y2="10.238cm">
                  <text:p/>
                </draw:line>
                <draw:line draw:style-name="gr174" draw:text-style-name="P38" draw:layer="layout" svg:x1="12.305cm" svg:y1="10.229cm" svg:x2="12.34cm" svg:y2="10.208cm">
                  <text:p/>
                </draw:line>
                <draw:line draw:style-name="gr175" draw:text-style-name="P38" draw:layer="layout" svg:x1="12.253cm" svg:y1="10.24cm" svg:x2="12.288cm" svg:y2="10.219cm">
                  <text:p/>
                </draw:line>
                <draw:line draw:style-name="gr176" draw:text-style-name="P38" draw:layer="layout" svg:x1="12.531cm" svg:y1="10.402cm" svg:x2="12.566cm" svg:y2="10.381cm">
                  <text:p/>
                </draw:line>
                <draw:line draw:style-name="gr177" draw:text-style-name="P38" draw:layer="layout" svg:x1="12.496cm" svg:y1="10.381cm" svg:x2="12.531cm" svg:y2="10.36cm">
                  <text:p/>
                </draw:line>
                <draw:line draw:style-name="gr178" draw:text-style-name="P38" draw:layer="layout" svg:x1="12.654cm" svg:y1="10.472cm" svg:x2="12.794cm" svg:y2="10.391cm">
                  <text:p/>
                </draw:line>
                <draw:line draw:style-name="gr179" draw:text-style-name="P38" draw:layer="layout" svg:x1="12.689cm" svg:y1="10.492cm" svg:x2="12.829cm" svg:y2="10.411cm">
                  <text:p/>
                </draw:line>
                <draw:line draw:style-name="gr180" draw:text-style-name="P38" draw:layer="layout" svg:x1="12.724cm" svg:y1="10.391cm" svg:x2="12.829cm" svg:y2="10.452cm">
                  <text:p/>
                </draw:line>
                <draw:line draw:style-name="gr181" draw:text-style-name="P38" draw:layer="layout" svg:x1="12.689cm" svg:y1="10.411cm" svg:x2="12.794cm" svg:y2="10.472cm">
                  <text:p/>
                </draw:line>
                <draw:line draw:style-name="gr182" draw:text-style-name="P38" draw:layer="layout" svg:x1="12.654cm" svg:y1="10.431cm" svg:x2="12.724cm" svg:y2="10.471cm">
                  <text:p/>
                </draw:line>
                <draw:polygon draw:style-name="gr183" draw:text-style-name="P32" draw:layer="layout" svg:width="0.557cm" svg:height="0.364cm" svg:x="12.165cm" svg:y="10.219cm" svg:viewBox="0 0 558 365" draw:points="0,40 0,0 558,324 558,365">
                  <text:p/>
                </draw:polygon>
                <draw:polygon draw:style-name="gr184" draw:text-style-name="P35" draw:layer="layout" svg:width="0.749cm" svg:height="0.475cm" svg:x="12.165cm" svg:y="10.107cm" svg:viewBox="0 0 750 476" draw:points="192,0 750,324 750,365 558,476 0,152 0,111">
                  <text:p/>
                </draw:polygon>
              </draw:g>
            </draw:g>
          </draw:g>
          <draw:frame draw:style-name="gr84" draw:text-style-name="P39" draw:layer="layout" svg:width="1.985cm" svg:height="1.073cm" svg:x="11.68cm" svg:y="10.705cm">
            <draw:text-box>
              <text:p text:style-name="P15"><text:span text:style-name="T6">wfi</text:span></text:p>
              <text:p text:style-name="P15"><text:span text:style-name="T7">w2p2wfi</text:span></text:p>
            </draw:text-box>
          </draw:frame>
        </draw:g>
        <draw:g xml:id="id18" draw:id="id18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185" draw:text-style-name="P31" draw:layer="layout" svg:width="0.19cm" svg:height="0.12cm" svg:x="6.489cm" svg:y="10.563cm" svg:viewBox="0 0 191 121" svg:d="M0 121c48 0 191-40 191-70s-4-51-52-51c0 30-140 30-139 121z">
                <text:p/>
              </draw:path>
              <draw:g>
                <draw:polygon draw:style-name="gr186" draw:text-style-name="P32" draw:layer="layout" svg:width="0.086cm" svg:height="0.101cm" svg:x="6.418cm" svg:y="10.583cm" svg:viewBox="0 0 87 102" draw:points="0,61 17,0 87,40 70,102">
                  <text:p/>
                </draw:polygon>
                <draw:polygon draw:style-name="gr187" draw:text-style-name="P33" draw:layer="layout" svg:width="0.191cm" svg:height="0.11cm" svg:x="6.435cm" svg:y="10.512cm" svg:viewBox="0 0 192 111" draw:points="0,71 35,40 87,10 122,0 192,40 157,51 105,81 70,111">
                  <text:p/>
                </draw:polygon>
                <draw:path draw:style-name="gr188" draw:text-style-name="P34" draw:layer="layout" svg:width="0.156cm" svg:height="0.131cm" svg:x="6.488cm" svg:y="10.553cm" svg:viewBox="0 0 157 132" svg:d="M157 41c0-62-35-41-70-20-35 20-70 20-87 111 0 0 70-41 157-91z">
                  <text:p/>
                </draw:path>
                <draw:path draw:style-name="gr189" draw:text-style-name="P35" draw:layer="layout" svg:width="0.226cm" svg:height="0.171cm" svg:x="6.418cm" svg:y="10.512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190" draw:text-style-name="P31" draw:layer="layout" svg:width="0.313cm" svg:height="0.242cm" svg:x="6.331cm" svg:y="10.077cm" svg:viewBox="0 0 314 243" svg:d="M1 243c48 0 313-10 313-101s-91-142-139-142c0 30-191 21-174 243z">
                <text:p/>
              </draw:path>
              <draw:g>
                <draw:polygon draw:style-name="gr191" draw:text-style-name="P32" draw:layer="layout" svg:width="0.174cm" svg:height="0.141cm" svg:x="6.157cm" svg:y="10.178cm" svg:viewBox="0 0 175 142" draw:points="0,40 0,0 175,102 175,142">
                  <text:p/>
                </draw:polygon>
                <draw:polygon draw:style-name="gr192" draw:text-style-name="P32" draw:layer="layout" svg:width="0.174cm" svg:height="0.171cm" svg:x="6.297cm" svg:y="10.026cm" svg:viewBox="0 0 175 172" draw:points="0,71 0,0 175,102 175,172">
                  <text:p/>
                </draw:polygon>
                <draw:polygon draw:style-name="gr193" draw:text-style-name="P33" draw:layer="layout" svg:width="0.313cm" svg:height="0.182cm" svg:x="6.157cm" svg:y="10.097cm" svg:viewBox="0 0 314 183" draw:points="0,81 140,0 314,102 175,183">
                  <text:p/>
                </draw:polygon>
                <draw:polygon draw:style-name="gr194" draw:text-style-name="P34" draw:layer="layout" svg:width="0.174cm" svg:height="0.171cm" svg:x="6.331cm" svg:y="10.147cm" svg:viewBox="0 0 175 172" draw:points="0,172 0,132 140,51 140,0 175,21 175,71">
                  <text:p/>
                </draw:polygon>
                <draw:polygon draw:style-name="gr195" draw:text-style-name="P32" draw:layer="layout" svg:width="0.557cm" svg:height="0.769cm" svg:x="5.965cm" svg:y="9.409cm" svg:viewBox="0 0 558 770" draw:points="0,446 0,0 558,324 558,770">
                  <text:p/>
                </draw:polygon>
                <draw:polygon draw:style-name="gr196" draw:text-style-name="P36" draw:layer="layout" svg:width="0.522cm" svg:height="0.708cm" svg:x="5.982cm" svg:y="9.439cm" svg:viewBox="0 0 523 709" draw:points="0,406 0,0 523,304 523,709">
                  <text:p/>
                </draw:polygon>
                <draw:polygon draw:style-name="gr197" draw:text-style-name="P33" draw:layer="layout" svg:width="0.592cm" svg:height="0.343cm" svg:x="5.965cm" svg:y="9.388cm" svg:viewBox="0 0 593 344" draw:points="558,344 0,21 35,0 593,324">
                  <text:p/>
                </draw:polygon>
                <draw:polygon draw:style-name="gr198" draw:text-style-name="P34" draw:layer="layout" svg:width="0.034cm" svg:height="0.465cm" svg:x="6.523cm" svg:y="9.711cm" svg:viewBox="0 0 35 466" draw:points="0,466 0,21 35,0 35,446">
                  <text:p/>
                </draw:polygon>
                <draw:polygon draw:style-name="gr199" draw:text-style-name="P35" draw:layer="layout" svg:width="0.592cm" svg:height="0.93cm" svg:x="5.965cm" svg:y="9.388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200" draw:text-style-name="P31" draw:layer="layout" svg:width="0.226cm" svg:height="0.12cm" svg:x="6.261cm" svg:y="10.451cm" svg:viewBox="0 0 227 121" svg:d="M1 121c48 0 226-50 226-81 0-30-4-40-52-40 0 30-191 21-174 121z">
                <text:p/>
              </draw:path>
              <draw:g>
                <draw:polygon draw:style-name="gr201" draw:text-style-name="P33" draw:layer="layout" svg:width="0.749cm" svg:height="0.435cm" svg:x="5.703cm" svg:y="10.107cm" svg:viewBox="0 0 750 436" draw:points="558,436 0,111 192,0 750,324">
                  <text:p/>
                </draw:polygon>
                <draw:polygon draw:style-name="gr202" draw:text-style-name="P37" draw:layer="layout" svg:width="0.505cm" svg:height="0.293cm" svg:x="5.756cm" svg:y="10.138cm" svg:viewBox="0 0 506 294" draw:points="0,81 140,0 506,213 366,294">
                  <text:p/>
                </draw:polygon>
                <draw:polygon draw:style-name="gr203" draw:text-style-name="P37" draw:layer="layout" svg:width="0.244cm" svg:height="0.141cm" svg:x="6.157cm" svg:y="10.37cm" svg:viewBox="0 0 245 142" draw:points="0,81 140,0 245,61 105,142">
                  <text:p/>
                </draw:polygon>
                <draw:polygon draw:style-name="gr204" draw:text-style-name="P34" draw:layer="layout" svg:width="0.191cm" svg:height="0.151cm" svg:x="6.262cm" svg:y="10.431cm" svg:viewBox="0 0 192 152" draw:points="0,152 0,111 192,0 192,40">
                  <text:p/>
                </draw:polygon>
                <draw:line draw:style-name="gr205" draw:text-style-name="P38" draw:layer="layout" svg:x1="5.791cm" svg:y1="10.198cm" svg:x2="6.157cm" svg:y2="10.411cm">
                  <text:p/>
                </draw:line>
                <draw:line draw:style-name="gr206" draw:text-style-name="P38" draw:layer="layout" svg:x1="5.826cm" svg:y1="10.178cm" svg:x2="6.192cm" svg:y2="10.391cm">
                  <text:p/>
                </draw:line>
                <draw:line draw:style-name="gr207" draw:text-style-name="P38" draw:layer="layout" svg:x1="5.861cm" svg:y1="10.158cm" svg:x2="6.227cm" svg:y2="10.371cm">
                  <text:p/>
                </draw:line>
                <draw:line draw:style-name="gr208" draw:text-style-name="P38" draw:layer="layout" svg:x1="6.192cm" svg:y1="10.351cm" svg:x2="6.227cm" svg:y2="10.33cm">
                  <text:p/>
                </draw:line>
                <draw:line draw:style-name="gr209" draw:text-style-name="P38" draw:layer="layout" svg:x1="6.157cm" svg:y1="10.331cm" svg:x2="6.192cm" svg:y2="10.31cm">
                  <text:p/>
                </draw:line>
                <draw:line draw:style-name="gr210" draw:text-style-name="P38" draw:layer="layout" svg:x1="6.122cm" svg:y1="10.31cm" svg:x2="6.157cm" svg:y2="10.289cm">
                  <text:p/>
                </draw:line>
                <draw:line draw:style-name="gr211" draw:text-style-name="P38" draw:layer="layout" svg:x1="6.139cm" svg:y1="10.361cm" svg:x2="6.174cm" svg:y2="10.34cm">
                  <text:p/>
                </draw:line>
                <draw:line draw:style-name="gr212" draw:text-style-name="P38" draw:layer="layout" svg:x1="6.104cm" svg:y1="10.34cm" svg:x2="6.139cm" svg:y2="10.319cm">
                  <text:p/>
                </draw:line>
                <draw:line draw:style-name="gr213" draw:text-style-name="P38" draw:layer="layout" svg:x1="6.069cm" svg:y1="10.321cm" svg:x2="6.104cm" svg:y2="10.3cm">
                  <text:p/>
                </draw:line>
                <draw:line draw:style-name="gr214" draw:text-style-name="P38" draw:layer="layout" svg:x1="6.087cm" svg:y1="10.289cm" svg:x2="6.122cm" svg:y2="10.268cm">
                  <text:p/>
                </draw:line>
                <draw:line draw:style-name="gr215" draw:text-style-name="P38" draw:layer="layout" svg:x1="6.034cm" svg:y1="10.3cm" svg:x2="6.069cm" svg:y2="10.279cm">
                  <text:p/>
                </draw:line>
                <draw:line draw:style-name="gr216" draw:text-style-name="P38" draw:layer="layout" svg:x1="6.052cm" svg:y1="10.27cm" svg:x2="6.087cm" svg:y2="10.249cm">
                  <text:p/>
                </draw:line>
                <draw:line draw:style-name="gr217" draw:text-style-name="P38" draw:layer="layout" svg:x1="6.017cm" svg:y1="10.249cm" svg:x2="6.052cm" svg:y2="10.228cm">
                  <text:p/>
                </draw:line>
                <draw:line draw:style-name="gr218" draw:text-style-name="P38" draw:layer="layout" svg:x1="5.982cm" svg:y1="10.229cm" svg:x2="6.017cm" svg:y2="10.208cm">
                  <text:p/>
                </draw:line>
                <draw:line draw:style-name="gr219" draw:text-style-name="P38" draw:layer="layout" svg:x1="5.999cm" svg:y1="10.28cm" svg:x2="6.034cm" svg:y2="10.259cm">
                  <text:p/>
                </draw:line>
                <draw:line draw:style-name="gr220" draw:text-style-name="P38" draw:layer="layout" svg:x1="5.965cm" svg:y1="10.259cm" svg:x2="6cm" svg:y2="10.238cm">
                  <text:p/>
                </draw:line>
                <draw:line draw:style-name="gr221" draw:text-style-name="P38" draw:layer="layout" svg:x1="5.931cm" svg:y1="10.24cm" svg:x2="5.966cm" svg:y2="10.219cm">
                  <text:p/>
                </draw:line>
                <draw:line draw:style-name="gr222" draw:text-style-name="P38" draw:layer="layout" svg:x1="5.948cm" svg:y1="10.21cm" svg:x2="5.983cm" svg:y2="10.189cm">
                  <text:p/>
                </draw:line>
                <draw:line draw:style-name="gr223" draw:text-style-name="P38" draw:layer="layout" svg:x1="5.896cm" svg:y1="10.219cm" svg:x2="5.931cm" svg:y2="10.198cm">
                  <text:p/>
                </draw:line>
                <draw:line draw:style-name="gr224" draw:text-style-name="P38" draw:layer="layout" svg:x1="5.913cm" svg:y1="10.189cm" svg:x2="5.948cm" svg:y2="10.168cm">
                  <text:p/>
                </draw:line>
                <draw:line draw:style-name="gr225" draw:text-style-name="P38" draw:layer="layout" svg:x1="5.878cm" svg:y1="10.168cm" svg:x2="5.913cm" svg:y2="10.147cm">
                  <text:p/>
                </draw:line>
                <draw:line draw:style-name="gr226" draw:text-style-name="P38" draw:layer="layout" svg:x1="5.861cm" svg:y1="10.199cm" svg:x2="5.896cm" svg:y2="10.178cm">
                  <text:p/>
                </draw:line>
                <draw:line draw:style-name="gr227" draw:text-style-name="P38" draw:layer="layout" svg:x1="6.087cm" svg:y1="10.371cm" svg:x2="6.122cm" svg:y2="10.35cm">
                  <text:p/>
                </draw:line>
                <draw:line draw:style-name="gr228" draw:text-style-name="P38" draw:layer="layout" svg:x1="6.052cm" svg:y1="10.351cm" svg:x2="6.087cm" svg:y2="10.33cm">
                  <text:p/>
                </draw:line>
                <draw:line draw:style-name="gr229" draw:text-style-name="P38" draw:layer="layout" svg:x1="6.017cm" svg:y1="10.331cm" svg:x2="6.052cm" svg:y2="10.31cm">
                  <text:p/>
                </draw:line>
                <draw:line draw:style-name="gr230" draw:text-style-name="P38" draw:layer="layout" svg:x1="5.999cm" svg:y1="10.361cm" svg:x2="6.034cm" svg:y2="10.34cm">
                  <text:p/>
                </draw:line>
                <draw:line draw:style-name="gr231" draw:text-style-name="P38" draw:layer="layout" svg:x1="5.965cm" svg:y1="10.34cm" svg:x2="6cm" svg:y2="10.319cm">
                  <text:p/>
                </draw:line>
                <draw:line draw:style-name="gr232" draw:text-style-name="P38" draw:layer="layout" svg:x1="5.982cm" svg:y1="10.31cm" svg:x2="6.017cm" svg:y2="10.289cm">
                  <text:p/>
                </draw:line>
                <draw:line draw:style-name="gr233" draw:text-style-name="P38" draw:layer="layout" svg:x1="5.948cm" svg:y1="10.289cm" svg:x2="5.983cm" svg:y2="10.268cm">
                  <text:p/>
                </draw:line>
                <draw:line draw:style-name="gr234" draw:text-style-name="P38" draw:layer="layout" svg:x1="5.913cm" svg:y1="10.27cm" svg:x2="5.948cm" svg:y2="10.249cm">
                  <text:p/>
                </draw:line>
                <draw:line draw:style-name="gr235" draw:text-style-name="P38" draw:layer="layout" svg:x1="5.878cm" svg:y1="10.249cm" svg:x2="5.913cm" svg:y2="10.228cm">
                  <text:p/>
                </draw:line>
                <draw:line draw:style-name="gr236" draw:text-style-name="P38" draw:layer="layout" svg:x1="5.826cm" svg:y1="10.259cm" svg:x2="5.861cm" svg:y2="10.238cm">
                  <text:p/>
                </draw:line>
                <draw:line draw:style-name="gr237" draw:text-style-name="P38" draw:layer="layout" svg:x1="5.843cm" svg:y1="10.229cm" svg:x2="5.878cm" svg:y2="10.208cm">
                  <text:p/>
                </draw:line>
                <draw:line draw:style-name="gr238" draw:text-style-name="P38" draw:layer="layout" svg:x1="5.791cm" svg:y1="10.24cm" svg:x2="5.826cm" svg:y2="10.219cm">
                  <text:p/>
                </draw:line>
                <draw:line draw:style-name="gr239" draw:text-style-name="P38" draw:layer="layout" svg:x1="6.069cm" svg:y1="10.402cm" svg:x2="6.104cm" svg:y2="10.381cm">
                  <text:p/>
                </draw:line>
                <draw:line draw:style-name="gr240" draw:text-style-name="P38" draw:layer="layout" svg:x1="6.034cm" svg:y1="10.381cm" svg:x2="6.069cm" svg:y2="10.36cm">
                  <text:p/>
                </draw:line>
                <draw:line draw:style-name="gr241" draw:text-style-name="P38" draw:layer="layout" svg:x1="6.192cm" svg:y1="10.472cm" svg:x2="6.332cm" svg:y2="10.391cm">
                  <text:p/>
                </draw:line>
                <draw:line draw:style-name="gr242" draw:text-style-name="P38" draw:layer="layout" svg:x1="6.227cm" svg:y1="10.492cm" svg:x2="6.367cm" svg:y2="10.411cm">
                  <text:p/>
                </draw:line>
                <draw:line draw:style-name="gr243" draw:text-style-name="P38" draw:layer="layout" svg:x1="6.262cm" svg:y1="10.391cm" svg:x2="6.367cm" svg:y2="10.452cm">
                  <text:p/>
                </draw:line>
                <draw:line draw:style-name="gr244" draw:text-style-name="P38" draw:layer="layout" svg:x1="6.227cm" svg:y1="10.411cm" svg:x2="6.332cm" svg:y2="10.472cm">
                  <text:p/>
                </draw:line>
                <draw:line draw:style-name="gr245" draw:text-style-name="P38" draw:layer="layout" svg:x1="6.192cm" svg:y1="10.431cm" svg:x2="6.262cm" svg:y2="10.471cm">
                  <text:p/>
                </draw:line>
                <draw:polygon draw:style-name="gr246" draw:text-style-name="P32" draw:layer="layout" svg:width="0.557cm" svg:height="0.364cm" svg:x="5.703cm" svg:y="10.219cm" svg:viewBox="0 0 558 365" draw:points="0,40 0,0 558,324 558,365">
                  <text:p/>
                </draw:polygon>
                <draw:polygon draw:style-name="gr247" draw:text-style-name="P35" draw:layer="layout" svg:width="0.749cm" svg:height="0.475cm" svg:x="5.703cm" svg:y="10.107cm" svg:viewBox="0 0 750 476" draw:points="192,0 750,324 750,365 558,476 0,152 0,111">
                  <text:p/>
                </draw:polygon>
              </draw:g>
            </draw:g>
          </draw:g>
          <draw:frame draw:style-name="gr84" draw:text-style-name="P39" draw:layer="layout" svg:width="1.985cm" svg:height="1.073cm" svg:x="5.218cm" svg:y="10.705cm">
            <draw:text-box>
              <text:p text:style-name="P15"><text:span text:style-name="T6">feros</text:span></text:p>
              <text:p text:style-name="P15"><text:span text:style-name="T7">wferos</text:span></text:p>
            </draw:text-box>
          </draw:frame>
        </draw:g>
        <draw:g xml:id="id19" draw:id="id19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248" draw:text-style-name="P40" draw:layer="layout" svg:width="0.19cm" svg:height="0.12cm" svg:x="8.645cm" svg:y="10.563cm" svg:viewBox="0 0 191 121" svg:d="M0 121c48 0 191-40 191-70s-4-51-52-51c0 30-140 30-139 121z">
                <text:p/>
              </draw:path>
              <draw:g>
                <draw:polygon draw:style-name="gr249" draw:text-style-name="P32" draw:layer="layout" svg:width="0.086cm" svg:height="0.101cm" svg:x="8.574cm" svg:y="10.583cm" svg:viewBox="0 0 87 102" draw:points="0,61 17,0 87,40 70,102">
                  <text:p/>
                </draw:polygon>
                <draw:polygon draw:style-name="gr250" draw:text-style-name="P33" draw:layer="layout" svg:width="0.191cm" svg:height="0.11cm" svg:x="8.591cm" svg:y="10.512cm" svg:viewBox="0 0 192 111" draw:points="0,71 35,40 87,10 122,0 192,40 157,51 105,81 70,111">
                  <text:p/>
                </draw:polygon>
                <draw:path draw:style-name="gr251" draw:text-style-name="P34" draw:layer="layout" svg:width="0.156cm" svg:height="0.131cm" svg:x="8.644cm" svg:y="10.553cm" svg:viewBox="0 0 157 132" svg:d="M157 41c0-62-35-41-70-20-35 20-70 20-87 111 0 0 70-41 157-91z">
                  <text:p/>
                </draw:path>
                <draw:path draw:style-name="gr252" draw:text-style-name="P35" draw:layer="layout" svg:width="0.226cm" svg:height="0.171cm" svg:x="8.574cm" svg:y="10.512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253" draw:text-style-name="P40" draw:layer="layout" svg:width="0.313cm" svg:height="0.242cm" svg:x="8.487cm" svg:y="10.077cm" svg:viewBox="0 0 314 243" svg:d="M1 243c48 0 313-10 313-101s-91-142-139-142c0 30-191 21-174 243z">
                <text:p/>
              </draw:path>
              <draw:g>
                <draw:polygon draw:style-name="gr254" draw:text-style-name="P32" draw:layer="layout" svg:width="0.174cm" svg:height="0.141cm" svg:x="8.313cm" svg:y="10.178cm" svg:viewBox="0 0 175 142" draw:points="0,40 0,0 175,102 175,142">
                  <text:p/>
                </draw:polygon>
                <draw:polygon draw:style-name="gr255" draw:text-style-name="P32" draw:layer="layout" svg:width="0.174cm" svg:height="0.171cm" svg:x="8.453cm" svg:y="10.026cm" svg:viewBox="0 0 175 172" draw:points="0,71 0,0 175,102 175,172">
                  <text:p/>
                </draw:polygon>
                <draw:polygon draw:style-name="gr256" draw:text-style-name="P33" draw:layer="layout" svg:width="0.313cm" svg:height="0.182cm" svg:x="8.313cm" svg:y="10.097cm" svg:viewBox="0 0 314 183" draw:points="0,81 140,0 314,102 175,183">
                  <text:p/>
                </draw:polygon>
                <draw:polygon draw:style-name="gr257" draw:text-style-name="P34" draw:layer="layout" svg:width="0.174cm" svg:height="0.171cm" svg:x="8.487cm" svg:y="10.147cm" svg:viewBox="0 0 175 172" draw:points="0,172 0,132 140,51 140,0 175,21 175,71">
                  <text:p/>
                </draw:polygon>
                <draw:polygon draw:style-name="gr258" draw:text-style-name="P32" draw:layer="layout" svg:width="0.557cm" svg:height="0.769cm" svg:x="8.121cm" svg:y="9.409cm" svg:viewBox="0 0 558 770" draw:points="0,446 0,0 558,324 558,770">
                  <text:p/>
                </draw:polygon>
                <draw:polygon draw:style-name="gr259" draw:text-style-name="P36" draw:layer="layout" svg:width="0.522cm" svg:height="0.708cm" svg:x="8.138cm" svg:y="9.439cm" svg:viewBox="0 0 523 709" draw:points="0,406 0,0 523,304 523,709">
                  <text:p/>
                </draw:polygon>
                <draw:polygon draw:style-name="gr260" draw:text-style-name="P33" draw:layer="layout" svg:width="0.592cm" svg:height="0.343cm" svg:x="8.121cm" svg:y="9.388cm" svg:viewBox="0 0 593 344" draw:points="558,344 0,21 35,0 593,324">
                  <text:p/>
                </draw:polygon>
                <draw:polygon draw:style-name="gr261" draw:text-style-name="P34" draw:layer="layout" svg:width="0.034cm" svg:height="0.465cm" svg:x="8.679cm" svg:y="9.711cm" svg:viewBox="0 0 35 466" draw:points="0,466 0,21 35,0 35,446">
                  <text:p/>
                </draw:polygon>
                <draw:polygon draw:style-name="gr262" draw:text-style-name="P35" draw:layer="layout" svg:width="0.592cm" svg:height="0.93cm" svg:x="8.121cm" svg:y="9.388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263" draw:text-style-name="P40" draw:layer="layout" svg:width="0.226cm" svg:height="0.12cm" svg:x="8.417cm" svg:y="10.451cm" svg:viewBox="0 0 227 121" svg:d="M1 121c48 0 226-50 226-81 0-30-4-40-52-40 0 30-191 21-174 121z">
                <text:p/>
              </draw:path>
              <draw:g>
                <draw:polygon draw:style-name="gr264" draw:text-style-name="P33" draw:layer="layout" svg:width="0.749cm" svg:height="0.435cm" svg:x="7.859cm" svg:y="10.107cm" svg:viewBox="0 0 750 436" draw:points="558,436 0,111 192,0 750,324">
                  <text:p/>
                </draw:polygon>
                <draw:polygon draw:style-name="gr265" draw:text-style-name="P37" draw:layer="layout" svg:width="0.505cm" svg:height="0.293cm" svg:x="7.912cm" svg:y="10.138cm" svg:viewBox="0 0 506 294" draw:points="0,81 140,0 506,213 366,294">
                  <text:p/>
                </draw:polygon>
                <draw:polygon draw:style-name="gr266" draw:text-style-name="P37" draw:layer="layout" svg:width="0.244cm" svg:height="0.141cm" svg:x="8.313cm" svg:y="10.37cm" svg:viewBox="0 0 245 142" draw:points="0,81 140,0 245,61 105,142">
                  <text:p/>
                </draw:polygon>
                <draw:polygon draw:style-name="gr267" draw:text-style-name="P34" draw:layer="layout" svg:width="0.191cm" svg:height="0.151cm" svg:x="8.418cm" svg:y="10.431cm" svg:viewBox="0 0 192 152" draw:points="0,152 0,111 192,0 192,40">
                  <text:p/>
                </draw:polygon>
                <draw:line draw:style-name="gr268" draw:text-style-name="P38" draw:layer="layout" svg:x1="7.947cm" svg:y1="10.198cm" svg:x2="8.313cm" svg:y2="10.411cm">
                  <text:p/>
                </draw:line>
                <draw:line draw:style-name="gr269" draw:text-style-name="P38" draw:layer="layout" svg:x1="7.982cm" svg:y1="10.178cm" svg:x2="8.348cm" svg:y2="10.391cm">
                  <text:p/>
                </draw:line>
                <draw:line draw:style-name="gr270" draw:text-style-name="P38" draw:layer="layout" svg:x1="8.017cm" svg:y1="10.158cm" svg:x2="8.383cm" svg:y2="10.371cm">
                  <text:p/>
                </draw:line>
                <draw:line draw:style-name="gr271" draw:text-style-name="P38" draw:layer="layout" svg:x1="8.348cm" svg:y1="10.351cm" svg:x2="8.383cm" svg:y2="10.33cm">
                  <text:p/>
                </draw:line>
                <draw:line draw:style-name="gr272" draw:text-style-name="P38" draw:layer="layout" svg:x1="8.313cm" svg:y1="10.331cm" svg:x2="8.348cm" svg:y2="10.31cm">
                  <text:p/>
                </draw:line>
                <draw:line draw:style-name="gr273" draw:text-style-name="P38" draw:layer="layout" svg:x1="8.278cm" svg:y1="10.31cm" svg:x2="8.313cm" svg:y2="10.289cm">
                  <text:p/>
                </draw:line>
                <draw:line draw:style-name="gr274" draw:text-style-name="P38" draw:layer="layout" svg:x1="8.295cm" svg:y1="10.361cm" svg:x2="8.33cm" svg:y2="10.34cm">
                  <text:p/>
                </draw:line>
                <draw:line draw:style-name="gr275" draw:text-style-name="P38" draw:layer="layout" svg:x1="8.26cm" svg:y1="10.34cm" svg:x2="8.295cm" svg:y2="10.319cm">
                  <text:p/>
                </draw:line>
                <draw:line draw:style-name="gr276" draw:text-style-name="P38" draw:layer="layout" svg:x1="8.225cm" svg:y1="10.321cm" svg:x2="8.26cm" svg:y2="10.3cm">
                  <text:p/>
                </draw:line>
                <draw:line draw:style-name="gr277" draw:text-style-name="P38" draw:layer="layout" svg:x1="8.243cm" svg:y1="10.289cm" svg:x2="8.278cm" svg:y2="10.268cm">
                  <text:p/>
                </draw:line>
                <draw:line draw:style-name="gr278" draw:text-style-name="P38" draw:layer="layout" svg:x1="8.19cm" svg:y1="10.3cm" svg:x2="8.225cm" svg:y2="10.279cm">
                  <text:p/>
                </draw:line>
                <draw:line draw:style-name="gr279" draw:text-style-name="P38" draw:layer="layout" svg:x1="8.208cm" svg:y1="10.27cm" svg:x2="8.243cm" svg:y2="10.249cm">
                  <text:p/>
                </draw:line>
                <draw:line draw:style-name="gr280" draw:text-style-name="P38" draw:layer="layout" svg:x1="8.173cm" svg:y1="10.249cm" svg:x2="8.208cm" svg:y2="10.228cm">
                  <text:p/>
                </draw:line>
                <draw:line draw:style-name="gr281" draw:text-style-name="P38" draw:layer="layout" svg:x1="8.138cm" svg:y1="10.229cm" svg:x2="8.173cm" svg:y2="10.208cm">
                  <text:p/>
                </draw:line>
                <draw:line draw:style-name="gr282" draw:text-style-name="P38" draw:layer="layout" svg:x1="8.155cm" svg:y1="10.28cm" svg:x2="8.19cm" svg:y2="10.259cm">
                  <text:p/>
                </draw:line>
                <draw:line draw:style-name="gr283" draw:text-style-name="P38" draw:layer="layout" svg:x1="8.121cm" svg:y1="10.259cm" svg:x2="8.156cm" svg:y2="10.238cm">
                  <text:p/>
                </draw:line>
                <draw:line draw:style-name="gr284" draw:text-style-name="P38" draw:layer="layout" svg:x1="8.087cm" svg:y1="10.24cm" svg:x2="8.122cm" svg:y2="10.219cm">
                  <text:p/>
                </draw:line>
                <draw:line draw:style-name="gr285" draw:text-style-name="P38" draw:layer="layout" svg:x1="8.104cm" svg:y1="10.21cm" svg:x2="8.139cm" svg:y2="10.189cm">
                  <text:p/>
                </draw:line>
                <draw:line draw:style-name="gr286" draw:text-style-name="P38" draw:layer="layout" svg:x1="8.052cm" svg:y1="10.219cm" svg:x2="8.087cm" svg:y2="10.198cm">
                  <text:p/>
                </draw:line>
                <draw:line draw:style-name="gr287" draw:text-style-name="P38" draw:layer="layout" svg:x1="8.069cm" svg:y1="10.189cm" svg:x2="8.104cm" svg:y2="10.168cm">
                  <text:p/>
                </draw:line>
                <draw:line draw:style-name="gr288" draw:text-style-name="P38" draw:layer="layout" svg:x1="8.034cm" svg:y1="10.168cm" svg:x2="8.069cm" svg:y2="10.147cm">
                  <text:p/>
                </draw:line>
                <draw:line draw:style-name="gr289" draw:text-style-name="P38" draw:layer="layout" svg:x1="8.017cm" svg:y1="10.199cm" svg:x2="8.052cm" svg:y2="10.178cm">
                  <text:p/>
                </draw:line>
                <draw:line draw:style-name="gr290" draw:text-style-name="P38" draw:layer="layout" svg:x1="8.243cm" svg:y1="10.371cm" svg:x2="8.278cm" svg:y2="10.35cm">
                  <text:p/>
                </draw:line>
                <draw:line draw:style-name="gr291" draw:text-style-name="P38" draw:layer="layout" svg:x1="8.208cm" svg:y1="10.351cm" svg:x2="8.243cm" svg:y2="10.33cm">
                  <text:p/>
                </draw:line>
                <draw:line draw:style-name="gr292" draw:text-style-name="P38" draw:layer="layout" svg:x1="8.173cm" svg:y1="10.331cm" svg:x2="8.208cm" svg:y2="10.31cm">
                  <text:p/>
                </draw:line>
                <draw:line draw:style-name="gr293" draw:text-style-name="P38" draw:layer="layout" svg:x1="8.155cm" svg:y1="10.361cm" svg:x2="8.19cm" svg:y2="10.34cm">
                  <text:p/>
                </draw:line>
                <draw:line draw:style-name="gr294" draw:text-style-name="P38" draw:layer="layout" svg:x1="8.121cm" svg:y1="10.34cm" svg:x2="8.156cm" svg:y2="10.319cm">
                  <text:p/>
                </draw:line>
                <draw:line draw:style-name="gr295" draw:text-style-name="P38" draw:layer="layout" svg:x1="8.138cm" svg:y1="10.31cm" svg:x2="8.173cm" svg:y2="10.289cm">
                  <text:p/>
                </draw:line>
                <draw:line draw:style-name="gr296" draw:text-style-name="P38" draw:layer="layout" svg:x1="8.104cm" svg:y1="10.289cm" svg:x2="8.139cm" svg:y2="10.268cm">
                  <text:p/>
                </draw:line>
                <draw:line draw:style-name="gr297" draw:text-style-name="P38" draw:layer="layout" svg:x1="8.069cm" svg:y1="10.27cm" svg:x2="8.104cm" svg:y2="10.249cm">
                  <text:p/>
                </draw:line>
                <draw:line draw:style-name="gr298" draw:text-style-name="P38" draw:layer="layout" svg:x1="8.034cm" svg:y1="10.249cm" svg:x2="8.069cm" svg:y2="10.228cm">
                  <text:p/>
                </draw:line>
                <draw:line draw:style-name="gr299" draw:text-style-name="P38" draw:layer="layout" svg:x1="7.982cm" svg:y1="10.259cm" svg:x2="8.017cm" svg:y2="10.238cm">
                  <text:p/>
                </draw:line>
                <draw:line draw:style-name="gr300" draw:text-style-name="P38" draw:layer="layout" svg:x1="7.999cm" svg:y1="10.229cm" svg:x2="8.034cm" svg:y2="10.208cm">
                  <text:p/>
                </draw:line>
                <draw:line draw:style-name="gr301" draw:text-style-name="P38" draw:layer="layout" svg:x1="7.947cm" svg:y1="10.24cm" svg:x2="7.982cm" svg:y2="10.219cm">
                  <text:p/>
                </draw:line>
                <draw:line draw:style-name="gr302" draw:text-style-name="P38" draw:layer="layout" svg:x1="8.225cm" svg:y1="10.402cm" svg:x2="8.26cm" svg:y2="10.381cm">
                  <text:p/>
                </draw:line>
                <draw:line draw:style-name="gr303" draw:text-style-name="P38" draw:layer="layout" svg:x1="8.19cm" svg:y1="10.381cm" svg:x2="8.225cm" svg:y2="10.36cm">
                  <text:p/>
                </draw:line>
                <draw:line draw:style-name="gr304" draw:text-style-name="P38" draw:layer="layout" svg:x1="8.348cm" svg:y1="10.472cm" svg:x2="8.488cm" svg:y2="10.391cm">
                  <text:p/>
                </draw:line>
                <draw:line draw:style-name="gr305" draw:text-style-name="P38" draw:layer="layout" svg:x1="8.383cm" svg:y1="10.492cm" svg:x2="8.523cm" svg:y2="10.411cm">
                  <text:p/>
                </draw:line>
                <draw:line draw:style-name="gr306" draw:text-style-name="P38" draw:layer="layout" svg:x1="8.418cm" svg:y1="10.391cm" svg:x2="8.523cm" svg:y2="10.452cm">
                  <text:p/>
                </draw:line>
                <draw:line draw:style-name="gr307" draw:text-style-name="P38" draw:layer="layout" svg:x1="8.383cm" svg:y1="10.411cm" svg:x2="8.488cm" svg:y2="10.472cm">
                  <text:p/>
                </draw:line>
                <draw:line draw:style-name="gr308" draw:text-style-name="P38" draw:layer="layout" svg:x1="8.348cm" svg:y1="10.431cm" svg:x2="8.418cm" svg:y2="10.471cm">
                  <text:p/>
                </draw:line>
                <draw:polygon draw:style-name="gr309" draw:text-style-name="P32" draw:layer="layout" svg:width="0.557cm" svg:height="0.364cm" svg:x="7.859cm" svg:y="10.219cm" svg:viewBox="0 0 558 365" draw:points="0,40 0,0 558,324 558,365">
                  <text:p/>
                </draw:polygon>
                <draw:polygon draw:style-name="gr310" draw:text-style-name="P35" draw:layer="layout" svg:width="0.749cm" svg:height="0.475cm" svg:x="7.859cm" svg:y="10.107cm" svg:viewBox="0 0 750 476" draw:points="192,0 750,324 750,365 558,476 0,152 0,111">
                  <text:p/>
                </draw:polygon>
              </draw:g>
            </draw:g>
          </draw:g>
          <draw:frame draw:style-name="gr84" draw:text-style-name="P41" draw:layer="layout" svg:width="2.286cm" svg:height="1.073cm" svg:x="7.239cm" svg:y="10.705cm">
            <draw:text-box>
              <text:p text:style-name="P15"><text:span text:style-name="T6">cam</text:span></text:p>
              <text:p text:style-name="P15"><text:span text:style-name="T7">w2p2cam</text:span></text:p>
            </draw:text-box>
          </draw:frame>
        </draw:g>
        <draw:g xml:id="id6" draw:id="id6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311" draw:text-style-name="P40" draw:layer="layout" svg:width="0.19cm" svg:height="0.12cm" svg:x="15.14cm" svg:y="10.563cm" svg:viewBox="0 0 191 121" svg:d="M0 121c48 0 191-40 191-70s-4-51-52-51c0 30-140 30-139 121z">
                <text:p/>
              </draw:path>
              <draw:g>
                <draw:polygon draw:style-name="gr312" draw:text-style-name="P32" draw:layer="layout" svg:width="0.086cm" svg:height="0.101cm" svg:x="15.069cm" svg:y="10.583cm" svg:viewBox="0 0 87 102" draw:points="0,61 17,0 87,40 70,102">
                  <text:p/>
                </draw:polygon>
                <draw:polygon draw:style-name="gr313" draw:text-style-name="P33" draw:layer="layout" svg:width="0.191cm" svg:height="0.11cm" svg:x="15.086cm" svg:y="10.512cm" svg:viewBox="0 0 192 111" draw:points="0,71 35,40 87,10 122,0 192,40 157,51 105,81 70,111">
                  <text:p/>
                </draw:polygon>
                <draw:path draw:style-name="gr314" draw:text-style-name="P34" draw:layer="layout" svg:width="0.156cm" svg:height="0.131cm" svg:x="15.139cm" svg:y="10.553cm" svg:viewBox="0 0 157 132" svg:d="M157 41c0-62-35-41-70-20-35 20-70 20-87 111 0 0 70-41 157-91z">
                  <text:p/>
                </draw:path>
                <draw:path draw:style-name="gr315" draw:text-style-name="P35" draw:layer="layout" svg:width="0.226cm" svg:height="0.171cm" svg:x="15.069cm" svg:y="10.512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316" draw:text-style-name="P40" draw:layer="layout" svg:width="0.313cm" svg:height="0.242cm" svg:x="14.982cm" svg:y="10.077cm" svg:viewBox="0 0 314 243" svg:d="M1 243c48 0 313-10 313-101s-91-142-139-142c0 30-191 21-174 243z">
                <text:p/>
              </draw:path>
              <draw:g>
                <draw:polygon draw:style-name="gr317" draw:text-style-name="P32" draw:layer="layout" svg:width="0.174cm" svg:height="0.141cm" svg:x="14.808cm" svg:y="10.178cm" svg:viewBox="0 0 175 142" draw:points="0,40 0,0 175,102 175,142">
                  <text:p/>
                </draw:polygon>
                <draw:polygon draw:style-name="gr318" draw:text-style-name="P32" draw:layer="layout" svg:width="0.174cm" svg:height="0.171cm" svg:x="14.948cm" svg:y="10.026cm" svg:viewBox="0 0 175 172" draw:points="0,71 0,0 175,102 175,172">
                  <text:p/>
                </draw:polygon>
                <draw:polygon draw:style-name="gr319" draw:text-style-name="P33" draw:layer="layout" svg:width="0.313cm" svg:height="0.182cm" svg:x="14.808cm" svg:y="10.097cm" svg:viewBox="0 0 314 183" draw:points="0,81 140,0 314,102 175,183">
                  <text:p/>
                </draw:polygon>
                <draw:polygon draw:style-name="gr320" draw:text-style-name="P34" draw:layer="layout" svg:width="0.174cm" svg:height="0.171cm" svg:x="14.982cm" svg:y="10.147cm" svg:viewBox="0 0 175 172" draw:points="0,172 0,132 140,51 140,0 175,21 175,71">
                  <text:p/>
                </draw:polygon>
                <draw:polygon draw:style-name="gr321" draw:text-style-name="P32" draw:layer="layout" svg:width="0.557cm" svg:height="0.769cm" svg:x="14.616cm" svg:y="9.409cm" svg:viewBox="0 0 558 770" draw:points="0,446 0,0 558,324 558,770">
                  <text:p/>
                </draw:polygon>
                <draw:polygon draw:style-name="gr322" draw:text-style-name="P36" draw:layer="layout" svg:width="0.522cm" svg:height="0.708cm" svg:x="14.633cm" svg:y="9.439cm" svg:viewBox="0 0 523 709" draw:points="0,406 0,0 523,304 523,709">
                  <text:p/>
                </draw:polygon>
                <draw:polygon draw:style-name="gr323" draw:text-style-name="P33" draw:layer="layout" svg:width="0.592cm" svg:height="0.343cm" svg:x="14.616cm" svg:y="9.388cm" svg:viewBox="0 0 593 344" draw:points="558,344 0,21 35,0 593,324">
                  <text:p/>
                </draw:polygon>
                <draw:polygon draw:style-name="gr324" draw:text-style-name="P34" draw:layer="layout" svg:width="0.034cm" svg:height="0.465cm" svg:x="15.174cm" svg:y="9.711cm" svg:viewBox="0 0 35 466" draw:points="0,466 0,21 35,0 35,446">
                  <text:p/>
                </draw:polygon>
                <draw:polygon draw:style-name="gr325" draw:text-style-name="P35" draw:layer="layout" svg:width="0.592cm" svg:height="0.93cm" svg:x="14.616cm" svg:y="9.388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326" draw:text-style-name="P40" draw:layer="layout" svg:width="0.226cm" svg:height="0.12cm" svg:x="14.912cm" svg:y="10.451cm" svg:viewBox="0 0 227 121" svg:d="M1 121c48 0 226-50 226-81 0-30-4-40-52-40 0 30-191 21-174 121z">
                <text:p/>
              </draw:path>
              <draw:g>
                <draw:polygon draw:style-name="gr327" draw:text-style-name="P33" draw:layer="layout" svg:width="0.749cm" svg:height="0.435cm" svg:x="14.354cm" svg:y="10.107cm" svg:viewBox="0 0 750 436" draw:points="558,436 0,111 192,0 750,324">
                  <text:p/>
                </draw:polygon>
                <draw:polygon draw:style-name="gr328" draw:text-style-name="P37" draw:layer="layout" svg:width="0.505cm" svg:height="0.293cm" svg:x="14.407cm" svg:y="10.138cm" svg:viewBox="0 0 506 294" draw:points="0,81 140,0 506,213 366,294">
                  <text:p/>
                </draw:polygon>
                <draw:polygon draw:style-name="gr329" draw:text-style-name="P37" draw:layer="layout" svg:width="0.244cm" svg:height="0.141cm" svg:x="14.808cm" svg:y="10.37cm" svg:viewBox="0 0 245 142" draw:points="0,81 140,0 245,61 105,142">
                  <text:p/>
                </draw:polygon>
                <draw:polygon draw:style-name="gr330" draw:text-style-name="P34" draw:layer="layout" svg:width="0.191cm" svg:height="0.151cm" svg:x="14.913cm" svg:y="10.431cm" svg:viewBox="0 0 192 152" draw:points="0,152 0,111 192,0 192,40">
                  <text:p/>
                </draw:polygon>
                <draw:line draw:style-name="gr331" draw:text-style-name="P38" draw:layer="layout" svg:x1="14.442cm" svg:y1="10.198cm" svg:x2="14.808cm" svg:y2="10.411cm">
                  <text:p/>
                </draw:line>
                <draw:line draw:style-name="gr332" draw:text-style-name="P38" draw:layer="layout" svg:x1="14.477cm" svg:y1="10.178cm" svg:x2="14.843cm" svg:y2="10.391cm">
                  <text:p/>
                </draw:line>
                <draw:line draw:style-name="gr333" draw:text-style-name="P38" draw:layer="layout" svg:x1="14.512cm" svg:y1="10.158cm" svg:x2="14.878cm" svg:y2="10.371cm">
                  <text:p/>
                </draw:line>
                <draw:line draw:style-name="gr334" draw:text-style-name="P38" draw:layer="layout" svg:x1="14.843cm" svg:y1="10.351cm" svg:x2="14.878cm" svg:y2="10.33cm">
                  <text:p/>
                </draw:line>
                <draw:line draw:style-name="gr335" draw:text-style-name="P38" draw:layer="layout" svg:x1="14.808cm" svg:y1="10.331cm" svg:x2="14.843cm" svg:y2="10.31cm">
                  <text:p/>
                </draw:line>
                <draw:line draw:style-name="gr336" draw:text-style-name="P38" draw:layer="layout" svg:x1="14.773cm" svg:y1="10.31cm" svg:x2="14.808cm" svg:y2="10.289cm">
                  <text:p/>
                </draw:line>
                <draw:line draw:style-name="gr337" draw:text-style-name="P38" draw:layer="layout" svg:x1="14.79cm" svg:y1="10.361cm" svg:x2="14.825cm" svg:y2="10.34cm">
                  <text:p/>
                </draw:line>
                <draw:line draw:style-name="gr338" draw:text-style-name="P38" draw:layer="layout" svg:x1="14.755cm" svg:y1="10.34cm" svg:x2="14.79cm" svg:y2="10.319cm">
                  <text:p/>
                </draw:line>
                <draw:line draw:style-name="gr339" draw:text-style-name="P38" draw:layer="layout" svg:x1="14.72cm" svg:y1="10.321cm" svg:x2="14.755cm" svg:y2="10.3cm">
                  <text:p/>
                </draw:line>
                <draw:line draw:style-name="gr340" draw:text-style-name="P38" draw:layer="layout" svg:x1="14.738cm" svg:y1="10.289cm" svg:x2="14.773cm" svg:y2="10.268cm">
                  <text:p/>
                </draw:line>
                <draw:line draw:style-name="gr341" draw:text-style-name="P38" draw:layer="layout" svg:x1="14.685cm" svg:y1="10.3cm" svg:x2="14.72cm" svg:y2="10.279cm">
                  <text:p/>
                </draw:line>
                <draw:line draw:style-name="gr342" draw:text-style-name="P38" draw:layer="layout" svg:x1="14.703cm" svg:y1="10.27cm" svg:x2="14.738cm" svg:y2="10.249cm">
                  <text:p/>
                </draw:line>
                <draw:line draw:style-name="gr343" draw:text-style-name="P38" draw:layer="layout" svg:x1="14.668cm" svg:y1="10.249cm" svg:x2="14.703cm" svg:y2="10.228cm">
                  <text:p/>
                </draw:line>
                <draw:line draw:style-name="gr344" draw:text-style-name="P38" draw:layer="layout" svg:x1="14.633cm" svg:y1="10.229cm" svg:x2="14.668cm" svg:y2="10.208cm">
                  <text:p/>
                </draw:line>
                <draw:line draw:style-name="gr345" draw:text-style-name="P38" draw:layer="layout" svg:x1="14.65cm" svg:y1="10.28cm" svg:x2="14.685cm" svg:y2="10.259cm">
                  <text:p/>
                </draw:line>
                <draw:line draw:style-name="gr346" draw:text-style-name="P38" draw:layer="layout" svg:x1="14.616cm" svg:y1="10.259cm" svg:x2="14.651cm" svg:y2="10.238cm">
                  <text:p/>
                </draw:line>
                <draw:line draw:style-name="gr347" draw:text-style-name="P38" draw:layer="layout" svg:x1="14.582cm" svg:y1="10.24cm" svg:x2="14.617cm" svg:y2="10.219cm">
                  <text:p/>
                </draw:line>
                <draw:line draw:style-name="gr348" draw:text-style-name="P38" draw:layer="layout" svg:x1="14.599cm" svg:y1="10.21cm" svg:x2="14.634cm" svg:y2="10.189cm">
                  <text:p/>
                </draw:line>
                <draw:line draw:style-name="gr349" draw:text-style-name="P38" draw:layer="layout" svg:x1="14.547cm" svg:y1="10.219cm" svg:x2="14.582cm" svg:y2="10.198cm">
                  <text:p/>
                </draw:line>
                <draw:line draw:style-name="gr350" draw:text-style-name="P38" draw:layer="layout" svg:x1="14.564cm" svg:y1="10.189cm" svg:x2="14.599cm" svg:y2="10.168cm">
                  <text:p/>
                </draw:line>
                <draw:line draw:style-name="gr351" draw:text-style-name="P38" draw:layer="layout" svg:x1="14.529cm" svg:y1="10.168cm" svg:x2="14.564cm" svg:y2="10.147cm">
                  <text:p/>
                </draw:line>
                <draw:line draw:style-name="gr352" draw:text-style-name="P38" draw:layer="layout" svg:x1="14.512cm" svg:y1="10.199cm" svg:x2="14.547cm" svg:y2="10.178cm">
                  <text:p/>
                </draw:line>
                <draw:line draw:style-name="gr353" draw:text-style-name="P38" draw:layer="layout" svg:x1="14.738cm" svg:y1="10.371cm" svg:x2="14.773cm" svg:y2="10.35cm">
                  <text:p/>
                </draw:line>
                <draw:line draw:style-name="gr354" draw:text-style-name="P38" draw:layer="layout" svg:x1="14.703cm" svg:y1="10.351cm" svg:x2="14.738cm" svg:y2="10.33cm">
                  <text:p/>
                </draw:line>
                <draw:line draw:style-name="gr355" draw:text-style-name="P38" draw:layer="layout" svg:x1="14.668cm" svg:y1="10.331cm" svg:x2="14.703cm" svg:y2="10.31cm">
                  <text:p/>
                </draw:line>
                <draw:line draw:style-name="gr356" draw:text-style-name="P38" draw:layer="layout" svg:x1="14.65cm" svg:y1="10.361cm" svg:x2="14.685cm" svg:y2="10.34cm">
                  <text:p/>
                </draw:line>
                <draw:line draw:style-name="gr357" draw:text-style-name="P38" draw:layer="layout" svg:x1="14.616cm" svg:y1="10.34cm" svg:x2="14.651cm" svg:y2="10.319cm">
                  <text:p/>
                </draw:line>
                <draw:line draw:style-name="gr358" draw:text-style-name="P38" draw:layer="layout" svg:x1="14.633cm" svg:y1="10.31cm" svg:x2="14.668cm" svg:y2="10.289cm">
                  <text:p/>
                </draw:line>
                <draw:line draw:style-name="gr359" draw:text-style-name="P38" draw:layer="layout" svg:x1="14.599cm" svg:y1="10.289cm" svg:x2="14.634cm" svg:y2="10.268cm">
                  <text:p/>
                </draw:line>
                <draw:line draw:style-name="gr360" draw:text-style-name="P38" draw:layer="layout" svg:x1="14.564cm" svg:y1="10.27cm" svg:x2="14.599cm" svg:y2="10.249cm">
                  <text:p/>
                </draw:line>
                <draw:line draw:style-name="gr361" draw:text-style-name="P38" draw:layer="layout" svg:x1="14.529cm" svg:y1="10.249cm" svg:x2="14.564cm" svg:y2="10.228cm">
                  <text:p/>
                </draw:line>
                <draw:line draw:style-name="gr362" draw:text-style-name="P38" draw:layer="layout" svg:x1="14.477cm" svg:y1="10.259cm" svg:x2="14.512cm" svg:y2="10.238cm">
                  <text:p/>
                </draw:line>
                <draw:line draw:style-name="gr363" draw:text-style-name="P38" draw:layer="layout" svg:x1="14.494cm" svg:y1="10.229cm" svg:x2="14.529cm" svg:y2="10.208cm">
                  <text:p/>
                </draw:line>
                <draw:line draw:style-name="gr364" draw:text-style-name="P38" draw:layer="layout" svg:x1="14.442cm" svg:y1="10.24cm" svg:x2="14.477cm" svg:y2="10.219cm">
                  <text:p/>
                </draw:line>
                <draw:line draw:style-name="gr365" draw:text-style-name="P38" draw:layer="layout" svg:x1="14.72cm" svg:y1="10.402cm" svg:x2="14.755cm" svg:y2="10.381cm">
                  <text:p/>
                </draw:line>
                <draw:line draw:style-name="gr366" draw:text-style-name="P38" draw:layer="layout" svg:x1="14.685cm" svg:y1="10.381cm" svg:x2="14.72cm" svg:y2="10.36cm">
                  <text:p/>
                </draw:line>
                <draw:line draw:style-name="gr367" draw:text-style-name="P38" draw:layer="layout" svg:x1="14.843cm" svg:y1="10.472cm" svg:x2="14.983cm" svg:y2="10.391cm">
                  <text:p/>
                </draw:line>
                <draw:line draw:style-name="gr368" draw:text-style-name="P38" draw:layer="layout" svg:x1="14.878cm" svg:y1="10.492cm" svg:x2="15.018cm" svg:y2="10.411cm">
                  <text:p/>
                </draw:line>
                <draw:line draw:style-name="gr369" draw:text-style-name="P38" draw:layer="layout" svg:x1="14.913cm" svg:y1="10.391cm" svg:x2="15.018cm" svg:y2="10.452cm">
                  <text:p/>
                </draw:line>
                <draw:line draw:style-name="gr370" draw:text-style-name="P38" draw:layer="layout" svg:x1="14.878cm" svg:y1="10.411cm" svg:x2="14.983cm" svg:y2="10.472cm">
                  <text:p/>
                </draw:line>
                <draw:line draw:style-name="gr371" draw:text-style-name="P38" draw:layer="layout" svg:x1="14.843cm" svg:y1="10.431cm" svg:x2="14.913cm" svg:y2="10.471cm">
                  <text:p/>
                </draw:line>
                <draw:polygon draw:style-name="gr372" draw:text-style-name="P32" draw:layer="layout" svg:width="0.557cm" svg:height="0.364cm" svg:x="14.354cm" svg:y="10.219cm" svg:viewBox="0 0 558 365" draw:points="0,40 0,0 558,324 558,365">
                  <text:p/>
                </draw:polygon>
                <draw:polygon draw:style-name="gr373" draw:text-style-name="P35" draw:layer="layout" svg:width="0.749cm" svg:height="0.475cm" svg:x="14.354cm" svg:y="10.107cm" svg:viewBox="0 0 750 476" draw:points="192,0 750,324 750,365 558,476 0,152 0,111">
                  <text:p/>
                </draw:polygon>
              </draw:g>
            </draw:g>
          </draw:g>
          <draw:frame draw:style-name="gr84" draw:text-style-name="P41" draw:layer="layout" svg:width="2.159cm" svg:height="1.073cm" svg:x="13.763cm" svg:y="10.705cm">
            <draw:text-box>
              <text:p text:style-name="P15"><text:span text:style-name="T6">visitor</text:span></text:p>
              <text:p text:style-name="P15"><text:span text:style-name="T7">w2p2dhs</text:span></text:p>
            </draw:text-box>
          </draw:frame>
        </draw:g>
        <draw:g xml:id="id27" draw:id="id27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374" draw:text-style-name="P8" draw:layer="layout" svg:width="0.19cm" svg:height="0.12cm" svg:x="21.786cm" svg:y="10.563cm" svg:viewBox="0 0 191 121" svg:d="M0 121c48 0 191-40 191-70s-4-51-52-51c0 30-140 30-139 121z">
                <text:p/>
              </draw:path>
              <draw:g>
                <draw:polygon draw:style-name="gr375" draw:text-style-name="P9" draw:layer="layout" svg:width="0.086cm" svg:height="0.101cm" svg:x="21.715cm" svg:y="10.583cm" svg:viewBox="0 0 87 102" draw:points="0,61 17,0 87,40 70,102">
                  <text:p/>
                </draw:polygon>
                <draw:polygon draw:style-name="gr376" draw:text-style-name="P11" draw:layer="layout" svg:width="0.191cm" svg:height="0.11cm" svg:x="21.732cm" svg:y="10.512cm" svg:viewBox="0 0 192 111" draw:points="0,71 35,40 87,10 122,0 192,40 157,51 105,81 70,111">
                  <text:p/>
                </draw:polygon>
                <draw:path draw:style-name="gr377" draw:text-style-name="P42" draw:layer="layout" svg:width="0.156cm" svg:height="0.131cm" svg:x="21.785cm" svg:y="10.553cm" svg:viewBox="0 0 157 132" svg:d="M157 41c0-62-35-41-70-20-35 20-70 20-87 111 0 0 70-41 157-91z">
                  <text:p/>
                </draw:path>
                <draw:path draw:style-name="gr378" draw:text-style-name="P12" draw:layer="layout" svg:width="0.226cm" svg:height="0.171cm" svg:x="21.715cm" svg:y="10.512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379" draw:text-style-name="P8" draw:layer="layout" svg:width="0.313cm" svg:height="0.242cm" svg:x="21.628cm" svg:y="10.077cm" svg:viewBox="0 0 314 243" svg:d="M1 243c48 0 313-10 313-101s-91-142-139-142c0 30-191 21-174 243z">
                <text:p/>
              </draw:path>
              <draw:g>
                <draw:polygon draw:style-name="gr380" draw:text-style-name="P9" draw:layer="layout" svg:width="0.174cm" svg:height="0.141cm" svg:x="21.454cm" svg:y="10.178cm" svg:viewBox="0 0 175 142" draw:points="0,40 0,0 175,102 175,142">
                  <text:p/>
                </draw:polygon>
                <draw:polygon draw:style-name="gr381" draw:text-style-name="P9" draw:layer="layout" svg:width="0.174cm" svg:height="0.171cm" svg:x="21.594cm" svg:y="10.026cm" svg:viewBox="0 0 175 172" draw:points="0,71 0,0 175,102 175,172">
                  <text:p/>
                </draw:polygon>
                <draw:polygon draw:style-name="gr382" draw:text-style-name="P11" draw:layer="layout" svg:width="0.313cm" svg:height="0.182cm" svg:x="21.454cm" svg:y="10.097cm" svg:viewBox="0 0 314 183" draw:points="0,81 140,0 314,102 175,183">
                  <text:p/>
                </draw:polygon>
                <draw:polygon draw:style-name="gr383" draw:text-style-name="P42" draw:layer="layout" svg:width="0.174cm" svg:height="0.171cm" svg:x="21.628cm" svg:y="10.147cm" svg:viewBox="0 0 175 172" draw:points="0,172 0,132 140,51 140,0 175,21 175,71">
                  <text:p/>
                </draw:polygon>
                <draw:polygon draw:style-name="gr384" draw:text-style-name="P9" draw:layer="layout" svg:width="0.557cm" svg:height="0.769cm" svg:x="21.262cm" svg:y="9.409cm" svg:viewBox="0 0 558 770" draw:points="0,446 0,0 558,324 558,770">
                  <text:p/>
                </draw:polygon>
                <draw:polygon draw:style-name="gr385" draw:text-style-name="P43" draw:layer="layout" svg:width="0.522cm" svg:height="0.708cm" svg:x="21.279cm" svg:y="9.439cm" svg:viewBox="0 0 523 709" draw:points="0,406 0,0 523,304 523,709">
                  <text:p/>
                </draw:polygon>
                <draw:polygon draw:style-name="gr386" draw:text-style-name="P11" draw:layer="layout" svg:width="0.592cm" svg:height="0.343cm" svg:x="21.262cm" svg:y="9.388cm" svg:viewBox="0 0 593 344" draw:points="558,344 0,21 35,0 593,324">
                  <text:p/>
                </draw:polygon>
                <draw:polygon draw:style-name="gr387" draw:text-style-name="P42" draw:layer="layout" svg:width="0.034cm" svg:height="0.465cm" svg:x="21.82cm" svg:y="9.711cm" svg:viewBox="0 0 35 466" draw:points="0,466 0,21 35,0 35,446">
                  <text:p/>
                </draw:polygon>
                <draw:polygon draw:style-name="gr388" draw:text-style-name="P12" draw:layer="layout" svg:width="0.592cm" svg:height="0.93cm" svg:x="21.262cm" svg:y="9.388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389" draw:text-style-name="P8" draw:layer="layout" svg:width="0.226cm" svg:height="0.12cm" svg:x="21.558cm" svg:y="10.451cm" svg:viewBox="0 0 227 121" svg:d="M1 121c48 0 226-50 226-81 0-30-4-40-52-40 0 30-191 21-174 121z">
                <text:p/>
              </draw:path>
              <draw:g>
                <draw:polygon draw:style-name="gr390" draw:text-style-name="P11" draw:layer="layout" svg:width="0.749cm" svg:height="0.435cm" svg:x="21cm" svg:y="10.107cm" svg:viewBox="0 0 750 436" draw:points="558,436 0,111 192,0 750,324">
                  <text:p/>
                </draw:polygon>
                <draw:polygon draw:style-name="gr391" draw:text-style-name="P44" draw:layer="layout" svg:width="0.505cm" svg:height="0.293cm" svg:x="21.053cm" svg:y="10.138cm" svg:viewBox="0 0 506 294" draw:points="0,81 140,0 506,213 366,294">
                  <text:p/>
                </draw:polygon>
                <draw:polygon draw:style-name="gr392" draw:text-style-name="P44" draw:layer="layout" svg:width="0.244cm" svg:height="0.141cm" svg:x="21.454cm" svg:y="10.37cm" svg:viewBox="0 0 245 142" draw:points="0,81 140,0 245,61 105,142">
                  <text:p/>
                </draw:polygon>
                <draw:polygon draw:style-name="gr393" draw:text-style-name="P42" draw:layer="layout" svg:width="0.191cm" svg:height="0.151cm" svg:x="21.559cm" svg:y="10.431cm" svg:viewBox="0 0 192 152" draw:points="0,152 0,111 192,0 192,40">
                  <text:p/>
                </draw:polygon>
                <draw:line draw:style-name="gr394" draw:text-style-name="P13" draw:layer="layout" svg:x1="21.088cm" svg:y1="10.198cm" svg:x2="21.454cm" svg:y2="10.411cm">
                  <text:p/>
                </draw:line>
                <draw:line draw:style-name="gr395" draw:text-style-name="P13" draw:layer="layout" svg:x1="21.123cm" svg:y1="10.178cm" svg:x2="21.489cm" svg:y2="10.391cm">
                  <text:p/>
                </draw:line>
                <draw:line draw:style-name="gr396" draw:text-style-name="P13" draw:layer="layout" svg:x1="21.158cm" svg:y1="10.158cm" svg:x2="21.524cm" svg:y2="10.371cm">
                  <text:p/>
                </draw:line>
                <draw:line draw:style-name="gr397" draw:text-style-name="P13" draw:layer="layout" svg:x1="21.489cm" svg:y1="10.351cm" svg:x2="21.524cm" svg:y2="10.33cm">
                  <text:p/>
                </draw:line>
                <draw:line draw:style-name="gr398" draw:text-style-name="P13" draw:layer="layout" svg:x1="21.454cm" svg:y1="10.331cm" svg:x2="21.489cm" svg:y2="10.31cm">
                  <text:p/>
                </draw:line>
                <draw:line draw:style-name="gr399" draw:text-style-name="P13" draw:layer="layout" svg:x1="21.419cm" svg:y1="10.31cm" svg:x2="21.454cm" svg:y2="10.289cm">
                  <text:p/>
                </draw:line>
                <draw:line draw:style-name="gr400" draw:text-style-name="P13" draw:layer="layout" svg:x1="21.436cm" svg:y1="10.361cm" svg:x2="21.471cm" svg:y2="10.34cm">
                  <text:p/>
                </draw:line>
                <draw:line draw:style-name="gr401" draw:text-style-name="P13" draw:layer="layout" svg:x1="21.401cm" svg:y1="10.34cm" svg:x2="21.436cm" svg:y2="10.319cm">
                  <text:p/>
                </draw:line>
                <draw:line draw:style-name="gr402" draw:text-style-name="P13" draw:layer="layout" svg:x1="21.366cm" svg:y1="10.321cm" svg:x2="21.401cm" svg:y2="10.3cm">
                  <text:p/>
                </draw:line>
                <draw:line draw:style-name="gr403" draw:text-style-name="P13" draw:layer="layout" svg:x1="21.384cm" svg:y1="10.289cm" svg:x2="21.419cm" svg:y2="10.268cm">
                  <text:p/>
                </draw:line>
                <draw:line draw:style-name="gr404" draw:text-style-name="P13" draw:layer="layout" svg:x1="21.331cm" svg:y1="10.3cm" svg:x2="21.366cm" svg:y2="10.279cm">
                  <text:p/>
                </draw:line>
                <draw:line draw:style-name="gr405" draw:text-style-name="P13" draw:layer="layout" svg:x1="21.349cm" svg:y1="10.27cm" svg:x2="21.384cm" svg:y2="10.249cm">
                  <text:p/>
                </draw:line>
                <draw:line draw:style-name="gr406" draw:text-style-name="P13" draw:layer="layout" svg:x1="21.314cm" svg:y1="10.249cm" svg:x2="21.349cm" svg:y2="10.228cm">
                  <text:p/>
                </draw:line>
                <draw:line draw:style-name="gr407" draw:text-style-name="P13" draw:layer="layout" svg:x1="21.279cm" svg:y1="10.229cm" svg:x2="21.314cm" svg:y2="10.208cm">
                  <text:p/>
                </draw:line>
                <draw:line draw:style-name="gr408" draw:text-style-name="P13" draw:layer="layout" svg:x1="21.296cm" svg:y1="10.28cm" svg:x2="21.331cm" svg:y2="10.259cm">
                  <text:p/>
                </draw:line>
                <draw:line draw:style-name="gr409" draw:text-style-name="P13" draw:layer="layout" svg:x1="21.262cm" svg:y1="10.259cm" svg:x2="21.297cm" svg:y2="10.238cm">
                  <text:p/>
                </draw:line>
                <draw:line draw:style-name="gr410" draw:text-style-name="P13" draw:layer="layout" svg:x1="21.228cm" svg:y1="10.24cm" svg:x2="21.263cm" svg:y2="10.219cm">
                  <text:p/>
                </draw:line>
                <draw:line draw:style-name="gr411" draw:text-style-name="P13" draw:layer="layout" svg:x1="21.245cm" svg:y1="10.21cm" svg:x2="21.28cm" svg:y2="10.189cm">
                  <text:p/>
                </draw:line>
                <draw:line draw:style-name="gr412" draw:text-style-name="P13" draw:layer="layout" svg:x1="21.193cm" svg:y1="10.219cm" svg:x2="21.228cm" svg:y2="10.198cm">
                  <text:p/>
                </draw:line>
                <draw:line draw:style-name="gr413" draw:text-style-name="P13" draw:layer="layout" svg:x1="21.21cm" svg:y1="10.189cm" svg:x2="21.245cm" svg:y2="10.168cm">
                  <text:p/>
                </draw:line>
                <draw:line draw:style-name="gr414" draw:text-style-name="P13" draw:layer="layout" svg:x1="21.175cm" svg:y1="10.168cm" svg:x2="21.21cm" svg:y2="10.147cm">
                  <text:p/>
                </draw:line>
                <draw:line draw:style-name="gr415" draw:text-style-name="P13" draw:layer="layout" svg:x1="21.158cm" svg:y1="10.199cm" svg:x2="21.193cm" svg:y2="10.178cm">
                  <text:p/>
                </draw:line>
                <draw:line draw:style-name="gr416" draw:text-style-name="P13" draw:layer="layout" svg:x1="21.384cm" svg:y1="10.371cm" svg:x2="21.419cm" svg:y2="10.35cm">
                  <text:p/>
                </draw:line>
                <draw:line draw:style-name="gr417" draw:text-style-name="P13" draw:layer="layout" svg:x1="21.349cm" svg:y1="10.351cm" svg:x2="21.384cm" svg:y2="10.33cm">
                  <text:p/>
                </draw:line>
                <draw:line draw:style-name="gr418" draw:text-style-name="P13" draw:layer="layout" svg:x1="21.314cm" svg:y1="10.331cm" svg:x2="21.349cm" svg:y2="10.31cm">
                  <text:p/>
                </draw:line>
                <draw:line draw:style-name="gr419" draw:text-style-name="P13" draw:layer="layout" svg:x1="21.296cm" svg:y1="10.361cm" svg:x2="21.331cm" svg:y2="10.34cm">
                  <text:p/>
                </draw:line>
                <draw:line draw:style-name="gr420" draw:text-style-name="P13" draw:layer="layout" svg:x1="21.262cm" svg:y1="10.34cm" svg:x2="21.297cm" svg:y2="10.319cm">
                  <text:p/>
                </draw:line>
                <draw:line draw:style-name="gr421" draw:text-style-name="P13" draw:layer="layout" svg:x1="21.279cm" svg:y1="10.31cm" svg:x2="21.314cm" svg:y2="10.289cm">
                  <text:p/>
                </draw:line>
                <draw:line draw:style-name="gr422" draw:text-style-name="P13" draw:layer="layout" svg:x1="21.245cm" svg:y1="10.289cm" svg:x2="21.28cm" svg:y2="10.268cm">
                  <text:p/>
                </draw:line>
                <draw:line draw:style-name="gr423" draw:text-style-name="P13" draw:layer="layout" svg:x1="21.21cm" svg:y1="10.27cm" svg:x2="21.245cm" svg:y2="10.249cm">
                  <text:p/>
                </draw:line>
                <draw:line draw:style-name="gr424" draw:text-style-name="P13" draw:layer="layout" svg:x1="21.175cm" svg:y1="10.249cm" svg:x2="21.21cm" svg:y2="10.228cm">
                  <text:p/>
                </draw:line>
                <draw:line draw:style-name="gr425" draw:text-style-name="P13" draw:layer="layout" svg:x1="21.123cm" svg:y1="10.259cm" svg:x2="21.158cm" svg:y2="10.238cm">
                  <text:p/>
                </draw:line>
                <draw:line draw:style-name="gr426" draw:text-style-name="P13" draw:layer="layout" svg:x1="21.14cm" svg:y1="10.229cm" svg:x2="21.175cm" svg:y2="10.208cm">
                  <text:p/>
                </draw:line>
                <draw:line draw:style-name="gr427" draw:text-style-name="P13" draw:layer="layout" svg:x1="21.088cm" svg:y1="10.24cm" svg:x2="21.123cm" svg:y2="10.219cm">
                  <text:p/>
                </draw:line>
                <draw:line draw:style-name="gr428" draw:text-style-name="P13" draw:layer="layout" svg:x1="21.366cm" svg:y1="10.402cm" svg:x2="21.401cm" svg:y2="10.381cm">
                  <text:p/>
                </draw:line>
                <draw:line draw:style-name="gr429" draw:text-style-name="P13" draw:layer="layout" svg:x1="21.331cm" svg:y1="10.381cm" svg:x2="21.366cm" svg:y2="10.36cm">
                  <text:p/>
                </draw:line>
                <draw:line draw:style-name="gr430" draw:text-style-name="P13" draw:layer="layout" svg:x1="21.489cm" svg:y1="10.472cm" svg:x2="21.629cm" svg:y2="10.391cm">
                  <text:p/>
                </draw:line>
                <draw:line draw:style-name="gr431" draw:text-style-name="P13" draw:layer="layout" svg:x1="21.524cm" svg:y1="10.492cm" svg:x2="21.664cm" svg:y2="10.411cm">
                  <text:p/>
                </draw:line>
                <draw:line draw:style-name="gr432" draw:text-style-name="P13" draw:layer="layout" svg:x1="21.559cm" svg:y1="10.391cm" svg:x2="21.664cm" svg:y2="10.452cm">
                  <text:p/>
                </draw:line>
                <draw:line draw:style-name="gr433" draw:text-style-name="P13" draw:layer="layout" svg:x1="21.524cm" svg:y1="10.411cm" svg:x2="21.629cm" svg:y2="10.472cm">
                  <text:p/>
                </draw:line>
                <draw:line draw:style-name="gr434" draw:text-style-name="P13" draw:layer="layout" svg:x1="21.489cm" svg:y1="10.431cm" svg:x2="21.559cm" svg:y2="10.471cm">
                  <text:p/>
                </draw:line>
                <draw:polygon draw:style-name="gr435" draw:text-style-name="P9" draw:layer="layout" svg:width="0.557cm" svg:height="0.364cm" svg:x="21cm" svg:y="10.219cm" svg:viewBox="0 0 558 365" draw:points="0,40 0,0 558,324 558,365">
                  <text:p/>
                </draw:polygon>
                <draw:polygon draw:style-name="gr436" draw:text-style-name="P12" draw:layer="layout" svg:width="0.749cm" svg:height="0.475cm" svg:x="21cm" svg:y="10.107cm" svg:viewBox="0 0 750 476" draw:points="192,0 750,324 750,365 558,476 0,152 0,111">
                  <text:p/>
                </draw:polygon>
              </draw:g>
            </draw:g>
          </draw:g>
          <draw:frame draw:style-name="gr97" draw:text-style-name="P39" draw:layer="layout" svg:width="1.985cm" svg:height="0.687cm" svg:x="20.515cm" svg:y="10.705cm">
            <draw:text-box>
              <text:p text:style-name="P15"><text:span text:style-name="T6">astro</text:span></text:p>
            </draw:text-box>
          </draw:frame>
        </draw:g>
        <draw:g xml:id="id8" draw:id="id8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437" draw:text-style-name="P45" draw:layer="layout" svg:width="0.19cm" svg:height="0.12cm" svg:x="17.348cm" svg:y="10.563cm" svg:viewBox="0 0 191 121" svg:d="M0 121c48 0 191-40 191-70s-4-51-52-51c0 30-140 30-139 121z">
                <text:p/>
              </draw:path>
              <draw:g>
                <draw:polygon draw:style-name="gr438" draw:text-style-name="P46" draw:layer="layout" svg:width="0.086cm" svg:height="0.101cm" svg:x="17.277cm" svg:y="10.583cm" svg:viewBox="0 0 87 102" draw:points="0,61 17,0 87,40 70,102">
                  <text:p/>
                </draw:polygon>
                <draw:polygon draw:style-name="gr439" draw:text-style-name="P47" draw:layer="layout" svg:width="0.191cm" svg:height="0.11cm" svg:x="17.294cm" svg:y="10.512cm" svg:viewBox="0 0 192 111" draw:points="0,71 35,40 87,10 122,0 192,40 157,51 105,81 70,111">
                  <text:p/>
                </draw:polygon>
                <draw:path draw:style-name="gr440" draw:text-style-name="P48" draw:layer="layout" svg:width="0.156cm" svg:height="0.131cm" svg:x="17.347cm" svg:y="10.553cm" svg:viewBox="0 0 157 132" svg:d="M157 41c0-62-35-41-70-20-35 20-70 20-87 111 0 0 70-41 157-91z">
                  <text:p/>
                </draw:path>
                <draw:path draw:style-name="gr441" draw:text-style-name="P49" draw:layer="layout" svg:width="0.226cm" svg:height="0.171cm" svg:x="17.277cm" svg:y="10.512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442" draw:text-style-name="P45" draw:layer="layout" svg:width="0.313cm" svg:height="0.242cm" svg:x="17.19cm" svg:y="10.077cm" svg:viewBox="0 0 314 243" svg:d="M1 243c48 0 313-10 313-101s-91-142-139-142c0 30-191 21-174 243z">
                <text:p/>
              </draw:path>
              <draw:g>
                <draw:polygon draw:style-name="gr443" draw:text-style-name="P46" draw:layer="layout" svg:width="0.174cm" svg:height="0.141cm" svg:x="17.016cm" svg:y="10.178cm" svg:viewBox="0 0 175 142" draw:points="0,40 0,0 175,102 175,142">
                  <text:p/>
                </draw:polygon>
                <draw:polygon draw:style-name="gr444" draw:text-style-name="P46" draw:layer="layout" svg:width="0.174cm" svg:height="0.171cm" svg:x="17.156cm" svg:y="10.026cm" svg:viewBox="0 0 175 172" draw:points="0,71 0,0 175,102 175,172">
                  <text:p/>
                </draw:polygon>
                <draw:polygon draw:style-name="gr445" draw:text-style-name="P47" draw:layer="layout" svg:width="0.313cm" svg:height="0.182cm" svg:x="17.016cm" svg:y="10.097cm" svg:viewBox="0 0 314 183" draw:points="0,81 140,0 314,102 175,183">
                  <text:p/>
                </draw:polygon>
                <draw:polygon draw:style-name="gr446" draw:text-style-name="P48" draw:layer="layout" svg:width="0.174cm" svg:height="0.171cm" svg:x="17.19cm" svg:y="10.147cm" svg:viewBox="0 0 175 172" draw:points="0,172 0,132 140,51 140,0 175,21 175,71">
                  <text:p/>
                </draw:polygon>
                <draw:polygon draw:style-name="gr447" draw:text-style-name="P46" draw:layer="layout" svg:width="0.557cm" svg:height="0.769cm" svg:x="16.824cm" svg:y="9.409cm" svg:viewBox="0 0 558 770" draw:points="0,446 0,0 558,324 558,770">
                  <text:p/>
                </draw:polygon>
                <draw:polygon draw:style-name="gr448" draw:text-style-name="P50" draw:layer="layout" svg:width="0.522cm" svg:height="0.708cm" svg:x="16.841cm" svg:y="9.439cm" svg:viewBox="0 0 523 709" draw:points="0,406 0,0 523,304 523,709">
                  <text:p/>
                </draw:polygon>
                <draw:polygon draw:style-name="gr449" draw:text-style-name="P47" draw:layer="layout" svg:width="0.592cm" svg:height="0.343cm" svg:x="16.824cm" svg:y="9.388cm" svg:viewBox="0 0 593 344" draw:points="558,344 0,21 35,0 593,324">
                  <text:p/>
                </draw:polygon>
                <draw:polygon draw:style-name="gr450" draw:text-style-name="P48" draw:layer="layout" svg:width="0.034cm" svg:height="0.465cm" svg:x="17.382cm" svg:y="9.711cm" svg:viewBox="0 0 35 466" draw:points="0,466 0,21 35,0 35,446">
                  <text:p/>
                </draw:polygon>
                <draw:polygon draw:style-name="gr451" draw:text-style-name="P49" draw:layer="layout" svg:width="0.592cm" svg:height="0.93cm" svg:x="16.824cm" svg:y="9.388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452" draw:text-style-name="P45" draw:layer="layout" svg:width="0.226cm" svg:height="0.12cm" svg:x="17.12cm" svg:y="10.451cm" svg:viewBox="0 0 227 121" svg:d="M1 121c48 0 226-50 226-81 0-30-4-40-52-40 0 30-191 21-174 121z">
                <text:p/>
              </draw:path>
              <draw:g>
                <draw:polygon draw:style-name="gr453" draw:text-style-name="P47" draw:layer="layout" svg:width="0.749cm" svg:height="0.435cm" svg:x="16.562cm" svg:y="10.107cm" svg:viewBox="0 0 750 436" draw:points="558,436 0,111 192,0 750,324">
                  <text:p/>
                </draw:polygon>
                <draw:polygon draw:style-name="gr454" draw:text-style-name="P51" draw:layer="layout" svg:width="0.505cm" svg:height="0.293cm" svg:x="16.615cm" svg:y="10.138cm" svg:viewBox="0 0 506 294" draw:points="0,81 140,0 506,213 366,294">
                  <text:p/>
                </draw:polygon>
                <draw:polygon draw:style-name="gr455" draw:text-style-name="P51" draw:layer="layout" svg:width="0.244cm" svg:height="0.141cm" svg:x="17.016cm" svg:y="10.37cm" svg:viewBox="0 0 245 142" draw:points="0,81 140,0 245,61 105,142">
                  <text:p/>
                </draw:polygon>
                <draw:polygon draw:style-name="gr456" draw:text-style-name="P48" draw:layer="layout" svg:width="0.191cm" svg:height="0.151cm" svg:x="17.121cm" svg:y="10.431cm" svg:viewBox="0 0 192 152" draw:points="0,152 0,111 192,0 192,40">
                  <text:p/>
                </draw:polygon>
                <draw:line draw:style-name="gr457" draw:text-style-name="P52" draw:layer="layout" svg:x1="16.65cm" svg:y1="10.198cm" svg:x2="17.016cm" svg:y2="10.411cm">
                  <text:p/>
                </draw:line>
                <draw:line draw:style-name="gr458" draw:text-style-name="P52" draw:layer="layout" svg:x1="16.685cm" svg:y1="10.178cm" svg:x2="17.051cm" svg:y2="10.391cm">
                  <text:p/>
                </draw:line>
                <draw:line draw:style-name="gr459" draw:text-style-name="P52" draw:layer="layout" svg:x1="16.72cm" svg:y1="10.158cm" svg:x2="17.086cm" svg:y2="10.371cm">
                  <text:p/>
                </draw:line>
                <draw:line draw:style-name="gr460" draw:text-style-name="P52" draw:layer="layout" svg:x1="17.051cm" svg:y1="10.351cm" svg:x2="17.086cm" svg:y2="10.33cm">
                  <text:p/>
                </draw:line>
                <draw:line draw:style-name="gr461" draw:text-style-name="P52" draw:layer="layout" svg:x1="17.016cm" svg:y1="10.331cm" svg:x2="17.051cm" svg:y2="10.31cm">
                  <text:p/>
                </draw:line>
                <draw:line draw:style-name="gr462" draw:text-style-name="P52" draw:layer="layout" svg:x1="16.981cm" svg:y1="10.31cm" svg:x2="17.016cm" svg:y2="10.289cm">
                  <text:p/>
                </draw:line>
                <draw:line draw:style-name="gr463" draw:text-style-name="P52" draw:layer="layout" svg:x1="16.998cm" svg:y1="10.361cm" svg:x2="17.033cm" svg:y2="10.34cm">
                  <text:p/>
                </draw:line>
                <draw:line draw:style-name="gr464" draw:text-style-name="P52" draw:layer="layout" svg:x1="16.963cm" svg:y1="10.34cm" svg:x2="16.998cm" svg:y2="10.319cm">
                  <text:p/>
                </draw:line>
                <draw:line draw:style-name="gr465" draw:text-style-name="P52" draw:layer="layout" svg:x1="16.928cm" svg:y1="10.321cm" svg:x2="16.963cm" svg:y2="10.3cm">
                  <text:p/>
                </draw:line>
                <draw:line draw:style-name="gr466" draw:text-style-name="P52" draw:layer="layout" svg:x1="16.946cm" svg:y1="10.289cm" svg:x2="16.981cm" svg:y2="10.268cm">
                  <text:p/>
                </draw:line>
                <draw:line draw:style-name="gr467" draw:text-style-name="P52" draw:layer="layout" svg:x1="16.893cm" svg:y1="10.3cm" svg:x2="16.928cm" svg:y2="10.279cm">
                  <text:p/>
                </draw:line>
                <draw:line draw:style-name="gr468" draw:text-style-name="P52" draw:layer="layout" svg:x1="16.911cm" svg:y1="10.27cm" svg:x2="16.946cm" svg:y2="10.249cm">
                  <text:p/>
                </draw:line>
                <draw:line draw:style-name="gr469" draw:text-style-name="P52" draw:layer="layout" svg:x1="16.876cm" svg:y1="10.249cm" svg:x2="16.911cm" svg:y2="10.228cm">
                  <text:p/>
                </draw:line>
                <draw:line draw:style-name="gr470" draw:text-style-name="P52" draw:layer="layout" svg:x1="16.841cm" svg:y1="10.229cm" svg:x2="16.876cm" svg:y2="10.208cm">
                  <text:p/>
                </draw:line>
                <draw:line draw:style-name="gr471" draw:text-style-name="P52" draw:layer="layout" svg:x1="16.858cm" svg:y1="10.28cm" svg:x2="16.893cm" svg:y2="10.259cm">
                  <text:p/>
                </draw:line>
                <draw:line draw:style-name="gr472" draw:text-style-name="P52" draw:layer="layout" svg:x1="16.824cm" svg:y1="10.259cm" svg:x2="16.859cm" svg:y2="10.238cm">
                  <text:p/>
                </draw:line>
                <draw:line draw:style-name="gr473" draw:text-style-name="P52" draw:layer="layout" svg:x1="16.79cm" svg:y1="10.24cm" svg:x2="16.825cm" svg:y2="10.219cm">
                  <text:p/>
                </draw:line>
                <draw:line draw:style-name="gr474" draw:text-style-name="P52" draw:layer="layout" svg:x1="16.807cm" svg:y1="10.21cm" svg:x2="16.842cm" svg:y2="10.189cm">
                  <text:p/>
                </draw:line>
                <draw:line draw:style-name="gr475" draw:text-style-name="P52" draw:layer="layout" svg:x1="16.755cm" svg:y1="10.219cm" svg:x2="16.79cm" svg:y2="10.198cm">
                  <text:p/>
                </draw:line>
                <draw:line draw:style-name="gr476" draw:text-style-name="P52" draw:layer="layout" svg:x1="16.772cm" svg:y1="10.189cm" svg:x2="16.807cm" svg:y2="10.168cm">
                  <text:p/>
                </draw:line>
                <draw:line draw:style-name="gr477" draw:text-style-name="P52" draw:layer="layout" svg:x1="16.737cm" svg:y1="10.168cm" svg:x2="16.772cm" svg:y2="10.147cm">
                  <text:p/>
                </draw:line>
                <draw:line draw:style-name="gr478" draw:text-style-name="P52" draw:layer="layout" svg:x1="16.72cm" svg:y1="10.199cm" svg:x2="16.755cm" svg:y2="10.178cm">
                  <text:p/>
                </draw:line>
                <draw:line draw:style-name="gr479" draw:text-style-name="P52" draw:layer="layout" svg:x1="16.946cm" svg:y1="10.371cm" svg:x2="16.981cm" svg:y2="10.35cm">
                  <text:p/>
                </draw:line>
                <draw:line draw:style-name="gr480" draw:text-style-name="P52" draw:layer="layout" svg:x1="16.911cm" svg:y1="10.351cm" svg:x2="16.946cm" svg:y2="10.33cm">
                  <text:p/>
                </draw:line>
                <draw:line draw:style-name="gr481" draw:text-style-name="P52" draw:layer="layout" svg:x1="16.876cm" svg:y1="10.331cm" svg:x2="16.911cm" svg:y2="10.31cm">
                  <text:p/>
                </draw:line>
                <draw:line draw:style-name="gr482" draw:text-style-name="P52" draw:layer="layout" svg:x1="16.858cm" svg:y1="10.361cm" svg:x2="16.893cm" svg:y2="10.34cm">
                  <text:p/>
                </draw:line>
                <draw:line draw:style-name="gr483" draw:text-style-name="P52" draw:layer="layout" svg:x1="16.824cm" svg:y1="10.34cm" svg:x2="16.859cm" svg:y2="10.319cm">
                  <text:p/>
                </draw:line>
                <draw:line draw:style-name="gr484" draw:text-style-name="P52" draw:layer="layout" svg:x1="16.841cm" svg:y1="10.31cm" svg:x2="16.876cm" svg:y2="10.289cm">
                  <text:p/>
                </draw:line>
                <draw:line draw:style-name="gr485" draw:text-style-name="P52" draw:layer="layout" svg:x1="16.807cm" svg:y1="10.289cm" svg:x2="16.842cm" svg:y2="10.268cm">
                  <text:p/>
                </draw:line>
                <draw:line draw:style-name="gr486" draw:text-style-name="P52" draw:layer="layout" svg:x1="16.772cm" svg:y1="10.27cm" svg:x2="16.807cm" svg:y2="10.249cm">
                  <text:p/>
                </draw:line>
                <draw:line draw:style-name="gr487" draw:text-style-name="P52" draw:layer="layout" svg:x1="16.737cm" svg:y1="10.249cm" svg:x2="16.772cm" svg:y2="10.228cm">
                  <text:p/>
                </draw:line>
                <draw:line draw:style-name="gr488" draw:text-style-name="P52" draw:layer="layout" svg:x1="16.685cm" svg:y1="10.259cm" svg:x2="16.72cm" svg:y2="10.238cm">
                  <text:p/>
                </draw:line>
                <draw:line draw:style-name="gr489" draw:text-style-name="P52" draw:layer="layout" svg:x1="16.702cm" svg:y1="10.229cm" svg:x2="16.737cm" svg:y2="10.208cm">
                  <text:p/>
                </draw:line>
                <draw:line draw:style-name="gr490" draw:text-style-name="P52" draw:layer="layout" svg:x1="16.65cm" svg:y1="10.24cm" svg:x2="16.685cm" svg:y2="10.219cm">
                  <text:p/>
                </draw:line>
                <draw:line draw:style-name="gr491" draw:text-style-name="P52" draw:layer="layout" svg:x1="16.928cm" svg:y1="10.402cm" svg:x2="16.963cm" svg:y2="10.381cm">
                  <text:p/>
                </draw:line>
                <draw:line draw:style-name="gr492" draw:text-style-name="P52" draw:layer="layout" svg:x1="16.893cm" svg:y1="10.381cm" svg:x2="16.928cm" svg:y2="10.36cm">
                  <text:p/>
                </draw:line>
                <draw:line draw:style-name="gr493" draw:text-style-name="P52" draw:layer="layout" svg:x1="17.051cm" svg:y1="10.472cm" svg:x2="17.191cm" svg:y2="10.391cm">
                  <text:p/>
                </draw:line>
                <draw:line draw:style-name="gr494" draw:text-style-name="P52" draw:layer="layout" svg:x1="17.086cm" svg:y1="10.492cm" svg:x2="17.226cm" svg:y2="10.411cm">
                  <text:p/>
                </draw:line>
                <draw:line draw:style-name="gr495" draw:text-style-name="P52" draw:layer="layout" svg:x1="17.121cm" svg:y1="10.391cm" svg:x2="17.226cm" svg:y2="10.452cm">
                  <text:p/>
                </draw:line>
                <draw:line draw:style-name="gr496" draw:text-style-name="P52" draw:layer="layout" svg:x1="17.086cm" svg:y1="10.411cm" svg:x2="17.191cm" svg:y2="10.472cm">
                  <text:p/>
                </draw:line>
                <draw:line draw:style-name="gr497" draw:text-style-name="P52" draw:layer="layout" svg:x1="17.051cm" svg:y1="10.431cm" svg:x2="17.121cm" svg:y2="10.471cm">
                  <text:p/>
                </draw:line>
                <draw:polygon draw:style-name="gr498" draw:text-style-name="P46" draw:layer="layout" svg:width="0.557cm" svg:height="0.364cm" svg:x="16.562cm" svg:y="10.219cm" svg:viewBox="0 0 558 365" draw:points="0,40 0,0 558,324 558,365">
                  <text:p/>
                </draw:polygon>
                <draw:polygon draw:style-name="gr499" draw:text-style-name="P49" draw:layer="layout" svg:width="0.749cm" svg:height="0.475cm" svg:x="16.562cm" svg:y="10.107cm" svg:viewBox="0 0 750 476" draw:points="192,0 750,324 750,365 558,476 0,152 0,111">
                  <text:p/>
                </draw:polygon>
              </draw:g>
            </draw:g>
          </draw:g>
          <draw:frame draw:style-name="gr97" draw:text-style-name="P25" draw:layer="layout" svg:width="1.985cm" svg:height="0.687cm" svg:x="16.077cm" svg:y="10.705cm">
            <draw:text-box>
              <text:p text:style-name="P15"><text:span text:style-name="T2">pipeline</text:span></text:p>
            </draw:text-box>
          </draw:frame>
        </draw:g>
        <draw:g xml:id="id4" draw:id="id4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00" draw:text-style-name="P8" draw:layer="layout" svg:width="0.669cm" svg:height="0.393cm" svg:x="16.929cm" svg:y="6.667cm" svg:viewBox="0 0 670 394" svg:d="M0 394c190 0 487-124 616-206 127-82 0-188-65-188z">
              <text:p/>
            </draw:path>
            <draw:g>
              <draw:polygon draw:style-name="gr501" draw:text-style-name="P9" draw:layer="layout" svg:width="0.388cm" svg:height="0.976cm" svg:x="16.54cm" svg:y="6.084cm" svg:viewBox="0 0 389 977" draw:points="0,752 0,0 389,225 389,977">
                <text:p/>
              </draw:polygon>
              <draw:polygon draw:style-name="gr502" draw:text-style-name="P10" draw:layer="layout" svg:width="0.55cm" svg:height="1.07cm" svg:x="16.929cm" svg:y="5.99cm" svg:viewBox="0 0 551 1071" draw:points="0,1071 0,319 551,0 551,752">
                <text:p/>
              </draw:polygon>
              <draw:polygon draw:style-name="gr503" draw:text-style-name="P11" draw:layer="layout" svg:width="0.939cm" svg:height="0.544cm" svg:x="16.54cm" svg:y="5.765cm" svg:viewBox="0 0 940 545" draw:points="389,545 0,319 551,0 940,225">
                <text:p/>
              </draw:polygon>
              <draw:polygon draw:style-name="gr504" draw:text-style-name="P12" draw:layer="layout" svg:width="0.939cm" svg:height="1.296cm" svg:x="16.54cm" svg:y="5.765cm" svg:viewBox="0 0 940 1297" draw:points="0,1071 0,319 551,0 940,225 940,977 389,1297">
                <text:p/>
              </draw:polygon>
              <draw:line draw:style-name="gr505" draw:text-style-name="P13" draw:layer="layout" svg:x1="16.864cm" svg:y1="6.873cm" svg:x2="16.605cm" svg:y2="6.723cm">
                <text:p/>
              </draw:line>
              <draw:line draw:style-name="gr506" draw:text-style-name="P13" draw:layer="layout" svg:x1="16.864cm" svg:y1="6.948cm" svg:x2="16.605cm" svg:y2="6.798cm">
                <text:p/>
              </draw:line>
              <draw:line draw:style-name="gr507" draw:text-style-name="P13" draw:layer="layout" svg:x1="16.864cm" svg:y1="6.911cm" svg:x2="16.605cm" svg:y2="6.761cm">
                <text:p/>
              </draw:line>
              <draw:polyline draw:style-name="gr508" draw:text-style-name="P13" draw:layer="layout" svg:width="0.323cm" svg:height="0.224cm" svg:x="16.572cm" svg:y="6.197cm" svg:viewBox="0 0 324 225" draw:points="324,225 0,37 0,0">
                <text:p/>
              </draw:polyline>
              <draw:polyline draw:style-name="gr509" draw:text-style-name="P13" draw:layer="layout" svg:width="0.318cm" svg:height="0.225cm" svg:x="16.578cm" svg:y="6.196cm" svg:viewBox="0 0 319 226" draw:points="319,226 319,189 0,0">
                <text:p/>
              </draw:polyline>
              <draw:polygon draw:style-name="gr510" draw:text-style-name="P14" draw:layer="layout" svg:width="0.037cm" svg:height="0.065cm" svg:x="16.692cm" svg:y="6.572cm" svg:viewBox="0 0 38 66" draw:points="0,45 0,0 38,22 38,66">
                <text:p/>
              </draw:polygon>
              <draw:line draw:style-name="gr511" draw:text-style-name="P13" draw:layer="layout" svg:x1="16.864cm" svg:y1="6.836cm" svg:x2="16.605cm" svg:y2="6.686cm">
                <text:p/>
              </draw:line>
            </draw:g>
          </draw:g>
          <draw:frame draw:style-name="gr97" draw:text-style-name="P26" draw:layer="layout" svg:width="1.985cm" svg:height="0.687cm" svg:x="16.077cm" svg:y="7.114cm">
            <draw:text-box>
              <text:p text:style-name="P15"><text:span text:style-name="T4">w2p2ins</text:span></text:p>
            </draw:text-box>
          </draw:frame>
        </draw:g>
        <draw:g xml:id="id23" draw:id="id23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12" draw:text-style-name="P8" draw:layer="layout" svg:width="0.669cm" svg:height="0.393cm" svg:x="6.07cm" svg:y="6.64cm" svg:viewBox="0 0 670 394" svg:d="M0 394c190 0 487-124 616-206 127-82 0-188-65-188z">
              <text:p/>
            </draw:path>
            <draw:g>
              <draw:polygon draw:style-name="gr513" draw:text-style-name="P9" draw:layer="layout" svg:width="0.388cm" svg:height="0.976cm" svg:x="5.681cm" svg:y="6.057cm" svg:viewBox="0 0 389 977" draw:points="0,752 0,0 389,225 389,977">
                <text:p/>
              </draw:polygon>
              <draw:polygon draw:style-name="gr514" draw:text-style-name="P10" draw:layer="layout" svg:width="0.55cm" svg:height="1.07cm" svg:x="6.07cm" svg:y="5.963cm" svg:viewBox="0 0 551 1071" draw:points="0,1071 0,319 551,0 551,752">
                <text:p/>
              </draw:polygon>
              <draw:polygon draw:style-name="gr515" draw:text-style-name="P11" draw:layer="layout" svg:width="0.939cm" svg:height="0.544cm" svg:x="5.681cm" svg:y="5.738cm" svg:viewBox="0 0 940 545" draw:points="389,545 0,319 551,0 940,225">
                <text:p/>
              </draw:polygon>
              <draw:polygon draw:style-name="gr516" draw:text-style-name="P12" draw:layer="layout" svg:width="0.939cm" svg:height="1.296cm" svg:x="5.681cm" svg:y="5.738cm" svg:viewBox="0 0 940 1297" draw:points="0,1071 0,319 551,0 940,225 940,977 389,1297">
                <text:p/>
              </draw:polygon>
              <draw:line draw:style-name="gr517" draw:text-style-name="P13" draw:layer="layout" svg:x1="6.005cm" svg:y1="6.846cm" svg:x2="5.746cm" svg:y2="6.696cm">
                <text:p/>
              </draw:line>
              <draw:line draw:style-name="gr518" draw:text-style-name="P13" draw:layer="layout" svg:x1="6.005cm" svg:y1="6.921cm" svg:x2="5.746cm" svg:y2="6.771cm">
                <text:p/>
              </draw:line>
              <draw:line draw:style-name="gr519" draw:text-style-name="P13" draw:layer="layout" svg:x1="6.005cm" svg:y1="6.884cm" svg:x2="5.746cm" svg:y2="6.734cm">
                <text:p/>
              </draw:line>
              <draw:polyline draw:style-name="gr520" draw:text-style-name="P13" draw:layer="layout" svg:width="0.323cm" svg:height="0.224cm" svg:x="5.713cm" svg:y="6.17cm" svg:viewBox="0 0 324 225" draw:points="324,225 0,37 0,0">
                <text:p/>
              </draw:polyline>
              <draw:polyline draw:style-name="gr521" draw:text-style-name="P13" draw:layer="layout" svg:width="0.318cm" svg:height="0.225cm" svg:x="5.719cm" svg:y="6.169cm" svg:viewBox="0 0 319 226" draw:points="319,226 319,189 0,0">
                <text:p/>
              </draw:polyline>
              <draw:polygon draw:style-name="gr522" draw:text-style-name="P14" draw:layer="layout" svg:width="0.037cm" svg:height="0.065cm" svg:x="5.833cm" svg:y="6.545cm" svg:viewBox="0 0 38 66" draw:points="0,45 0,0 38,22 38,66">
                <text:p/>
              </draw:polygon>
              <draw:line draw:style-name="gr523" draw:text-style-name="P13" draw:layer="layout" svg:x1="6.005cm" svg:y1="6.809cm" svg:x2="5.746cm" svg:y2="6.659cm">
                <text:p/>
              </draw:line>
            </draw:g>
          </draw:g>
          <draw:frame draw:style-name="gr97" draw:text-style-name="P30" draw:layer="layout" svg:width="1.985cm" svg:height="0.687cm" svg:x="5.218cm" svg:y="7.087cm">
            <draw:text-box>
              <text:p text:style-name="P15"><text:span text:style-name="T5">wfefcd</text:span></text:p>
            </draw:text-box>
          </draw:frame>
        </draw:g>
        <draw:g xml:id="id25" draw:id="id25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24" draw:text-style-name="P8" draw:layer="layout" svg:width="0.669cm" svg:height="0.393cm" svg:x="14.702cm" svg:y="6.644cm" svg:viewBox="0 0 670 394" svg:d="M0 394c190 0 487-124 616-206 127-82 0-188-65-188z">
              <text:p/>
            </draw:path>
            <draw:g>
              <draw:polygon draw:style-name="gr525" draw:text-style-name="P9" draw:layer="layout" svg:width="0.388cm" svg:height="0.976cm" svg:x="14.313cm" svg:y="6.061cm" svg:viewBox="0 0 389 977" draw:points="0,752 0,0 389,225 389,977">
                <text:p/>
              </draw:polygon>
              <draw:polygon draw:style-name="gr526" draw:text-style-name="P10" draw:layer="layout" svg:width="0.55cm" svg:height="1.07cm" svg:x="14.702cm" svg:y="5.967cm" svg:viewBox="0 0 551 1071" draw:points="0,1071 0,319 551,0 551,752">
                <text:p/>
              </draw:polygon>
              <draw:polygon draw:style-name="gr527" draw:text-style-name="P11" draw:layer="layout" svg:width="0.939cm" svg:height="0.544cm" svg:x="14.313cm" svg:y="5.742cm" svg:viewBox="0 0 940 545" draw:points="389,545 0,319 551,0 940,225">
                <text:p/>
              </draw:polygon>
              <draw:polygon draw:style-name="gr528" draw:text-style-name="P12" draw:layer="layout" svg:width="0.939cm" svg:height="1.296cm" svg:x="14.313cm" svg:y="5.742cm" svg:viewBox="0 0 940 1297" draw:points="0,1071 0,319 551,0 940,225 940,977 389,1297">
                <text:p/>
              </draw:polygon>
              <draw:line draw:style-name="gr529" draw:text-style-name="P13" draw:layer="layout" svg:x1="14.637cm" svg:y1="6.85cm" svg:x2="14.378cm" svg:y2="6.7cm">
                <text:p/>
              </draw:line>
              <draw:line draw:style-name="gr530" draw:text-style-name="P13" draw:layer="layout" svg:x1="14.637cm" svg:y1="6.925cm" svg:x2="14.378cm" svg:y2="6.775cm">
                <text:p/>
              </draw:line>
              <draw:line draw:style-name="gr531" draw:text-style-name="P13" draw:layer="layout" svg:x1="14.637cm" svg:y1="6.888cm" svg:x2="14.378cm" svg:y2="6.738cm">
                <text:p/>
              </draw:line>
              <draw:polyline draw:style-name="gr532" draw:text-style-name="P13" draw:layer="layout" svg:width="0.323cm" svg:height="0.224cm" svg:x="14.345cm" svg:y="6.174cm" svg:viewBox="0 0 324 225" draw:points="324,225 0,37 0,0">
                <text:p/>
              </draw:polyline>
              <draw:polyline draw:style-name="gr533" draw:text-style-name="P13" draw:layer="layout" svg:width="0.318cm" svg:height="0.225cm" svg:x="14.351cm" svg:y="6.173cm" svg:viewBox="0 0 319 226" draw:points="319,226 319,189 0,0">
                <text:p/>
              </draw:polyline>
              <draw:polygon draw:style-name="gr534" draw:text-style-name="P14" draw:layer="layout" svg:width="0.037cm" svg:height="0.065cm" svg:x="14.465cm" svg:y="6.549cm" svg:viewBox="0 0 38 66" draw:points="0,45 0,0 38,22 38,66">
                <text:p/>
              </draw:polygon>
              <draw:line draw:style-name="gr535" draw:text-style-name="P13" draw:layer="layout" svg:x1="14.972cm" svg:y1="6.813cm" svg:x2="14.713cm" svg:y2="6.663cm">
                <text:p/>
              </draw:line>
            </draw:g>
          </draw:g>
          <draw:frame draw:style-name="gr97" draw:text-style-name="P30" draw:layer="layout" svg:width="1.985cm" svg:height="0.687cm" svg:x="13.85cm" svg:y="7.091cm">
            <draw:text-box>
              <text:p text:style-name="P15"><text:span text:style-name="T5">wwffcd</text:span></text:p>
            </draw:text-box>
          </draw:frame>
        </draw:g>
        <draw:g xml:id="id11" draw:id="id11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36" draw:text-style-name="P8" draw:layer="layout" svg:width="0.669cm" svg:height="0.393cm" svg:x="19.131cm" svg:y="6.698cm" svg:viewBox="0 0 670 394" svg:d="M0 394c190 0 487-124 616-206 127-82 0-188-65-188z">
              <text:p/>
            </draw:path>
            <draw:g>
              <draw:polygon draw:style-name="gr537" draw:text-style-name="P9" draw:layer="layout" svg:width="0.388cm" svg:height="0.976cm" svg:x="18.742cm" svg:y="6.115cm" svg:viewBox="0 0 389 977" draw:points="0,752 0,0 389,225 389,977">
                <text:p/>
              </draw:polygon>
              <draw:polygon draw:style-name="gr538" draw:text-style-name="P10" draw:layer="layout" svg:width="0.55cm" svg:height="1.07cm" svg:x="19.131cm" svg:y="6.021cm" svg:viewBox="0 0 551 1071" draw:points="0,1071 0,319 551,0 551,752">
                <text:p/>
              </draw:polygon>
              <draw:polygon draw:style-name="gr539" draw:text-style-name="P11" draw:layer="layout" svg:width="0.939cm" svg:height="0.544cm" svg:x="18.742cm" svg:y="5.796cm" svg:viewBox="0 0 940 545" draw:points="389,545 0,319 551,0 940,225">
                <text:p/>
              </draw:polygon>
              <draw:polygon draw:style-name="gr540" draw:text-style-name="P12" draw:layer="layout" svg:width="0.939cm" svg:height="1.296cm" svg:x="18.742cm" svg:y="5.796cm" svg:viewBox="0 0 940 1297" draw:points="0,1071 0,319 551,0 940,225 940,977 389,1297">
                <text:p/>
              </draw:polygon>
              <draw:line draw:style-name="gr541" draw:text-style-name="P13" draw:layer="layout" svg:x1="19.066cm" svg:y1="6.904cm" svg:x2="18.807cm" svg:y2="6.754cm">
                <text:p/>
              </draw:line>
              <draw:line draw:style-name="gr542" draw:text-style-name="P13" draw:layer="layout" svg:x1="19.066cm" svg:y1="6.979cm" svg:x2="18.807cm" svg:y2="6.829cm">
                <text:p/>
              </draw:line>
              <draw:line draw:style-name="gr543" draw:text-style-name="P13" draw:layer="layout" svg:x1="19.066cm" svg:y1="6.942cm" svg:x2="18.807cm" svg:y2="6.792cm">
                <text:p/>
              </draw:line>
              <draw:polyline draw:style-name="gr544" draw:text-style-name="P13" draw:layer="layout" svg:width="0.323cm" svg:height="0.224cm" svg:x="18.774cm" svg:y="6.228cm" svg:viewBox="0 0 324 225" draw:points="324,225 0,37 0,0">
                <text:p/>
              </draw:polyline>
              <draw:polyline draw:style-name="gr545" draw:text-style-name="P13" draw:layer="layout" svg:width="0.318cm" svg:height="0.225cm" svg:x="18.78cm" svg:y="6.227cm" svg:viewBox="0 0 319 226" draw:points="319,226 319,189 0,0">
                <text:p/>
              </draw:polyline>
              <draw:polygon draw:style-name="gr546" draw:text-style-name="P14" draw:layer="layout" svg:width="0.037cm" svg:height="0.065cm" svg:x="18.894cm" svg:y="6.603cm" svg:viewBox="0 0 38 66" draw:points="0,45 0,0 38,22 38,66">
                <text:p/>
              </draw:polygon>
              <draw:line draw:style-name="gr547" draw:text-style-name="P13" draw:layer="layout" svg:x1="19.066cm" svg:y1="6.867cm" svg:x2="18.807cm" svg:y2="6.717cm">
                <text:p/>
              </draw:line>
            </draw:g>
          </draw:g>
          <draw:frame draw:style-name="gr20" draw:text-style-name="P30" draw:layer="layout" svg:width="1.985cm" svg:height="0.662cm" svg:x="18.279cm" svg:y="7.112cm">
            <draw:text-box>
              <text:p text:style-name="P15"><text:span text:style-name="T5">wgrccd</text:span></text:p>
            </draw:text-box>
          </draw:frame>
        </draw:g>
        <draw:g xml:id="id42" draw:id="id42">
          <draw:frame draw:style-name="gr548" draw:text-style-name="P53" draw:layer="layout" svg:width="1.049cm" svg:height="1.297cm" svg:x="12.261cm" svg:y="13.287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97" draw:text-style-name="P26" draw:layer="layout" svg:width="1.985cm" svg:height="0.687cm" svg:x="11.735cm" svg:y="14.609cm">
            <draw:text-box>
              <text:p text:style-name="P15"><text:span text:style-name="T4">wferos</text:span></text:p>
            </draw:text-box>
          </draw:frame>
        </draw:g>
        <draw:g xml:id="id31" draw:id="id31">
          <draw:frame draw:style-name="gr548" draw:text-style-name="P53" draw:layer="layout" svg:width="1.049cm" svg:height="1.297cm" svg:x="18.805cm" svg:y="13.287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97" draw:text-style-name="P26" draw:layer="layout" svg:width="1.985cm" svg:height="0.687cm" svg:x="18.279cm" svg:y="14.609cm">
            <draw:text-box>
              <text:p text:style-name="P15"><text:span text:style-name="T4">wgrond</text:span></text:p>
            </draw:text-box>
          </draw:frame>
        </draw:g>
        <draw:g xml:id="id7" draw:id="id7">
          <draw:frame draw:style-name="gr548" draw:text-style-name="P53" draw:layer="layout" svg:width="1.049cm" svg:height="1.297cm" svg:x="14.318cm" svg:y="13.299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20" draw:text-style-name="P26" draw:layer="layout" svg:width="2.308cm" svg:height="0.662cm" svg:x="13.688cm" svg:y="14.621cm">
            <draw:text-box>
              <text:p text:style-name="P15"><text:span text:style-name="T4">w2p2dhs</text:span></text:p>
            </draw:text-box>
          </draw:frame>
        </draw:g>
        <draw:g xml:id="id9" draw:id="id9">
          <draw:frame draw:style-name="gr548" draw:text-style-name="P53" draw:layer="layout" svg:width="1.188cm" svg:height="1.335cm" svg:x="16.475cm" svg:y="13.256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549" draw:text-style-name="P54" draw:layer="layout" svg:width="2.249cm" svg:height="0.708cm" svg:x="15.945cm" svg:y="14.618cm">
            <draw:text-box>
              <text:p text:style-name="P15"><text:span text:style-name="T4">w2p2pl</text:span></text:p>
            </draw:text-box>
          </draw:frame>
        </draw:g>
        <draw:g xml:id="id20" draw:id="id20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550" draw:text-style-name="P55" draw:layer="layout" svg:width="0.59cm" svg:height="0.476cm" svg:x="4.45cm" svg:y="6.624cm" svg:viewBox="0 0 591 477" svg:d="M0 477c90 0 591-191 591-286 0-96-238-191-329-191 0 57-262 400-262 477z">
              <text:p/>
            </draw:path>
            <draw:g>
              <draw:polygon draw:style-name="gr551" draw:text-style-name="P56" draw:layer="layout" svg:width="1.64cm" svg:height="0.952cm" svg:x="3.236cm" svg:y="5.805cm" svg:viewBox="0 0 1641 953" draw:points="1148,953 0,286 492,0 1641,667">
                <text:p/>
              </draw:polygon>
              <draw:polygon draw:style-name="gr552" draw:text-style-name="P57" draw:layer="layout" svg:width="1.147cm" svg:height="0.971cm" svg:x="3.236cm" svg:y="6.091cm" svg:viewBox="0 0 1148 972" draw:points="0,305 0,0 1148,667 1148,972">
                <text:p/>
              </draw:polygon>
              <draw:polygon draw:style-name="gr553" draw:text-style-name="P58" draw:layer="layout" svg:width="0.491cm" svg:height="0.59cm" svg:x="4.384cm" svg:y="6.472cm" svg:viewBox="0 0 492 591" draw:points="0,591 0,286 492,0 492,305">
                <text:p/>
              </draw:polygon>
              <draw:polygon draw:style-name="gr554" draw:text-style-name="P57" draw:layer="layout" svg:width="0.065cm" svg:height="0.342cm" svg:x="3.17cm" svg:y="6.053cm" svg:viewBox="0 0 66 343" draw:points="0,305 0,0 66,38 66,343">
                <text:p/>
              </draw:polygon>
              <draw:polygon draw:style-name="gr555" draw:text-style-name="P59" draw:layer="layout" svg:width="0.065cm" svg:height="0.342cm" svg:x="4.384cm" svg:y="6.758cm" svg:viewBox="0 0 66 343" draw:points="0,305 0,0 66,38 66,343">
                <text:p/>
              </draw:polygon>
              <draw:polygon draw:style-name="gr556" draw:text-style-name="P60" draw:layer="layout" svg:width="1.706cm" svg:height="1.296cm" svg:x="3.17cm" svg:y="5.805cm" svg:viewBox="0 0 1707 1297" draw:points="0,553 0,248 66,286 558,0 1707,667 1707,972 1280,1220 1280,1297">
                <text:p/>
              </draw:polygon>
              <draw:polygon draw:style-name="gr557" draw:text-style-name="P61" draw:layer="layout" svg:width="0.032cm" svg:height="0.056cm" svg:x="3.63cm" svg:y="6.549cm" svg:viewBox="0 0 33 57" draw:points="0,38 0,0 33,19 33,57">
                <text:p/>
              </draw:polygon>
              <draw:polygon draw:style-name="gr558" draw:text-style-name="P61" draw:layer="layout" svg:width="0.032cm" svg:height="0.056cm" svg:x="3.728cm" svg:y="6.606cm" svg:viewBox="0 0 33 57" draw:points="0,38 0,0 33,19 33,57">
                <text:p/>
              </draw:polygon>
              <draw:polygon draw:style-name="gr559" draw:text-style-name="P61" draw:layer="layout" svg:width="0.032cm" svg:height="0.056cm" svg:x="3.794cm" svg:y="6.644cm" svg:viewBox="0 0 33 57" draw:points="0,38 0,0 33,19 33,57">
                <text:p/>
              </draw:polygon>
              <draw:polygon draw:style-name="gr560" draw:text-style-name="P61" draw:layer="layout" svg:width="0.032cm" svg:height="0.056cm" svg:x="3.86cm" svg:y="6.681cm" svg:viewBox="0 0 33 57" draw:points="0,38 0,0 33,19 33,57">
                <text:p/>
              </draw:polygon>
              <draw:polygon draw:style-name="gr561" draw:text-style-name="P61" draw:layer="layout" svg:width="0.032cm" svg:height="0.056cm" svg:x="3.925cm" svg:y="6.72cm" svg:viewBox="0 0 33 57" draw:points="0,38 0,0 33,19 33,57">
                <text:p/>
              </draw:polygon>
              <draw:polygon draw:style-name="gr562" draw:text-style-name="P61" draw:layer="layout" svg:width="0.164cm" svg:height="0.133cm" svg:x="4.188cm" svg:y="6.872cm" svg:viewBox="0 0 165 134" draw:points="0,38 0,0 165,95 165,134">
                <text:p/>
              </draw:polygon>
              <draw:polygon draw:style-name="gr563" draw:text-style-name="P61" draw:layer="layout" svg:width="0.164cm" svg:height="0.133cm" svg:x="3.99cm" svg:y="6.758cm" svg:viewBox="0 0 165 134" draw:points="0,38 0,0 165,95 165,134">
                <text:p/>
              </draw:polygon>
              <draw:polygon draw:style-name="gr564" draw:text-style-name="P62" draw:layer="layout" svg:width="0.196cm" svg:height="0.19cm" svg:x="4.155cm" svg:y="6.701cm" svg:viewBox="0 0 197 191" draw:points="0,76 0,0 197,114 197,191">
                <text:p/>
              </draw:polygon>
              <draw:polygon draw:style-name="gr565" draw:text-style-name="P61" draw:layer="layout" svg:width="0.032cm" svg:height="0.056cm" svg:x="4.287cm" svg:y="6.854cm" svg:viewBox="0 0 33 57" draw:points="0,38 0,0 33,19 33,57">
                <text:p/>
              </draw:polygon>
              <draw:polygon draw:style-name="gr566" draw:text-style-name="P61" draw:layer="layout" svg:width="0.032cm" svg:height="0.056cm" svg:x="4.254cm" svg:y="6.834cm" svg:viewBox="0 0 33 57" draw:points="0,38 0,0 33,19 33,57">
                <text:p/>
              </draw:polygon>
              <draw:polygon draw:style-name="gr567" draw:text-style-name="P61" draw:layer="layout" svg:width="0.032cm" svg:height="0.056cm" svg:x="4.221cm" svg:y="6.815cm" svg:viewBox="0 0 33 57" draw:points="0,38 0,0 33,19 33,57">
                <text:p/>
              </draw:polygon>
              <draw:polygon draw:style-name="gr568" draw:text-style-name="P61" draw:layer="layout" svg:width="0.032cm" svg:height="0.056cm" svg:x="4.188cm" svg:y="6.796cm" svg:viewBox="0 0 33 57" draw:points="0,38 0,0 33,19 33,57">
                <text:p/>
              </draw:polygon>
              <draw:polygon draw:style-name="gr569" draw:text-style-name="P62" draw:layer="layout" svg:width="0.196cm" svg:height="0.19cm" svg:x="3.925cm" svg:y="6.567cm" svg:viewBox="0 0 197 191" draw:points="0,76 0,0 197,114 197,191">
                <text:p/>
              </draw:polygon>
              <draw:polygon draw:style-name="gr570" draw:text-style-name="P61" draw:layer="layout" svg:width="0.032cm" svg:height="0.056cm" svg:x="4.056cm" svg:y="6.72cm" svg:viewBox="0 0 33 57" draw:points="0,38 0,0 33,19 33,57">
                <text:p/>
              </draw:polygon>
              <draw:polygon draw:style-name="gr571" draw:text-style-name="P61" draw:layer="layout" svg:width="0.032cm" svg:height="0.056cm" svg:x="4.023cm" svg:y="6.701cm" svg:viewBox="0 0 33 57" draw:points="0,38 0,0 33,19 33,57">
                <text:p/>
              </draw:polygon>
              <draw:polygon draw:style-name="gr572" draw:text-style-name="P61" draw:layer="layout" svg:width="0.032cm" svg:height="0.056cm" svg:x="3.99cm" svg:y="6.681cm" svg:viewBox="0 0 33 57" draw:points="0,38 0,0 33,19 33,57">
                <text:p/>
              </draw:polygon>
              <draw:polygon draw:style-name="gr573" draw:text-style-name="P61" draw:layer="layout" svg:width="0.032cm" svg:height="0.056cm" svg:x="3.958cm" svg:y="6.663cm" svg:viewBox="0 0 33 57" draw:points="0,38 0,0 33,19 33,57">
                <text:p/>
              </draw:polygon>
            </draw:g>
          </draw:g>
          <draw:frame draw:style-name="gr574" draw:text-style-name="P30" draw:layer="layout" svg:width="2.286cm" svg:height="0.686cm" svg:x="2.794cm" svg:y="7.102cm">
            <draw:text-box>
              <text:p text:style-name="P15"><text:span text:style-name="T5">l2p2cam</text:span></text:p>
            </draw:text-box>
          </draw:frame>
        </draw:g>
        <draw:g xml:id="id1" draw:id="id1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575" draw:text-style-name="P8" draw:layer="layout" svg:width="0.59cm" svg:height="0.476cm" svg:x="8.82cm" svg:y="6.615cm" svg:viewBox="0 0 591 477" svg:d="M0 477c90 0 591-191 591-286 0-96-238-191-329-191 0 57-262 400-262 477z">
              <text:p/>
            </draw:path>
            <draw:g>
              <draw:polygon draw:style-name="gr576" draw:text-style-name="P11" draw:layer="layout" svg:width="1.64cm" svg:height="0.952cm" svg:x="7.606cm" svg:y="5.796cm" svg:viewBox="0 0 1641 953" draw:points="1148,953 0,286 492,0 1641,667">
                <text:p/>
              </draw:polygon>
              <draw:polygon draw:style-name="gr577" draw:text-style-name="P9" draw:layer="layout" svg:width="1.147cm" svg:height="0.971cm" svg:x="7.606cm" svg:y="6.082cm" svg:viewBox="0 0 1148 972" draw:points="0,305 0,0 1148,667 1148,972">
                <text:p/>
              </draw:polygon>
              <draw:polygon draw:style-name="gr578" draw:text-style-name="P10" draw:layer="layout" svg:width="0.491cm" svg:height="0.59cm" svg:x="8.754cm" svg:y="6.463cm" svg:viewBox="0 0 492 591" draw:points="0,591 0,286 492,0 492,305">
                <text:p/>
              </draw:polygon>
              <draw:polygon draw:style-name="gr579" draw:text-style-name="P9" draw:layer="layout" svg:width="0.065cm" svg:height="0.342cm" svg:x="7.54cm" svg:y="6.044cm" svg:viewBox="0 0 66 343" draw:points="0,305 0,0 66,38 66,343">
                <text:p/>
              </draw:polygon>
              <draw:polygon draw:style-name="gr580" draw:text-style-name="P27" draw:layer="layout" svg:width="0.065cm" svg:height="0.342cm" svg:x="8.754cm" svg:y="6.749cm" svg:viewBox="0 0 66 343" draw:points="0,305 0,0 66,38 66,343">
                <text:p/>
              </draw:polygon>
              <draw:polygon draw:style-name="gr581" draw:text-style-name="P12" draw:layer="layout" svg:width="1.706cm" svg:height="1.296cm" svg:x="7.54cm" svg:y="5.796cm" svg:viewBox="0 0 1707 1297" draw:points="0,553 0,248 66,286 558,0 1707,667 1707,972 1280,1220 1280,1297">
                <text:p/>
              </draw:polygon>
              <draw:polygon draw:style-name="gr582" draw:text-style-name="P28" draw:layer="layout" svg:width="0.032cm" svg:height="0.056cm" svg:x="8cm" svg:y="6.54cm" svg:viewBox="0 0 33 57" draw:points="0,38 0,0 33,19 33,57">
                <text:p/>
              </draw:polygon>
              <draw:polygon draw:style-name="gr583" draw:text-style-name="P28" draw:layer="layout" svg:width="0.032cm" svg:height="0.056cm" svg:x="8.098cm" svg:y="6.597cm" svg:viewBox="0 0 33 57" draw:points="0,38 0,0 33,19 33,57">
                <text:p/>
              </draw:polygon>
              <draw:polygon draw:style-name="gr584" draw:text-style-name="P28" draw:layer="layout" svg:width="0.032cm" svg:height="0.056cm" svg:x="8.164cm" svg:y="6.635cm" svg:viewBox="0 0 33 57" draw:points="0,38 0,0 33,19 33,57">
                <text:p/>
              </draw:polygon>
              <draw:polygon draw:style-name="gr585" draw:text-style-name="P28" draw:layer="layout" svg:width="0.032cm" svg:height="0.056cm" svg:x="8.23cm" svg:y="6.672cm" svg:viewBox="0 0 33 57" draw:points="0,38 0,0 33,19 33,57">
                <text:p/>
              </draw:polygon>
              <draw:polygon draw:style-name="gr586" draw:text-style-name="P28" draw:layer="layout" svg:width="0.032cm" svg:height="0.056cm" svg:x="8.295cm" svg:y="6.711cm" svg:viewBox="0 0 33 57" draw:points="0,38 0,0 33,19 33,57">
                <text:p/>
              </draw:polygon>
              <draw:polygon draw:style-name="gr587" draw:text-style-name="P28" draw:layer="layout" svg:width="0.164cm" svg:height="0.133cm" svg:x="8.558cm" svg:y="6.863cm" svg:viewBox="0 0 165 134" draw:points="0,38 0,0 165,95 165,134">
                <text:p/>
              </draw:polygon>
              <draw:polygon draw:style-name="gr588" draw:text-style-name="P28" draw:layer="layout" svg:width="0.164cm" svg:height="0.133cm" svg:x="8.36cm" svg:y="6.749cm" svg:viewBox="0 0 165 134" draw:points="0,38 0,0 165,95 165,134">
                <text:p/>
              </draw:polygon>
              <draw:polygon draw:style-name="gr589" draw:text-style-name="P29" draw:layer="layout" svg:width="0.196cm" svg:height="0.19cm" svg:x="8.525cm" svg:y="6.692cm" svg:viewBox="0 0 197 191" draw:points="0,76 0,0 197,114 197,191">
                <text:p/>
              </draw:polygon>
              <draw:polygon draw:style-name="gr590" draw:text-style-name="P28" draw:layer="layout" svg:width="0.032cm" svg:height="0.056cm" svg:x="8.657cm" svg:y="6.845cm" svg:viewBox="0 0 33 57" draw:points="0,38 0,0 33,19 33,57">
                <text:p/>
              </draw:polygon>
              <draw:polygon draw:style-name="gr591" draw:text-style-name="P28" draw:layer="layout" svg:width="0.032cm" svg:height="0.056cm" svg:x="8.624cm" svg:y="6.825cm" svg:viewBox="0 0 33 57" draw:points="0,38 0,0 33,19 33,57">
                <text:p/>
              </draw:polygon>
              <draw:polygon draw:style-name="gr592" draw:text-style-name="P28" draw:layer="layout" svg:width="0.032cm" svg:height="0.056cm" svg:x="8.591cm" svg:y="6.806cm" svg:viewBox="0 0 33 57" draw:points="0,38 0,0 33,19 33,57">
                <text:p/>
              </draw:polygon>
              <draw:polygon draw:style-name="gr593" draw:text-style-name="P28" draw:layer="layout" svg:width="0.032cm" svg:height="0.056cm" svg:x="8.558cm" svg:y="6.787cm" svg:viewBox="0 0 33 57" draw:points="0,38 0,0 33,19 33,57">
                <text:p/>
              </draw:polygon>
              <draw:polygon draw:style-name="gr594" draw:text-style-name="P29" draw:layer="layout" svg:width="0.196cm" svg:height="0.19cm" svg:x="8.295cm" svg:y="6.558cm" svg:viewBox="0 0 197 191" draw:points="0,76 0,0 197,114 197,191">
                <text:p/>
              </draw:polygon>
              <draw:polygon draw:style-name="gr595" draw:text-style-name="P28" draw:layer="layout" svg:width="0.032cm" svg:height="0.056cm" svg:x="8.426cm" svg:y="6.711cm" svg:viewBox="0 0 33 57" draw:points="0,38 0,0 33,19 33,57">
                <text:p/>
              </draw:polygon>
              <draw:polygon draw:style-name="gr596" draw:text-style-name="P28" draw:layer="layout" svg:width="0.032cm" svg:height="0.056cm" svg:x="8.393cm" svg:y="6.692cm" svg:viewBox="0 0 33 57" draw:points="0,38 0,0 33,19 33,57">
                <text:p/>
              </draw:polygon>
              <draw:polygon draw:style-name="gr597" draw:text-style-name="P28" draw:layer="layout" svg:width="0.032cm" svg:height="0.056cm" svg:x="8.36cm" svg:y="6.672cm" svg:viewBox="0 0 33 57" draw:points="0,38 0,0 33,19 33,57">
                <text:p/>
              </draw:polygon>
              <draw:polygon draw:style-name="gr598" draw:text-style-name="P28" draw:layer="layout" svg:width="0.032cm" svg:height="0.056cm" svg:x="8.328cm" svg:y="6.654cm" svg:viewBox="0 0 33 57" draw:points="0,38 0,0 33,19 33,57">
                <text:p/>
              </draw:polygon>
            </draw:g>
          </draw:g>
          <draw:frame draw:style-name="gr574" draw:text-style-name="P30" draw:layer="layout" svg:width="1.985cm" svg:height="0.686cm" svg:x="7.322cm" svg:y="7.093cm">
            <draw:text-box>
              <text:p text:style-name="P15"><text:span text:style-name="T5">l2p2agr</text:span></text:p>
            </draw:text-box>
          </draw:frame>
        </draw:g>
        <draw:g xml:id="id24" draw:id="id24">
          <draw:g>
            <draw:glue-point draw:id="4" svg:x="-2.017cm" svg:y="-5cm"/>
            <draw:glue-point draw:id="5" svg:x="0.789cm" svg:y="-2.647cm"/>
            <draw:glue-point draw:id="6" svg:x="4.123cm" svg:y="0.147cm"/>
            <draw:glue-point draw:id="7" svg:x="4.123cm" svg:y="1.323cm"/>
            <draw:glue-point draw:id="8" svg:x="4.123cm" svg:y="2.5cm"/>
            <draw:glue-point draw:id="9" svg:x="3.07cm" svg:y="3.382cm"/>
            <draw:glue-point draw:id="10" svg:x="1.491cm" svg:y="4.705cm"/>
            <draw:glue-point draw:id="11" svg:x="1.14cm" svg:y="3.382cm" draw:escape-direction="left"/>
            <draw:glue-point draw:id="12" svg:x="0.965cm" svg:y="3.235cm" draw:escape-direction="left"/>
            <draw:glue-point draw:id="13" svg:x="0.789cm" svg:y="3.088cm" draw:escape-direction="left"/>
            <draw:glue-point draw:id="14" svg:x="0.614cm" svg:y="2.941cm" draw:escape-direction="left"/>
            <draw:glue-point draw:id="15" svg:x="-0.087cm" svg:y="2.352cm" draw:escape-direction="left"/>
            <draw:glue-point draw:id="16" svg:x="-0.262cm" svg:y="2.205cm" draw:escape-direction="left"/>
            <draw:glue-point draw:id="17" svg:x="-0.438cm" svg:y="2.058cm" draw:escape-direction="left"/>
            <draw:glue-point draw:id="18" svg:x="-0.613cm" svg:y="1.911cm" draw:escape-direction="left"/>
            <draw:glue-point draw:id="19" svg:x="-0.788cm" svg:y="2.352cm"/>
            <draw:glue-point draw:id="20" svg:x="-1.139cm" svg:y="2.058cm"/>
            <draw:glue-point draw:id="21" svg:x="-1.49cm" svg:y="1.764cm"/>
            <draw:glue-point draw:id="22" svg:x="-1.841cm" svg:y="1.47cm"/>
            <draw:glue-point draw:id="23" svg:x="-2.367cm" svg:y="1.029cm"/>
            <draw:glue-point draw:id="24" svg:x="-1.841cm" svg:y="1.911cm"/>
            <draw:glue-point draw:id="25" svg:x="-4.648cm" svg:y="-0.441cm"/>
            <draw:glue-point draw:id="26" svg:x="-4.999cm" svg:y="-1.911cm"/>
            <draw:glue-point draw:id="27" svg:x="-3.42cm" svg:y="-3.823cm"/>
            <draw:glue-point draw:id="28" svg:x="0.439cm" svg:y="2.794cm"/>
            <draw:glue-point draw:id="29" svg:x="0.965cm" svg:y="-2.5cm"/>
            <draw:path draw:style-name="gr599" draw:text-style-name="P55" draw:layer="layout" svg:width="0.59cm" svg:height="0.476cm" svg:x="2.218cm" svg:y="6.624cm" svg:viewBox="0 0 591 477" svg:d="M0 477c90 0 591-191 591-286 0-96-238-191-329-191 0 57-262 400-262 477z">
              <text:p/>
            </draw:path>
            <draw:g>
              <draw:polygon draw:style-name="gr600" draw:text-style-name="P56" draw:layer="layout" svg:width="1.64cm" svg:height="0.952cm" svg:x="1.004cm" svg:y="5.805cm" svg:viewBox="0 0 1641 953" draw:points="1148,953 0,286 492,0 1641,667">
                <text:p/>
              </draw:polygon>
              <draw:polygon draw:style-name="gr601" draw:text-style-name="P57" draw:layer="layout" svg:width="1.147cm" svg:height="0.971cm" svg:x="1.004cm" svg:y="6.091cm" svg:viewBox="0 0 1148 972" draw:points="0,305 0,0 1148,667 1148,972">
                <text:p/>
              </draw:polygon>
              <draw:polygon draw:style-name="gr602" draw:text-style-name="P58" draw:layer="layout" svg:width="0.491cm" svg:height="0.59cm" svg:x="2.152cm" svg:y="6.472cm" svg:viewBox="0 0 492 591" draw:points="0,591 0,286 492,0 492,305">
                <text:p/>
              </draw:polygon>
              <draw:polygon draw:style-name="gr603" draw:text-style-name="P57" draw:layer="layout" svg:width="0.065cm" svg:height="0.342cm" svg:x="0.938cm" svg:y="6.053cm" svg:viewBox="0 0 66 343" draw:points="0,305 0,0 66,38 66,343">
                <text:p/>
              </draw:polygon>
              <draw:polygon draw:style-name="gr604" draw:text-style-name="P59" draw:layer="layout" svg:width="0.065cm" svg:height="0.342cm" svg:x="2.152cm" svg:y="6.758cm" svg:viewBox="0 0 66 343" draw:points="0,305 0,0 66,38 66,343">
                <text:p/>
              </draw:polygon>
              <draw:polygon draw:style-name="gr605" draw:text-style-name="P60" draw:layer="layout" svg:width="1.706cm" svg:height="1.296cm" svg:x="0.938cm" svg:y="5.805cm" svg:viewBox="0 0 1707 1297" draw:points="0,553 0,248 66,286 558,0 1707,667 1707,972 1280,1220 1280,1297">
                <text:p/>
              </draw:polygon>
              <draw:polygon draw:style-name="gr606" draw:text-style-name="P61" draw:layer="layout" svg:width="0.032cm" svg:height="0.056cm" svg:x="1.398cm" svg:y="6.549cm" svg:viewBox="0 0 33 57" draw:points="0,38 0,0 33,19 33,57">
                <text:p/>
              </draw:polygon>
              <draw:polygon draw:style-name="gr607" draw:text-style-name="P61" draw:layer="layout" svg:width="0.032cm" svg:height="0.056cm" svg:x="1.496cm" svg:y="6.606cm" svg:viewBox="0 0 33 57" draw:points="0,38 0,0 33,19 33,57">
                <text:p/>
              </draw:polygon>
              <draw:polygon draw:style-name="gr608" draw:text-style-name="P61" draw:layer="layout" svg:width="0.032cm" svg:height="0.056cm" svg:x="1.562cm" svg:y="6.644cm" svg:viewBox="0 0 33 57" draw:points="0,38 0,0 33,19 33,57">
                <text:p/>
              </draw:polygon>
              <draw:polygon draw:style-name="gr609" draw:text-style-name="P61" draw:layer="layout" svg:width="0.032cm" svg:height="0.056cm" svg:x="1.628cm" svg:y="6.681cm" svg:viewBox="0 0 33 57" draw:points="0,38 0,0 33,19 33,57">
                <text:p/>
              </draw:polygon>
              <draw:polygon draw:style-name="gr610" draw:text-style-name="P61" draw:layer="layout" svg:width="0.032cm" svg:height="0.056cm" svg:x="1.693cm" svg:y="6.72cm" svg:viewBox="0 0 33 57" draw:points="0,38 0,0 33,19 33,57">
                <text:p/>
              </draw:polygon>
              <draw:polygon draw:style-name="gr611" draw:text-style-name="P61" draw:layer="layout" svg:width="0.164cm" svg:height="0.133cm" svg:x="1.956cm" svg:y="6.872cm" svg:viewBox="0 0 165 134" draw:points="0,38 0,0 165,95 165,134">
                <text:p/>
              </draw:polygon>
              <draw:polygon draw:style-name="gr612" draw:text-style-name="P61" draw:layer="layout" svg:width="0.164cm" svg:height="0.133cm" svg:x="1.758cm" svg:y="6.758cm" svg:viewBox="0 0 165 134" draw:points="0,38 0,0 165,95 165,134">
                <text:p/>
              </draw:polygon>
              <draw:polygon draw:style-name="gr613" draw:text-style-name="P62" draw:layer="layout" svg:width="0.196cm" svg:height="0.19cm" svg:x="1.923cm" svg:y="6.701cm" svg:viewBox="0 0 197 191" draw:points="0,76 0,0 197,114 197,191">
                <text:p/>
              </draw:polygon>
              <draw:polygon draw:style-name="gr614" draw:text-style-name="P61" draw:layer="layout" svg:width="0.032cm" svg:height="0.056cm" svg:x="2.055cm" svg:y="6.854cm" svg:viewBox="0 0 33 57" draw:points="0,38 0,0 33,19 33,57">
                <text:p/>
              </draw:polygon>
              <draw:polygon draw:style-name="gr615" draw:text-style-name="P61" draw:layer="layout" svg:width="0.032cm" svg:height="0.056cm" svg:x="2.022cm" svg:y="6.834cm" svg:viewBox="0 0 33 57" draw:points="0,38 0,0 33,19 33,57">
                <text:p/>
              </draw:polygon>
              <draw:polygon draw:style-name="gr616" draw:text-style-name="P61" draw:layer="layout" svg:width="0.032cm" svg:height="0.056cm" svg:x="1.989cm" svg:y="6.815cm" svg:viewBox="0 0 33 57" draw:points="0,38 0,0 33,19 33,57">
                <text:p/>
              </draw:polygon>
              <draw:polygon draw:style-name="gr617" draw:text-style-name="P61" draw:layer="layout" svg:width="0.032cm" svg:height="0.056cm" svg:x="1.956cm" svg:y="6.796cm" svg:viewBox="0 0 33 57" draw:points="0,38 0,0 33,19 33,57">
                <text:p/>
              </draw:polygon>
              <draw:polygon draw:style-name="gr618" draw:text-style-name="P62" draw:layer="layout" svg:width="0.196cm" svg:height="0.19cm" svg:x="1.693cm" svg:y="6.567cm" svg:viewBox="0 0 197 191" draw:points="0,76 0,0 197,114 197,191">
                <text:p/>
              </draw:polygon>
              <draw:polygon draw:style-name="gr619" draw:text-style-name="P61" draw:layer="layout" svg:width="0.032cm" svg:height="0.056cm" svg:x="1.824cm" svg:y="6.72cm" svg:viewBox="0 0 33 57" draw:points="0,38 0,0 33,19 33,57">
                <text:p/>
              </draw:polygon>
              <draw:polygon draw:style-name="gr620" draw:text-style-name="P61" draw:layer="layout" svg:width="0.032cm" svg:height="0.056cm" svg:x="1.791cm" svg:y="6.701cm" svg:viewBox="0 0 33 57" draw:points="0,38 0,0 33,19 33,57">
                <text:p/>
              </draw:polygon>
              <draw:polygon draw:style-name="gr621" draw:text-style-name="P61" draw:layer="layout" svg:width="0.032cm" svg:height="0.056cm" svg:x="1.758cm" svg:y="6.681cm" svg:viewBox="0 0 33 57" draw:points="0,38 0,0 33,19 33,57">
                <text:p/>
              </draw:polygon>
              <draw:polygon draw:style-name="gr622" draw:text-style-name="P61" draw:layer="layout" svg:width="0.032cm" svg:height="0.056cm" svg:x="1.726cm" svg:y="6.663cm" svg:viewBox="0 0 33 57" draw:points="0,38 0,0 33,19 33,57">
                <text:p/>
              </draw:polygon>
            </draw:g>
          </draw:g>
          <draw:frame draw:style-name="gr574" draw:text-style-name="P30" draw:layer="layout" svg:width="1.985cm" svg:height="0.686cm" svg:x="0.881cm" svg:y="7.102cm">
            <draw:text-box>
              <text:p text:style-name="P15"><text:span text:style-name="T5">lfeics1</text:span></text:p>
            </draw:text-box>
          </draw:frame>
        </draw:g>
        <draw:g xml:id="id28" draw:id="id28">
          <draw:frame draw:style-name="gr548" draw:text-style-name="P53" draw:layer="layout" svg:width="1.049cm" svg:height="1.297cm" svg:x="21.041cm" svg:y="13.287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97" draw:text-style-name="P63" draw:layer="layout" svg:width="1.985cm" svg:height="0.687cm" svg:x="20.515cm" svg:y="14.609cm">
            <draw:text-box>
              <text:p text:style-name="P15"><text:span text:style-name="T4">w2p2off</text:span></text:p>
            </draw:text-box>
          </draw:frame>
        </draw:g>
        <draw:connector draw:style-name="gr623" draw:text-style-name="P64" xml:id="id21" draw:id="id21" draw:layer="layout" draw:type="line" svg:x1="8.366cm" svg:y1="7.779cm" svg:x2="8.366cm" svg:y2="7.779cm" draw:start-shape="id1" draw:start-glue-point="2" draw:end-shape="id1" svg:d="M8366 7779z" svg:viewBox="0 0 1 1">
          <text:p/>
        </draw:connector>
        <draw:connector draw:style-name="gr624" draw:text-style-name="P64" draw:layer="layout" draw:type="line" svg:x1="10.54cm" svg:y1="5.796cm" svg:x2="10.54cm" svg:y2="3.88cm" draw:start-shape="id2" draw:start-glue-point="0" draw:end-shape="id3" draw:end-glue-point="2" svg:d="M10540 5796v-1916" svg:viewBox="0 0 1 1917">
          <text:p/>
        </draw:connector>
        <draw:connector draw:style-name="gr624" draw:text-style-name="P64" draw:layer="layout" draw:type="line" svg:x1="17.069cm" svg:y1="5.765cm" svg:x2="17.069cm" svg:y2="3.88cm" draw:start-shape="id4" draw:start-glue-point="0" draw:end-shape="id5" draw:end-glue-point="2" svg:d="M17069 5765v-1885" svg:viewBox="0 0 1 1886">
          <text:p/>
        </draw:connector>
        <draw:frame draw:style-name="gr548" draw:text-style-name="P65" draw:layer="layout" svg:width="1.285cm" svg:height="1.297cm" svg:x="1.231cm" svg:y="1.899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86000000869675B0A4C6EBE96D.png" xlink:type="simple" xlink:show="embed" xlink:actuate="onLoad" loext:mime-type="image/png"/>
        </draw:frame>
        <draw:frame draw:style-name="gr574" draw:text-style-name="P66" draw:layer="layout" svg:width="2.514cm" svg:height="0.686cm" svg:x="0.616cm" svg:y="3.206cm">
          <draw:text-box>
            <text:p text:style-name="P15"><text:span text:style-name="T8">FEROS</text:span></text:p>
          </draw:text-box>
        </draw:frame>
        <draw:frame draw:style-name="gr548" draw:text-style-name="P67" draw:layer="layout" svg:width="1.08cm" svg:height="1.297cm" svg:x="3.456cm" svg:y="1.899cm">
          <draw:image xlink:href="Pictures/200000EC000009B000000B8701B88B600CE79791.svm" xlink:type="simple" xlink:show="embed" xlink:actuate="onLoad" loext:mime-type="image/x-svm">
            <text:p/>
          </draw:image>
          <draw:image xlink:href="Pictures/10000200000000750000008C82335E73584F05C9.png" xlink:type="simple" xlink:show="embed" xlink:actuate="onLoad" loext:mime-type="image/png"/>
        </draw:frame>
        <draw:frame draw:style-name="gr574" draw:text-style-name="P66" draw:layer="layout" svg:width="3.134cm" svg:height="0.686cm" svg:x="2.404cm" svg:y="3.206cm">
          <draw:text-box>
            <text:p text:style-name="P15"><text:span text:style-name="T8">FEROS CCD</text:span></text:p>
          </draw:text-box>
        </draw:frame>
        <draw:connector draw:style-name="gr625" draw:text-style-name="P64" draw:layer="layout" draw:type="line" svg:x1="14.842cm" svg:y1="11.778cm" svg:x2="14.842cm" svg:y2="13.299cm" draw:start-shape="id6" draw:start-glue-point="2" draw:end-shape="id7" draw:end-glue-point="0" svg:d="M14842 11778v1521" svg:viewBox="0 0 1 1522">
          <text:p/>
        </draw:connector>
        <draw:connector draw:style-name="gr625" draw:text-style-name="P64" draw:layer="layout" draw:type="line" svg:x1="17.069cm" svg:y1="11.392cm" svg:x2="17.069cm" svg:y2="13.256cm" draw:start-shape="id8" draw:start-glue-point="2" draw:end-shape="id9" draw:end-glue-point="0" svg:d="M17069 11392v1864" svg:viewBox="0 0 1 1865">
          <text:p/>
        </draw:connector>
        <draw:frame draw:style-name="gr626" draw:text-style-name="P69" draw:layer="layout" svg:width="5.796cm" svg:height="0.903cm" svg:x="17.191cm" svg:y="15.502cm">
          <draw:text-box>
            <text:p text:style-name="P68"><text:span text:style-name="T9">virtualised (uws2p2)</text:span></text:p>
          </draw:text-box>
        </draw:frame>
        <draw:connector draw:style-name="gr624" draw:text-style-name="P64" draw:layer="layout" draw:type="line" svg:x1="8.366cm" svg:y1="5.796cm" svg:x2="8.366cm" svg:y2="3.88cm" draw:start-shape="id1" draw:start-glue-point="0" draw:end-shape="id10" draw:end-glue-point="2" svg:d="M8366 5796v-1916" svg:viewBox="0 0 1 1917">
          <text:p/>
        </draw:connector>
        <draw:frame draw:style-name="gr626" draw:text-style-name="P70" draw:layer="layout" svg:width="4.33cm" svg:height="0.903cm" svg:x="0.716cm" svg:y="0.462cm">
          <draw:text-box>
            <text:p text:style-name="P15"><text:span text:style-name="T10">FEROS room</text:span></text:p>
          </draw:text-box>
        </draw:frame>
        <draw:g xml:id="id3" draw:id="id3">
          <draw:frame draw:style-name="gr548" draw:text-style-name="P71" draw:layer="layout" svg:width="1.285cm" svg:height="1.297cm" svg:x="9.898cm" svg:y="1.8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9675B0A4C6EBE96D.png" xlink:type="simple" xlink:show="embed" xlink:actuate="onLoad" loext:mime-type="image/png"/>
          </draw:frame>
          <draw:frame draw:style-name="gr20" draw:text-style-name="P66" draw:layer="layout" svg:width="2.514cm" svg:height="0.662cm" svg:x="9.283cm" svg:y="3.218cm">
            <draw:text-box>
              <text:p text:style-name="P15"><text:span text:style-name="T8">telescope</text:span></text:p>
            </draw:text-box>
          </draw:frame>
        </draw:g>
        <draw:frame draw:style-name="gr548" draw:text-style-name="P71" draw:layer="layout" svg:width="0.904cm" svg:height="1.297cm" svg:x="5.758cm" svg:y="1.899cm">
          <draw:image xlink:href="Pictures/200000EC000009B000000B8701B88B600CE79791.svm" xlink:type="simple" xlink:show="embed" xlink:actuate="onLoad" loext:mime-type="image/x-svm">
            <text:p/>
          </draw:image>
          <draw:image xlink:href="Pictures/10000200000000750000008C82335E73584F05C9.png" xlink:type="simple" xlink:show="embed" xlink:actuate="onLoad" loext:mime-type="image/png"/>
        </draw:frame>
        <draw:frame draw:style-name="gr20" draw:text-style-name="P66" draw:layer="layout" svg:width="2.514cm" svg:height="0.662cm" svg:x="4.953cm" svg:y="3.218cm">
          <draw:text-box>
            <text:p text:style-name="P15"><text:span text:style-name="T8">FEROS AG</text:span></text:p>
          </draw:text-box>
        </draw:frame>
        <draw:g xml:id="id5" draw:id="id5">
          <draw:frame draw:style-name="gr548" draw:text-style-name="P71" draw:layer="layout" svg:width="1.285cm" svg:height="1.297cm" svg:x="16.427cm" svg:y="1.8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9675B0A4C6EBE96D.png" xlink:type="simple" xlink:show="embed" xlink:actuate="onLoad" loext:mime-type="image/png"/>
          </draw:frame>
          <draw:frame draw:style-name="gr20" draw:text-style-name="P66" draw:layer="layout" svg:width="2.514cm" svg:height="0.662cm" svg:x="15.812cm" svg:y="3.218cm">
            <draw:text-box>
              <text:p text:style-name="P15"><text:span text:style-name="T8">WFI</text:span></text:p>
            </draw:text-box>
          </draw:frame>
        </draw:g>
        <draw:g xml:id="id10" draw:id="id10">
          <draw:frame draw:style-name="gr548" draw:text-style-name="P71" draw:layer="layout" svg:width="1.079cm" svg:height="1.297cm" svg:x="7.827cm" svg:y="1.8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20" draw:text-style-name="P66" draw:layer="layout" svg:width="2.514cm" svg:height="0.662cm" svg:x="7.109cm" svg:y="3.218cm">
            <draw:text-box>
              <text:p text:style-name="P15"><text:span text:style-name="T8">GROND AG</text:span></text:p>
            </draw:text-box>
          </draw:frame>
        </draw:g>
        <draw:g xml:id="id26" draw:id="id26">
          <draw:frame draw:style-name="gr548" draw:text-style-name="P71" draw:layer="layout" svg:width="1.079cm" svg:height="1.297cm" svg:x="14.303cm" svg:y="1.8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20" draw:text-style-name="P66" draw:layer="layout" svg:width="2.514cm" svg:height="0.662cm" svg:x="13.585cm" svg:y="3.218cm">
            <draw:text-box>
              <text:p text:style-name="P15"><text:span text:style-name="T8">WFI <text:s/>CCD</text:span></text:p>
            </draw:text-box>
          </draw:frame>
        </draw:g>
        <draw:frame draw:style-name="gr548" draw:text-style-name="P71" draw:layer="layout" svg:width="1.079cm" svg:height="1.297cm" svg:x="12.133cm" svg:y="1.899cm">
          <draw:image xlink:href="Pictures/200000EC000009B000000B8701B88B600CE79791.svm" xlink:type="simple" xlink:show="embed" xlink:actuate="onLoad" loext:mime-type="image/x-svm">
            <text:p/>
          </draw:image>
          <draw:image xlink:href="Pictures/10000200000000750000008C82335E73584F05C9.png" xlink:type="simple" xlink:show="embed" xlink:actuate="onLoad" loext:mime-type="image/png"/>
        </draw:frame>
        <draw:frame draw:style-name="gr20" draw:text-style-name="P66" draw:layer="layout" svg:width="2.514cm" svg:height="0.662cm" svg:x="11.415cm" svg:y="3.218cm">
          <draw:text-box>
            <text:p text:style-name="P15"><text:span text:style-name="T8">WFI <text:s/>AG</text:span></text:p>
          </draw:text-box>
        </draw:frame>
        <draw:frame draw:style-name="gr548" draw:text-style-name="P71" draw:layer="layout" svg:width="1.285cm" svg:height="1.297cm" svg:x="23.267cm" svg:y="1.899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86000000869675B0A4C6EBE96D.png" xlink:type="simple" xlink:show="embed" xlink:actuate="onLoad" loext:mime-type="image/png"/>
        </draw:frame>
        <draw:frame draw:style-name="gr20" draw:text-style-name="P66" draw:layer="layout" svg:width="2.514cm" svg:height="0.662cm" svg:x="22.652cm" svg:y="3.218cm">
          <draw:text-box>
            <text:p text:style-name="P15"><text:span text:style-name="T8">GROND</text:span></text:p>
          </draw:text-box>
        </draw:frame>
        <draw:g xml:id="id12" draw:id="id12">
          <draw:frame draw:style-name="gr548" draw:text-style-name="P71" draw:layer="layout" svg:width="1.08cm" svg:height="1.297cm" svg:x="18.731cm" svg:y="1.8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20" draw:text-style-name="P66" draw:layer="layout" svg:width="3.134cm" svg:height="0.662cm" svg:x="17.704cm" svg:y="3.218cm">
            <draw:text-box>
              <text:p text:style-name="P15"><text:span text:style-name="T8">GROND CCD</text:span></text:p>
            </draw:text-box>
          </draw:frame>
        </draw:g>
        <draw:g xml:id="id14" draw:id="id14">
          <draw:frame draw:style-name="gr548" draw:text-style-name="P71" draw:layer="layout" svg:width="1.08cm" svg:height="1.297cm" svg:x="20.967cm" svg:y="1.899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20" draw:text-style-name="P66" draw:layer="layout" svg:width="3.134cm" svg:height="0.662cm" svg:x="19.94cm" svg:y="3.218cm">
            <draw:text-box>
              <text:p text:style-name="P15"><text:span text:style-name="T8">GROND IR</text:span></text:p>
            </draw:text-box>
          </draw:frame>
        </draw:g>
        <draw:connector draw:style-name="gr624" draw:text-style-name="P64" draw:layer="layout" draw:type="line" svg:x1="19.271cm" svg:y1="5.796cm" svg:x2="19.271cm" svg:y2="3.88cm" draw:start-shape="id11" draw:start-glue-point="0" draw:end-shape="id12" draw:end-glue-point="2" svg:d="M19271 5796v-1916" svg:viewBox="0 0 1 1917">
          <text:p/>
        </draw:connector>
        <draw:connector draw:style-name="gr624" draw:text-style-name="P64" draw:layer="layout" draw:type="line" svg:x1="21.507cm" svg:y1="5.769cm" svg:x2="21.507cm" svg:y2="3.88cm" draw:start-shape="id13" draw:start-glue-point="0" draw:end-shape="id14" draw:end-glue-point="2" svg:d="M21507 5769v-1889" svg:viewBox="0 0 1 1890">
          <text:p/>
        </draw:connector>
        <draw:g xml:id="id39" draw:id="id39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627" draw:text-style-name="P8" draw:layer="layout" svg:width="0.669cm" svg:height="0.393cm" svg:x="27.913cm" svg:y="6.682cm" svg:viewBox="0 0 670 394" svg:d="M0 394c190 0 487-124 616-206 127-82 0-188-65-188z">
              <text:p/>
            </draw:path>
            <draw:g>
              <draw:polygon draw:style-name="gr628" draw:text-style-name="P9" draw:layer="layout" svg:width="0.388cm" svg:height="0.976cm" svg:x="27.525cm" svg:y="6.099cm" svg:viewBox="0 0 389 977" draw:points="0,752 0,0 389,225 389,977">
                <text:p/>
              </draw:polygon>
              <draw:polygon draw:style-name="gr629" draw:text-style-name="P10" draw:layer="layout" svg:width="0.55cm" svg:height="1.07cm" svg:x="27.913cm" svg:y="6.005cm" svg:viewBox="0 0 551 1071" draw:points="0,1071 0,319 551,0 551,752">
                <text:p/>
              </draw:polygon>
              <draw:polygon draw:style-name="gr630" draw:text-style-name="P11" draw:layer="layout" svg:width="0.939cm" svg:height="0.544cm" svg:x="27.525cm" svg:y="5.78cm" svg:viewBox="0 0 940 545" draw:points="389,545 0,319 551,0 940,225">
                <text:p/>
              </draw:polygon>
              <draw:polygon draw:style-name="gr631" draw:text-style-name="P12" draw:layer="layout" svg:width="0.939cm" svg:height="1.296cm" svg:x="27.525cm" svg:y="5.78cm" svg:viewBox="0 0 940 1297" draw:points="0,1071 0,319 551,0 940,225 940,977 389,1297">
                <text:p/>
              </draw:polygon>
              <draw:line draw:style-name="gr632" draw:text-style-name="P13" draw:layer="layout" svg:x1="27.848cm" svg:y1="6.888cm" svg:x2="27.589cm" svg:y2="6.738cm">
                <text:p/>
              </draw:line>
              <draw:line draw:style-name="gr633" draw:text-style-name="P13" draw:layer="layout" svg:x1="27.848cm" svg:y1="6.963cm" svg:x2="27.589cm" svg:y2="6.813cm">
                <text:p/>
              </draw:line>
              <draw:line draw:style-name="gr634" draw:text-style-name="P13" draw:layer="layout" svg:x1="27.848cm" svg:y1="6.926cm" svg:x2="27.589cm" svg:y2="6.776cm">
                <text:p/>
              </draw:line>
              <draw:polyline draw:style-name="gr635" draw:text-style-name="P13" draw:layer="layout" svg:width="0.323cm" svg:height="0.224cm" svg:x="27.556cm" svg:y="6.212cm" svg:viewBox="0 0 324 225" draw:points="324,225 0,37 0,0">
                <text:p/>
              </draw:polyline>
              <draw:polyline draw:style-name="gr636" draw:text-style-name="P13" draw:layer="layout" svg:width="0.318cm" svg:height="0.225cm" svg:x="27.563cm" svg:y="6.211cm" svg:viewBox="0 0 319 226" draw:points="319,226 319,189 0,0">
                <text:p/>
              </draw:polyline>
              <draw:polygon draw:style-name="gr637" draw:text-style-name="P14" draw:layer="layout" svg:width="0.037cm" svg:height="0.065cm" svg:x="27.677cm" svg:y="6.587cm" svg:viewBox="0 0 38 66" draw:points="0,45 0,0 38,22 38,66">
                <text:p/>
              </draw:polygon>
              <draw:line draw:style-name="gr638" draw:text-style-name="P13" draw:layer="layout" svg:x1="27.848cm" svg:y1="6.851cm" svg:x2="27.589cm" svg:y2="6.701cm">
                <text:p/>
              </draw:line>
            </draw:g>
          </draw:g>
          <draw:frame draw:style-name="gr20" draw:text-style-name="P66" draw:layer="layout" svg:width="2.637cm" svg:height="0.662cm" svg:x="26.736cm" svg:y="7.115cm">
            <draw:text-box>
              <text:p text:style-name="P15"><text:span text:style-name="T8">wgrondoff</text:span></text:p>
            </draw:text-box>
          </draw:frame>
        </draw:g>
        <draw:g xml:id="id33" draw:id="id33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639" draw:text-style-name="P8" draw:layer="layout" svg:width="0.669cm" svg:height="0.393cm" svg:x="23.822cm" svg:y="6.682cm" svg:viewBox="0 0 670 394" svg:d="M0 394c190 0 487-124 616-206 127-82 0-188-65-188z">
              <text:p/>
            </draw:path>
            <draw:g>
              <draw:polygon draw:style-name="gr640" draw:text-style-name="P9" draw:layer="layout" svg:width="0.388cm" svg:height="0.976cm" svg:x="23.434cm" svg:y="6.099cm" svg:viewBox="0 0 389 977" draw:points="0,752 0,0 389,225 389,977">
                <text:p/>
              </draw:polygon>
              <draw:polygon draw:style-name="gr641" draw:text-style-name="P10" draw:layer="layout" svg:width="0.55cm" svg:height="1.07cm" svg:x="23.822cm" svg:y="6.005cm" svg:viewBox="0 0 551 1071" draw:points="0,1071 0,319 551,0 551,752">
                <text:p/>
              </draw:polygon>
              <draw:polygon draw:style-name="gr642" draw:text-style-name="P11" draw:layer="layout" svg:width="0.939cm" svg:height="0.544cm" svg:x="23.434cm" svg:y="5.78cm" svg:viewBox="0 0 940 545" draw:points="389,545 0,319 551,0 940,225">
                <text:p/>
              </draw:polygon>
              <draw:polygon draw:style-name="gr643" draw:text-style-name="P12" draw:layer="layout" svg:width="0.939cm" svg:height="1.296cm" svg:x="23.434cm" svg:y="5.78cm" svg:viewBox="0 0 940 1297" draw:points="0,1071 0,319 551,0 940,225 940,977 389,1297">
                <text:p/>
              </draw:polygon>
              <draw:line draw:style-name="gr644" draw:text-style-name="P13" draw:layer="layout" svg:x1="23.757cm" svg:y1="6.888cm" svg:x2="23.498cm" svg:y2="6.738cm">
                <text:p/>
              </draw:line>
              <draw:line draw:style-name="gr645" draw:text-style-name="P13" draw:layer="layout" svg:x1="23.757cm" svg:y1="6.963cm" svg:x2="23.498cm" svg:y2="6.813cm">
                <text:p/>
              </draw:line>
              <draw:line draw:style-name="gr646" draw:text-style-name="P13" draw:layer="layout" svg:x1="23.757cm" svg:y1="6.926cm" svg:x2="23.498cm" svg:y2="6.776cm">
                <text:p/>
              </draw:line>
              <draw:polyline draw:style-name="gr647" draw:text-style-name="P13" draw:layer="layout" svg:width="0.323cm" svg:height="0.224cm" svg:x="23.465cm" svg:y="6.212cm" svg:viewBox="0 0 324 225" draw:points="324,225 0,37 0,0">
                <text:p/>
              </draw:polyline>
              <draw:polyline draw:style-name="gr648" draw:text-style-name="P13" draw:layer="layout" svg:width="0.318cm" svg:height="0.225cm" svg:x="23.472cm" svg:y="6.211cm" svg:viewBox="0 0 319 226" draw:points="319,226 319,189 0,0">
                <text:p/>
              </draw:polyline>
              <draw:polygon draw:style-name="gr649" draw:text-style-name="P14" draw:layer="layout" svg:width="0.037cm" svg:height="0.065cm" svg:x="23.586cm" svg:y="6.587cm" svg:viewBox="0 0 38 66" draw:points="0,45 0,0 38,22 38,66">
                <text:p/>
              </draw:polygon>
              <draw:line draw:style-name="gr650" draw:text-style-name="P13" draw:layer="layout" svg:x1="23.757cm" svg:y1="6.851cm" svg:x2="23.498cm" svg:y2="6.701cm">
                <text:p/>
              </draw:line>
            </draw:g>
          </draw:g>
          <draw:frame draw:style-name="gr20" draw:text-style-name="P72" draw:layer="layout" svg:width="2.637cm" svg:height="0.662cm" svg:x="22.645cm" svg:y="7.115cm">
            <draw:text-box>
              <text:p text:style-name="P15"><text:span text:style-name="T11">w2p2pipe</text:span></text:p>
            </draw:text-box>
          </draw:frame>
        </draw:g>
        <draw:g xml:id="id29" draw:id="id29">
          <draw:frame draw:style-name="gr548" draw:text-style-name="P64" draw:layer="layout" svg:width="1.07cm" svg:height="1.297cm" svg:x="25.407cm" svg:y="9.468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CB33374AF083807.png" xlink:type="simple" xlink:show="embed" xlink:actuate="onLoad" loext:mime-type="image/png"/>
          </draw:frame>
          <draw:frame draw:style-name="gr574" draw:text-style-name="P73" draw:layer="layout" svg:width="3.134cm" svg:height="0.686cm" svg:x="24.375cm" svg:y="10.766cm">
            <draw:text-box>
              <text:p text:style-name="P15"><text:span text:style-name="T12">FEROS DRS</text:span></text:p>
            </draw:text-box>
          </draw:frame>
        </draw:g>
        <draw:g xml:id="id34" draw:id="id34">
          <draw:frame draw:style-name="gr548" draw:text-style-name="P64" draw:layer="layout" svg:width="1.07cm" svg:height="1.297cm" svg:x="23.428cm" svg:y="9.468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CB33374AF083807.png" xlink:type="simple" xlink:show="embed" xlink:actuate="onLoad" loext:mime-type="image/png"/>
          </draw:frame>
          <draw:frame draw:style-name="gr574" draw:text-style-name="P73" draw:layer="layout" svg:width="3.134cm" svg:height="0.686cm" svg:x="22.396cm" svg:y="10.766cm">
            <draw:text-box>
              <text:p text:style-name="P15"><text:span text:style-name="T12">CERES</text:span></text:p>
            </draw:text-box>
          </draw:frame>
        </draw:g>
        <draw:custom-shape draw:style-name="gr651" draw:text-style-name="P74" draw:layer="layout" svg:width="6.205cm" svg:height="3.22cm" svg:x="22.86cm" svg:y="17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2" draw:text-style-name="P75" draw:layer="layout" svg:width="4.405cm" svg:height="0.911cm" svg:x="23.86cm" svg:y="8.109cm">
          <draw:text-box>
            <text:p text:style-name="P15"><text:span text:style-name="T13">data reduction</text:span></text:p>
          </draw:text-box>
        </draw:frame>
        <draw:custom-shape draw:style-name="gr653" draw:text-style-name="P74" draw:layer="layout" svg:width="6.205cm" svg:height="3.31cm" svg:x="22.86cm" svg:y="8.9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6" draw:text-style-name="P75" draw:layer="layout" svg:width="3.81cm" svg:height="0.903cm" svg:x="24.222cm" svg:y="16.242cm">
          <draw:text-box>
            <text:p text:style-name="P15"><text:span text:style-name="T13">data </text:span><text:span text:style-name="T14">transfer</text:span></text:p>
          </draw:text-box>
        </draw:frame>
        <draw:g xml:id="id32" draw:id="id32">
          <draw:frame draw:style-name="gr548" draw:text-style-name="P64" draw:layer="layout" svg:width="0.885cm" svg:height="1.297cm" svg:x="25.499cm" svg:y="17.875cm">
            <draw:image xlink:href="Pictures/200000F50000077F00000B085A3BD32B62CA6C7F.svm" xlink:type="simple" xlink:show="embed" xlink:actuate="onLoad" loext:mime-type="image/x-svm">
              <text:p/>
            </draw:image>
            <draw:image xlink:href="Pictures/100002000000005B0000008534D416B2B82039BE.png" xlink:type="simple" xlink:show="embed" xlink:actuate="onLoad" loext:mime-type="image/png"/>
          </draw:frame>
          <draw:frame draw:style-name="gr20" draw:text-style-name="P73" draw:layer="layout" svg:width="3.134cm" svg:height="0.662cm" svg:x="24.375cm" svg:y="19.096cm">
            <draw:text-box>
              <text:p text:style-name="P15"><text:span text:style-name="T12">data</text:span></text:p>
            </draw:text-box>
          </draw:frame>
        </draw:g>
        <draw:g xml:id="id36" draw:id="id36">
          <draw:frame draw:style-name="gr548" draw:text-style-name="P71" draw:layer="layout" svg:width="1.285cm" svg:height="1.297cm" svg:x="25.3cm" svg:y="1.899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9675B0A4C6EBE96D.png" xlink:type="simple" xlink:show="embed" xlink:actuate="onLoad" loext:mime-type="image/png"/>
          </draw:frame>
          <draw:frame draw:style-name="gr20" draw:text-style-name="P66" draw:layer="layout" svg:width="2.514cm" svg:height="0.662cm" svg:x="24.685cm" svg:y="3.218cm">
            <draw:text-box>
              <text:p text:style-name="P15"><text:span text:style-name="T8">hydraulics</text:span></text:p>
            </draw:text-box>
          </draw:frame>
        </draw:g>
        <draw:g xml:id="id37" draw:id="id37"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654" draw:text-style-name="P8" draw:layer="layout" svg:width="0.669cm" svg:height="0.393cm" svg:x="27.913cm" svg:y="14.15cm" svg:viewBox="0 0 670 394" svg:d="M0 394c190 0 487-124 616-206 127-82 0-188-65-188z">
              <text:p/>
            </draw:path>
            <draw:g>
              <draw:polygon draw:style-name="gr655" draw:text-style-name="P9" draw:layer="layout" svg:width="0.388cm" svg:height="0.976cm" svg:x="27.525cm" svg:y="13.567cm" svg:viewBox="0 0 389 977" draw:points="0,752 0,0 389,225 389,977">
                <text:p/>
              </draw:polygon>
              <draw:polygon draw:style-name="gr656" draw:text-style-name="P10" draw:layer="layout" svg:width="0.55cm" svg:height="1.07cm" svg:x="27.913cm" svg:y="13.473cm" svg:viewBox="0 0 551 1071" draw:points="0,1071 0,319 551,0 551,752">
                <text:p/>
              </draw:polygon>
              <draw:polygon draw:style-name="gr657" draw:text-style-name="P11" draw:layer="layout" svg:width="0.939cm" svg:height="0.544cm" svg:x="27.525cm" svg:y="13.248cm" svg:viewBox="0 0 940 545" draw:points="389,545 0,319 551,0 940,225">
                <text:p/>
              </draw:polygon>
              <draw:polygon draw:style-name="gr658" draw:text-style-name="P12" draw:layer="layout" svg:width="0.939cm" svg:height="1.296cm" svg:x="27.525cm" svg:y="13.248cm" svg:viewBox="0 0 940 1297" draw:points="0,1071 0,319 551,0 940,225 940,977 389,1297">
                <text:p/>
              </draw:polygon>
              <draw:line draw:style-name="gr659" draw:text-style-name="P13" draw:layer="layout" svg:x1="27.848cm" svg:y1="14.356cm" svg:x2="27.589cm" svg:y2="14.206cm">
                <text:p/>
              </draw:line>
              <draw:line draw:style-name="gr660" draw:text-style-name="P13" draw:layer="layout" svg:x1="27.848cm" svg:y1="14.431cm" svg:x2="27.589cm" svg:y2="14.281cm">
                <text:p/>
              </draw:line>
              <draw:line draw:style-name="gr661" draw:text-style-name="P13" draw:layer="layout" svg:x1="27.848cm" svg:y1="14.394cm" svg:x2="27.589cm" svg:y2="14.244cm">
                <text:p/>
              </draw:line>
              <draw:polyline draw:style-name="gr662" draw:text-style-name="P13" draw:layer="layout" svg:width="0.323cm" svg:height="0.224cm" svg:x="27.556cm" svg:y="13.68cm" svg:viewBox="0 0 324 225" draw:points="324,225 0,37 0,0">
                <text:p/>
              </draw:polyline>
              <draw:polyline draw:style-name="gr663" draw:text-style-name="P13" draw:layer="layout" svg:width="0.318cm" svg:height="0.225cm" svg:x="27.563cm" svg:y="13.679cm" svg:viewBox="0 0 319 226" draw:points="319,226 319,189 0,0">
                <text:p/>
              </draw:polyline>
              <draw:polygon draw:style-name="gr664" draw:text-style-name="P14" draw:layer="layout" svg:width="0.037cm" svg:height="0.065cm" svg:x="27.677cm" svg:y="14.055cm" svg:viewBox="0 0 38 66" draw:points="0,45 0,0 38,22 38,66">
                <text:p/>
              </draw:polygon>
              <draw:line draw:style-name="gr665" draw:text-style-name="P13" draw:layer="layout" svg:x1="27.848cm" svg:y1="14.319cm" svg:x2="27.589cm" svg:y2="14.169cm">
                <text:p/>
              </draw:line>
            </draw:g>
          </draw:g>
          <draw:frame draw:style-name="gr666" draw:text-style-name="P66" draw:layer="layout" svg:width="2.637cm" svg:height="0.737cm" svg:x="26.736cm" svg:y="14.597cm">
            <draw:text-box>
              <text:p text:style-name="P15"><text:span text:style-name="T8">wgrpipe</text:span></text:p>
            </draw:text-box>
          </draw:fram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667" draw:text-style-name="P8" draw:layer="layout" svg:width="0.669cm" svg:height="0.393cm" svg:x="23.801cm" svg:y="14.15cm" svg:viewBox="0 0 670 394" svg:d="M0 394c190 0 487-124 616-206 127-82 0-188-65-188z">
              <text:p/>
            </draw:path>
            <draw:g>
              <draw:polygon draw:style-name="gr668" draw:text-style-name="P9" draw:layer="layout" svg:width="0.388cm" svg:height="0.976cm" svg:x="23.413cm" svg:y="13.567cm" svg:viewBox="0 0 389 977" draw:points="0,752 0,0 389,225 389,977">
                <text:p/>
              </draw:polygon>
              <draw:polygon draw:style-name="gr669" draw:text-style-name="P10" draw:layer="layout" svg:width="0.55cm" svg:height="1.07cm" svg:x="23.801cm" svg:y="13.473cm" svg:viewBox="0 0 551 1071" draw:points="0,1071 0,319 551,0 551,752">
                <text:p/>
              </draw:polygon>
              <draw:polygon draw:style-name="gr670" draw:text-style-name="P11" draw:layer="layout" svg:width="0.939cm" svg:height="0.544cm" svg:x="23.413cm" svg:y="13.248cm" svg:viewBox="0 0 940 545" draw:points="389,545 0,319 551,0 940,225">
                <text:p/>
              </draw:polygon>
              <draw:polygon draw:style-name="gr671" draw:text-style-name="P12" draw:layer="layout" svg:width="0.939cm" svg:height="1.296cm" svg:x="23.413cm" svg:y="13.248cm" svg:viewBox="0 0 940 1297" draw:points="0,1071 0,319 551,0 940,225 940,977 389,1297">
                <text:p/>
              </draw:polygon>
              <draw:line draw:style-name="gr672" draw:text-style-name="P13" draw:layer="layout" svg:x1="23.736cm" svg:y1="14.356cm" svg:x2="23.477cm" svg:y2="14.206cm">
                <text:p/>
              </draw:line>
              <draw:line draw:style-name="gr673" draw:text-style-name="P13" draw:layer="layout" svg:x1="23.736cm" svg:y1="14.431cm" svg:x2="23.477cm" svg:y2="14.281cm">
                <text:p/>
              </draw:line>
              <draw:line draw:style-name="gr674" draw:text-style-name="P13" draw:layer="layout" svg:x1="23.736cm" svg:y1="14.394cm" svg:x2="23.477cm" svg:y2="14.244cm">
                <text:p/>
              </draw:line>
              <draw:polyline draw:style-name="gr675" draw:text-style-name="P13" draw:layer="layout" svg:width="0.323cm" svg:height="0.224cm" svg:x="23.444cm" svg:y="13.68cm" svg:viewBox="0 0 324 225" draw:points="324,225 0,37 0,0">
                <text:p/>
              </draw:polyline>
              <draw:polyline draw:style-name="gr676" draw:text-style-name="P13" draw:layer="layout" svg:width="0.318cm" svg:height="0.225cm" svg:x="23.451cm" svg:y="13.679cm" svg:viewBox="0 0 319 226" draw:points="319,226 319,189 0,0">
                <text:p/>
              </draw:polyline>
              <draw:polygon draw:style-name="gr677" draw:text-style-name="P14" draw:layer="layout" svg:width="0.037cm" svg:height="0.065cm" svg:x="23.565cm" svg:y="14.055cm" svg:viewBox="0 0 38 66" draw:points="0,45 0,0 38,22 38,66">
                <text:p/>
              </draw:polygon>
              <draw:line draw:style-name="gr678" draw:text-style-name="P13" draw:layer="layout" svg:x1="23.736cm" svg:y1="14.319cm" svg:x2="23.477cm" svg:y2="14.169cm">
                <text:p/>
              </draw:line>
            </draw:g>
          </draw:g>
          <draw:frame draw:style-name="gr666" draw:text-style-name="P66" draw:layer="layout" svg:width="2.637cm" svg:height="0.737cm" svg:x="22.624cm" svg:y="14.597cm">
            <draw:text-box>
              <text:p text:style-name="P15"><text:span text:style-name="T8">wgrsaruman</text:span></text:p>
            </draw:text-box>
          </draw:frame>
        </draw:g>
        <draw:g xml:id="id38" draw:id="id38">
          <draw:frame draw:style-name="gr548" draw:text-style-name="P64" draw:layer="layout" svg:width="1.07cm" svg:height="1.297cm" svg:x="27.519cm" svg:y="9.468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CB33374AF083807.png" xlink:type="simple" xlink:show="embed" xlink:actuate="onLoad" loext:mime-type="image/png"/>
          </draw:frame>
          <draw:frame draw:style-name="gr574" draw:text-style-name="P73" draw:layer="layout" svg:width="3.134cm" svg:height="0.686cm" svg:x="26.487cm" svg:y="10.766cm">
            <draw:text-box>
              <text:p text:style-name="P15"><text:span text:style-name="T12">GROND DRS</text:span></text:p>
            </draw:text-box>
          </draw:frame>
        </draw:g>
        <draw:g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679" draw:text-style-name="P8" draw:layer="layout" svg:width="0.19cm" svg:height="0.12cm" svg:x="2.203cm" svg:y="17.021cm" svg:viewBox="0 0 191 121" svg:d="M0 121c48 0 191-40 191-70s-4-51-52-51c0 30-140 30-139 121z">
                <text:p/>
              </draw:path>
              <draw:g>
                <draw:polygon draw:style-name="gr680" draw:text-style-name="P9" draw:layer="layout" svg:width="0.086cm" svg:height="0.101cm" svg:x="2.132cm" svg:y="17.041cm" svg:viewBox="0 0 87 102" draw:points="0,61 17,0 87,40 70,102">
                  <text:p/>
                </draw:polygon>
                <draw:polygon draw:style-name="gr681" draw:text-style-name="P11" draw:layer="layout" svg:width="0.191cm" svg:height="0.11cm" svg:x="2.149cm" svg:y="16.97cm" svg:viewBox="0 0 192 111" draw:points="0,71 35,40 87,10 122,0 192,40 157,51 105,81 70,111">
                  <text:p/>
                </draw:polygon>
                <draw:path draw:style-name="gr682" draw:text-style-name="P42" draw:layer="layout" svg:width="0.156cm" svg:height="0.131cm" svg:x="2.202cm" svg:y="17.011cm" svg:viewBox="0 0 157 132" svg:d="M157 41c0-62-35-41-70-20-35 20-70 20-87 111 0 0 70-41 157-91z">
                  <text:p/>
                </draw:path>
                <draw:path draw:style-name="gr683" draw:text-style-name="P12" draw:layer="layout" svg:width="0.226cm" svg:height="0.171cm" svg:x="2.132cm" svg:y="16.97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684" draw:text-style-name="P8" draw:layer="layout" svg:width="0.313cm" svg:height="0.242cm" svg:x="2.045cm" svg:y="16.535cm" svg:viewBox="0 0 314 243" svg:d="M1 243c48 0 313-10 313-101s-91-142-139-142c0 30-191 21-174 243z">
                <text:p/>
              </draw:path>
              <draw:g>
                <draw:polygon draw:style-name="gr685" draw:text-style-name="P9" draw:layer="layout" svg:width="0.174cm" svg:height="0.141cm" svg:x="1.871cm" svg:y="16.636cm" svg:viewBox="0 0 175 142" draw:points="0,40 0,0 175,102 175,142">
                  <text:p/>
                </draw:polygon>
                <draw:polygon draw:style-name="gr686" draw:text-style-name="P9" draw:layer="layout" svg:width="0.174cm" svg:height="0.171cm" svg:x="2.011cm" svg:y="16.484cm" svg:viewBox="0 0 175 172" draw:points="0,71 0,0 175,102 175,172">
                  <text:p/>
                </draw:polygon>
                <draw:polygon draw:style-name="gr687" draw:text-style-name="P11" draw:layer="layout" svg:width="0.313cm" svg:height="0.182cm" svg:x="1.871cm" svg:y="16.555cm" svg:viewBox="0 0 314 183" draw:points="0,81 140,0 314,102 175,183">
                  <text:p/>
                </draw:polygon>
                <draw:polygon draw:style-name="gr688" draw:text-style-name="P42" draw:layer="layout" svg:width="0.174cm" svg:height="0.171cm" svg:x="2.045cm" svg:y="16.605cm" svg:viewBox="0 0 175 172" draw:points="0,172 0,132 140,51 140,0 175,21 175,71">
                  <text:p/>
                </draw:polygon>
                <draw:polygon draw:style-name="gr689" draw:text-style-name="P9" draw:layer="layout" svg:width="0.557cm" svg:height="0.769cm" svg:x="1.679cm" svg:y="15.867cm" svg:viewBox="0 0 558 770" draw:points="0,446 0,0 558,324 558,770">
                  <text:p/>
                </draw:polygon>
                <draw:polygon draw:style-name="gr690" draw:text-style-name="P43" draw:layer="layout" svg:width="0.522cm" svg:height="0.708cm" svg:x="1.696cm" svg:y="15.897cm" svg:viewBox="0 0 523 709" draw:points="0,406 0,0 523,304 523,709">
                  <text:p/>
                </draw:polygon>
                <draw:polygon draw:style-name="gr691" draw:text-style-name="P11" draw:layer="layout" svg:width="0.592cm" svg:height="0.343cm" svg:x="1.679cm" svg:y="15.846cm" svg:viewBox="0 0 593 344" draw:points="558,344 0,21 35,0 593,324">
                  <text:p/>
                </draw:polygon>
                <draw:polygon draw:style-name="gr692" draw:text-style-name="P42" draw:layer="layout" svg:width="0.034cm" svg:height="0.465cm" svg:x="2.237cm" svg:y="16.169cm" svg:viewBox="0 0 35 466" draw:points="0,466 0,21 35,0 35,446">
                  <text:p/>
                </draw:polygon>
                <draw:polygon draw:style-name="gr693" draw:text-style-name="P12" draw:layer="layout" svg:width="0.592cm" svg:height="0.93cm" svg:x="1.679cm" svg:y="15.846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694" draw:text-style-name="P8" draw:layer="layout" svg:width="0.226cm" svg:height="0.12cm" svg:x="1.975cm" svg:y="16.909cm" svg:viewBox="0 0 227 121" svg:d="M1 121c48 0 226-50 226-81 0-30-4-40-52-40 0 30-191 21-174 121z">
                <text:p/>
              </draw:path>
              <draw:g>
                <draw:polygon draw:style-name="gr695" draw:text-style-name="P11" draw:layer="layout" svg:width="0.749cm" svg:height="0.435cm" svg:x="1.417cm" svg:y="16.565cm" svg:viewBox="0 0 750 436" draw:points="558,436 0,111 192,0 750,324">
                  <text:p/>
                </draw:polygon>
                <draw:polygon draw:style-name="gr696" draw:text-style-name="P44" draw:layer="layout" svg:width="0.505cm" svg:height="0.293cm" svg:x="1.47cm" svg:y="16.596cm" svg:viewBox="0 0 506 294" draw:points="0,81 140,0 506,213 366,294">
                  <text:p/>
                </draw:polygon>
                <draw:polygon draw:style-name="gr697" draw:text-style-name="P44" draw:layer="layout" svg:width="0.244cm" svg:height="0.141cm" svg:x="1.871cm" svg:y="16.828cm" svg:viewBox="0 0 245 142" draw:points="0,81 140,0 245,61 105,142">
                  <text:p/>
                </draw:polygon>
                <draw:polygon draw:style-name="gr698" draw:text-style-name="P42" draw:layer="layout" svg:width="0.191cm" svg:height="0.151cm" svg:x="1.976cm" svg:y="16.889cm" svg:viewBox="0 0 192 152" draw:points="0,152 0,111 192,0 192,40">
                  <text:p/>
                </draw:polygon>
                <draw:line draw:style-name="gr699" draw:text-style-name="P13" draw:layer="layout" svg:x1="1.505cm" svg:y1="16.656cm" svg:x2="1.871cm" svg:y2="16.869cm">
                  <text:p/>
                </draw:line>
                <draw:line draw:style-name="gr700" draw:text-style-name="P13" draw:layer="layout" svg:x1="1.54cm" svg:y1="16.636cm" svg:x2="1.906cm" svg:y2="16.849cm">
                  <text:p/>
                </draw:line>
                <draw:line draw:style-name="gr701" draw:text-style-name="P13" draw:layer="layout" svg:x1="1.575cm" svg:y1="16.616cm" svg:x2="1.941cm" svg:y2="16.829cm">
                  <text:p/>
                </draw:line>
                <draw:line draw:style-name="gr702" draw:text-style-name="P13" draw:layer="layout" svg:x1="1.906cm" svg:y1="16.809cm" svg:x2="1.941cm" svg:y2="16.788cm">
                  <text:p/>
                </draw:line>
                <draw:line draw:style-name="gr703" draw:text-style-name="P13" draw:layer="layout" svg:x1="1.871cm" svg:y1="16.789cm" svg:x2="1.906cm" svg:y2="16.768cm">
                  <text:p/>
                </draw:line>
                <draw:line draw:style-name="gr704" draw:text-style-name="P13" draw:layer="layout" svg:x1="1.836cm" svg:y1="16.768cm" svg:x2="1.871cm" svg:y2="16.747cm">
                  <text:p/>
                </draw:line>
                <draw:line draw:style-name="gr705" draw:text-style-name="P13" draw:layer="layout" svg:x1="1.853cm" svg:y1="16.819cm" svg:x2="1.888cm" svg:y2="16.798cm">
                  <text:p/>
                </draw:line>
                <draw:line draw:style-name="gr706" draw:text-style-name="P13" draw:layer="layout" svg:x1="1.818cm" svg:y1="16.798cm" svg:x2="1.853cm" svg:y2="16.777cm">
                  <text:p/>
                </draw:line>
                <draw:line draw:style-name="gr707" draw:text-style-name="P13" draw:layer="layout" svg:x1="1.783cm" svg:y1="16.779cm" svg:x2="1.818cm" svg:y2="16.758cm">
                  <text:p/>
                </draw:line>
                <draw:line draw:style-name="gr708" draw:text-style-name="P13" draw:layer="layout" svg:x1="1.801cm" svg:y1="16.747cm" svg:x2="1.836cm" svg:y2="16.726cm">
                  <text:p/>
                </draw:line>
                <draw:line draw:style-name="gr709" draw:text-style-name="P13" draw:layer="layout" svg:x1="1.748cm" svg:y1="16.758cm" svg:x2="1.783cm" svg:y2="16.737cm">
                  <text:p/>
                </draw:line>
                <draw:line draw:style-name="gr710" draw:text-style-name="P13" draw:layer="layout" svg:x1="1.766cm" svg:y1="16.728cm" svg:x2="1.801cm" svg:y2="16.707cm">
                  <text:p/>
                </draw:line>
                <draw:line draw:style-name="gr711" draw:text-style-name="P13" draw:layer="layout" svg:x1="1.731cm" svg:y1="16.707cm" svg:x2="1.766cm" svg:y2="16.686cm">
                  <text:p/>
                </draw:line>
                <draw:line draw:style-name="gr712" draw:text-style-name="P13" draw:layer="layout" svg:x1="1.696cm" svg:y1="16.687cm" svg:x2="1.731cm" svg:y2="16.666cm">
                  <text:p/>
                </draw:line>
                <draw:line draw:style-name="gr713" draw:text-style-name="P13" draw:layer="layout" svg:x1="1.713cm" svg:y1="16.738cm" svg:x2="1.748cm" svg:y2="16.717cm">
                  <text:p/>
                </draw:line>
                <draw:line draw:style-name="gr714" draw:text-style-name="P13" draw:layer="layout" svg:x1="1.679cm" svg:y1="16.717cm" svg:x2="1.714cm" svg:y2="16.696cm">
                  <text:p/>
                </draw:line>
                <draw:line draw:style-name="gr715" draw:text-style-name="P13" draw:layer="layout" svg:x1="1.645cm" svg:y1="16.698cm" svg:x2="1.68cm" svg:y2="16.677cm">
                  <text:p/>
                </draw:line>
                <draw:line draw:style-name="gr716" draw:text-style-name="P13" draw:layer="layout" svg:x1="1.662cm" svg:y1="16.668cm" svg:x2="1.697cm" svg:y2="16.647cm">
                  <text:p/>
                </draw:line>
                <draw:line draw:style-name="gr717" draw:text-style-name="P13" draw:layer="layout" svg:x1="1.61cm" svg:y1="16.677cm" svg:x2="1.645cm" svg:y2="16.656cm">
                  <text:p/>
                </draw:line>
                <draw:line draw:style-name="gr718" draw:text-style-name="P13" draw:layer="layout" svg:x1="1.627cm" svg:y1="16.647cm" svg:x2="1.662cm" svg:y2="16.626cm">
                  <text:p/>
                </draw:line>
                <draw:line draw:style-name="gr719" draw:text-style-name="P13" draw:layer="layout" svg:x1="1.592cm" svg:y1="16.626cm" svg:x2="1.627cm" svg:y2="16.605cm">
                  <text:p/>
                </draw:line>
                <draw:line draw:style-name="gr720" draw:text-style-name="P13" draw:layer="layout" svg:x1="1.575cm" svg:y1="16.657cm" svg:x2="1.61cm" svg:y2="16.636cm">
                  <text:p/>
                </draw:line>
                <draw:line draw:style-name="gr721" draw:text-style-name="P13" draw:layer="layout" svg:x1="1.801cm" svg:y1="16.829cm" svg:x2="1.836cm" svg:y2="16.808cm">
                  <text:p/>
                </draw:line>
                <draw:line draw:style-name="gr722" draw:text-style-name="P13" draw:layer="layout" svg:x1="1.766cm" svg:y1="16.809cm" svg:x2="1.801cm" svg:y2="16.788cm">
                  <text:p/>
                </draw:line>
                <draw:line draw:style-name="gr723" draw:text-style-name="P13" draw:layer="layout" svg:x1="1.731cm" svg:y1="16.789cm" svg:x2="1.766cm" svg:y2="16.768cm">
                  <text:p/>
                </draw:line>
                <draw:line draw:style-name="gr724" draw:text-style-name="P13" draw:layer="layout" svg:x1="1.713cm" svg:y1="16.819cm" svg:x2="1.748cm" svg:y2="16.798cm">
                  <text:p/>
                </draw:line>
                <draw:line draw:style-name="gr725" draw:text-style-name="P13" draw:layer="layout" svg:x1="1.679cm" svg:y1="16.798cm" svg:x2="1.714cm" svg:y2="16.777cm">
                  <text:p/>
                </draw:line>
                <draw:line draw:style-name="gr726" draw:text-style-name="P13" draw:layer="layout" svg:x1="1.696cm" svg:y1="16.768cm" svg:x2="1.731cm" svg:y2="16.747cm">
                  <text:p/>
                </draw:line>
                <draw:line draw:style-name="gr727" draw:text-style-name="P13" draw:layer="layout" svg:x1="1.662cm" svg:y1="16.747cm" svg:x2="1.697cm" svg:y2="16.726cm">
                  <text:p/>
                </draw:line>
                <draw:line draw:style-name="gr728" draw:text-style-name="P13" draw:layer="layout" svg:x1="1.627cm" svg:y1="16.728cm" svg:x2="1.662cm" svg:y2="16.707cm">
                  <text:p/>
                </draw:line>
                <draw:line draw:style-name="gr729" draw:text-style-name="P13" draw:layer="layout" svg:x1="1.592cm" svg:y1="16.707cm" svg:x2="1.627cm" svg:y2="16.686cm">
                  <text:p/>
                </draw:line>
                <draw:line draw:style-name="gr730" draw:text-style-name="P13" draw:layer="layout" svg:x1="1.54cm" svg:y1="16.717cm" svg:x2="1.575cm" svg:y2="16.696cm">
                  <text:p/>
                </draw:line>
                <draw:line draw:style-name="gr731" draw:text-style-name="P13" draw:layer="layout" svg:x1="1.557cm" svg:y1="16.687cm" svg:x2="1.592cm" svg:y2="16.666cm">
                  <text:p/>
                </draw:line>
                <draw:line draw:style-name="gr732" draw:text-style-name="P13" draw:layer="layout" svg:x1="1.505cm" svg:y1="16.698cm" svg:x2="1.54cm" svg:y2="16.677cm">
                  <text:p/>
                </draw:line>
                <draw:line draw:style-name="gr733" draw:text-style-name="P13" draw:layer="layout" svg:x1="1.783cm" svg:y1="16.86cm" svg:x2="1.818cm" svg:y2="16.839cm">
                  <text:p/>
                </draw:line>
                <draw:line draw:style-name="gr734" draw:text-style-name="P13" draw:layer="layout" svg:x1="1.748cm" svg:y1="16.839cm" svg:x2="1.783cm" svg:y2="16.818cm">
                  <text:p/>
                </draw:line>
                <draw:line draw:style-name="gr735" draw:text-style-name="P13" draw:layer="layout" svg:x1="1.906cm" svg:y1="16.93cm" svg:x2="2.046cm" svg:y2="16.849cm">
                  <text:p/>
                </draw:line>
                <draw:line draw:style-name="gr736" draw:text-style-name="P13" draw:layer="layout" svg:x1="1.941cm" svg:y1="16.95cm" svg:x2="2.081cm" svg:y2="16.869cm">
                  <text:p/>
                </draw:line>
                <draw:line draw:style-name="gr737" draw:text-style-name="P13" draw:layer="layout" svg:x1="1.976cm" svg:y1="16.849cm" svg:x2="2.081cm" svg:y2="16.91cm">
                  <text:p/>
                </draw:line>
                <draw:line draw:style-name="gr738" draw:text-style-name="P13" draw:layer="layout" svg:x1="1.941cm" svg:y1="16.869cm" svg:x2="2.046cm" svg:y2="16.93cm">
                  <text:p/>
                </draw:line>
                <draw:line draw:style-name="gr739" draw:text-style-name="P13" draw:layer="layout" svg:x1="1.906cm" svg:y1="16.889cm" svg:x2="1.976cm" svg:y2="16.929cm">
                  <text:p/>
                </draw:line>
                <draw:polygon draw:style-name="gr740" draw:text-style-name="P9" draw:layer="layout" svg:width="0.557cm" svg:height="0.364cm" svg:x="1.417cm" svg:y="16.677cm" svg:viewBox="0 0 558 365" draw:points="0,40 0,0 558,324 558,365">
                  <text:p/>
                </draw:polygon>
                <draw:polygon draw:style-name="gr741" draw:text-style-name="P12" draw:layer="layout" svg:width="0.749cm" svg:height="0.475cm" svg:x="1.417cm" svg:y="16.565cm" svg:viewBox="0 0 750 476" draw:points="192,0 750,324 750,365 558,476 0,152 0,111">
                  <text:p/>
                </draw:polygon>
              </draw:g>
            </draw:g>
          </draw:g>
          <draw:frame draw:style-name="gr742" draw:text-style-name="P76" draw:layer="layout" svg:width="2.794cm" svg:height="1.484cm" svg:x="0.508cm" svg:y="17.12cm">
            <draw:text-box>
              <text:p text:style-name="P15"><text:span text:style-name="T15">X login</text:span></text:p>
              <text:p text:style-name="P15"><text:span text:style-name="T7">environment</text:span></text:p>
              <text:p text:style-name="P15"><text:span text:style-name="T16"/></text:p>
            </draw:text-box>
          </draw:fram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743" draw:text-style-name="P8" draw:layer="layout" svg:width="0.669cm" svg:height="0.393cm" svg:x="4.228cm" svg:y="16.721cm" svg:viewBox="0 0 670 394" svg:d="M0 394c190 0 487-124 616-206 127-82 0-188-65-188z">
              <text:p/>
            </draw:path>
            <draw:g>
              <draw:polygon draw:style-name="gr744" draw:text-style-name="P9" draw:layer="layout" svg:width="0.388cm" svg:height="0.976cm" svg:x="3.84cm" svg:y="16.138cm" svg:viewBox="0 0 389 977" draw:points="0,752 0,0 389,225 389,977">
                <text:p/>
              </draw:polygon>
              <draw:polygon draw:style-name="gr745" draw:text-style-name="P10" draw:layer="layout" svg:width="0.55cm" svg:height="1.07cm" svg:x="4.228cm" svg:y="16.044cm" svg:viewBox="0 0 551 1071" draw:points="0,1071 0,319 551,0 551,752">
                <text:p/>
              </draw:polygon>
              <draw:polygon draw:style-name="gr746" draw:text-style-name="P11" draw:layer="layout" svg:width="0.939cm" svg:height="0.544cm" svg:x="3.84cm" svg:y="15.819cm" svg:viewBox="0 0 940 545" draw:points="389,545 0,319 551,0 940,225">
                <text:p/>
              </draw:polygon>
              <draw:polygon draw:style-name="gr747" draw:text-style-name="P12" draw:layer="layout" svg:width="0.939cm" svg:height="1.296cm" svg:x="3.84cm" svg:y="15.819cm" svg:viewBox="0 0 940 1297" draw:points="0,1071 0,319 551,0 940,225 940,977 389,1297">
                <text:p/>
              </draw:polygon>
              <draw:line draw:style-name="gr748" draw:text-style-name="P13" draw:layer="layout" svg:x1="4.163cm" svg:y1="16.927cm" svg:x2="3.904cm" svg:y2="16.777cm">
                <text:p/>
              </draw:line>
              <draw:line draw:style-name="gr749" draw:text-style-name="P13" draw:layer="layout" svg:x1="4.163cm" svg:y1="17.002cm" svg:x2="3.904cm" svg:y2="16.852cm">
                <text:p/>
              </draw:line>
              <draw:line draw:style-name="gr750" draw:text-style-name="P13" draw:layer="layout" svg:x1="4.163cm" svg:y1="16.965cm" svg:x2="3.904cm" svg:y2="16.815cm">
                <text:p/>
              </draw:line>
              <draw:polyline draw:style-name="gr751" draw:text-style-name="P13" draw:layer="layout" svg:width="0.323cm" svg:height="0.224cm" svg:x="3.871cm" svg:y="16.251cm" svg:viewBox="0 0 324 225" draw:points="324,225 0,37 0,0">
                <text:p/>
              </draw:polyline>
              <draw:polyline draw:style-name="gr752" draw:text-style-name="P13" draw:layer="layout" svg:width="0.318cm" svg:height="0.225cm" svg:x="3.878cm" svg:y="16.25cm" svg:viewBox="0 0 319 226" draw:points="319,226 319,189 0,0">
                <text:p/>
              </draw:polyline>
              <draw:polygon draw:style-name="gr753" draw:text-style-name="P14" draw:layer="layout" svg:width="0.037cm" svg:height="0.065cm" svg:x="3.992cm" svg:y="16.626cm" svg:viewBox="0 0 38 66" draw:points="0,45 0,0 38,22 38,66">
                <text:p/>
              </draw:polygon>
              <draw:line draw:style-name="gr754" draw:text-style-name="P13" draw:layer="layout" svg:x1="4.163cm" svg:y1="16.89cm" svg:x2="3.904cm" svg:y2="16.74cm">
                <text:p/>
              </draw:line>
            </draw:g>
          </draw:g>
          <draw:frame draw:style-name="gr755" draw:text-style-name="P77" draw:layer="layout" svg:width="2.783cm" svg:height="1.12cm" svg:x="2.978cm" svg:y="17.12cm">
            <draw:text-box>
              <text:p text:style-name="P15"><text:span text:style-name="T15">workstation</text:span></text:p>
              <text:p text:style-name="P15"><text:span text:style-name="T7">environment</text:span></text:p>
            </draw:text-box>
          </draw:frame>
        </draw:g>
        <draw:g>
          <draw:frame draw:style-name="gr548" draw:text-style-name="P53" draw:layer="layout" svg:width="1.049cm" svg:height="1.297cm" svg:x="6.186cm" svg:y="15.819cm">
            <draw:image xlink:href="Pictures/2000009500000F9100001307DD6BA0CEFF219467.svm" xlink:type="simple" xlink:show="embed" xlink:actuate="onLoad" loext:mime-type="image/x-svm">
              <text:p/>
            </draw:image>
            <draw:image xlink:href="Pictures/10000200000000BD000000E7A44DFC685FCEFAD7.png" xlink:type="simple" xlink:show="embed" xlink:actuate="onLoad" loext:mime-type="image/png"/>
          </draw:frame>
          <draw:frame draw:style-name="gr756" draw:text-style-name="P54" draw:layer="layout" svg:width="2.413cm" svg:height="1.895cm" svg:x="5.504cm" svg:y="17.12cm">
            <draw:text-box>
              <text:p text:style-name="P15"><text:span text:style-name="T17">virtualised workstation</text:span></text:p>
            </draw:text-box>
          </draw:frame>
        </draw:g>
        <draw:g>
          <draw:frame draw:style-name="gr548" draw:text-style-name="P64" draw:layer="layout" svg:width="1.922cm" svg:height="1.243cm" svg:x="8.096cm" svg:y="15.861cm">
            <draw:image xlink:href="Pictures/100002010000005B0000003B639F5B469952E7D3.png" xlink:type="simple" xlink:show="embed" xlink:actuate="onLoad" loext:mime-type="image/png">
              <text:p/>
            </draw:image>
          </draw:frame>
          <draw:frame draw:style-name="gr84" draw:text-style-name="P16" draw:layer="layout" svg:width="2.794cm" svg:height="1.073cm" svg:x="7.669cm" svg:y="17.12cm">
            <draw:text-box>
              <text:p text:style-name="P15"><text:span text:style-name="T18">LCU</text:span></text:p>
              <text:p text:style-name="P15"><text:span text:style-name="T5">environment</text:span></text:p>
            </draw:text-box>
          </draw:frame>
        </draw:g>
        <draw:g>
          <draw:frame draw:style-name="gr548" draw:text-style-name="P65" draw:layer="layout" svg:width="1.285cm" svg:height="1.297cm" svg:x="3.727cm" svg:y="18.28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86000000869675B0A4C6EBE96D.png" xlink:type="simple" xlink:show="embed" xlink:actuate="onLoad" loext:mime-type="image/png"/>
          </draw:frame>
          <draw:frame draw:style-name="gr574" draw:text-style-name="P77" draw:layer="layout" svg:width="2.514cm" svg:height="0.686cm" svg:x="3.112cm" svg:y="19.536cm">
            <draw:text-box>
              <text:p text:style-name="P15"><text:span text:style-name="T19">mechanics</text:span></text:p>
            </draw:text-box>
          </draw:frame>
        </draw:g>
        <draw:g>
          <draw:frame draw:style-name="gr548" draw:text-style-name="P71" draw:layer="layout" svg:width="1.079cm" svg:height="1.297cm" svg:x="1.366cm" svg:y="18.28cm">
            <draw:image xlink:href="Pictures/200000EC000009B000000B8701B88B600CE79791.svm" xlink:type="simple" xlink:show="embed" xlink:actuate="onLoad" loext:mime-type="image/x-svm">
              <text:p/>
            </draw:image>
            <draw:image xlink:href="Pictures/10000200000000750000008C82335E73584F05C9.png" xlink:type="simple" xlink:show="embed" xlink:actuate="onLoad" loext:mime-type="image/png"/>
          </draw:frame>
          <draw:frame draw:style-name="gr574" draw:text-style-name="P77" draw:layer="layout" svg:width="2.514cm" svg:height="0.686cm" svg:x="0.648cm" svg:y="19.536cm">
            <draw:text-box>
              <text:p text:style-name="P15"><text:span text:style-name="T19">electronics</text:span></text:p>
            </draw:text-box>
          </draw:frame>
        </draw:g>
        <draw:g>
          <draw:frame draw:style-name="gr548" draw:text-style-name="P64" draw:layer="layout" svg:width="1.07cm" svg:height="1.297cm" svg:x="6.175cm" svg:y="18.28cm">
            <draw:image xlink:href="Pictures/2000008B000007AD0000093E228C695C21B07957.svm" xlink:type="simple" xlink:show="embed" xlink:actuate="onLoad" loext:mime-type="image/x-svm">
              <text:p/>
            </draw:image>
            <draw:image xlink:href="Pictures/100002000000005E000000706CB33374AF083807.png" xlink:type="simple" xlink:show="embed" xlink:actuate="onLoad" loext:mime-type="image/png"/>
          </draw:frame>
          <draw:frame draw:style-name="gr574" draw:text-style-name="P73" draw:layer="layout" svg:width="3.134cm" svg:height="0.686cm" svg:x="5.143cm" svg:y="19.536cm">
            <draw:text-box>
              <text:p text:style-name="P15"><text:span text:style-name="T12">reduction</text:span></text:p>
            </draw:text-box>
          </draw:frame>
        </draw:g>
        <draw:g>
          <draw:frame draw:style-name="gr548" draw:text-style-name="P64" draw:layer="layout" svg:width="0.885cm" svg:height="1.297cm" svg:x="8.624cm" svg:y="18.28cm">
            <draw:image xlink:href="Pictures/200000F50000077F00000B085A3BD32B62CA6C7F.svm" xlink:type="simple" xlink:show="embed" xlink:actuate="onLoad" loext:mime-type="image/x-svm">
              <text:p/>
            </draw:image>
            <draw:image xlink:href="Pictures/100002000000005B0000008534D416B2B82039BE.png" xlink:type="simple" xlink:show="embed" xlink:actuate="onLoad" loext:mime-type="image/png"/>
          </draw:frame>
          <draw:frame draw:style-name="gr97" draw:text-style-name="P73" draw:layer="layout" svg:width="3.134cm" svg:height="0.687cm" svg:x="7.499cm" svg:y="19.536cm">
            <draw:text-box>
              <text:p text:style-name="P15"><text:span text:style-name="T12">DB/transfer</text:span></text:p>
            </draw:text-box>
          </draw:frame>
        </draw:g>
        <draw:g>
          <draw:line draw:style-name="gr757" draw:text-style-name="P64" draw:layer="layout" svg:x1="7.207cm" svg:y1="15.01cm" svg:x2="8.35cm" svg:y2="15.01cm">
            <text:p/>
          </draw:line>
          <draw:frame draw:style-name="gr758" draw:text-style-name="P78" draw:layer="layout" svg:width="2.159cm" svg:height="0.747cm" svg:x="8.35cm" svg:y="14.602cm">
            <draw:text-box>
              <text:p><text:span text:style-name="T20">controls</text:span></text:p>
            </draw:text-box>
          </draw:frame>
        </draw:g>
        <draw:g>
          <draw:line draw:style-name="gr759" draw:text-style-name="P64" draw:layer="layout" svg:x1="3.207cm" svg:y1="15.027cm" svg:x2="4.35cm" svg:y2="15.027cm">
            <text:p/>
          </draw:line>
          <draw:frame draw:style-name="gr760" draw:text-style-name="P79" draw:layer="layout" svg:width="3.048cm" svg:height="1.243cm" svg:x="4.374cm" svg:y="14.406cm">
            <draw:text-box>
              <text:p><text:span text:style-name="T21">remote</text:span></text:p>
              <text:p><text:span text:style-name="T21">environment</text:span></text:p>
            </draw:text-box>
          </draw:frame>
        </draw:g>
        <draw:g>
          <draw:line draw:style-name="gr761" draw:text-style-name="P64" draw:layer="layout" svg:x1="0.707cm" svg:y1="15.023cm" svg:x2="1.85cm" svg:y2="15.023cm">
            <text:p/>
          </draw:line>
          <draw:frame draw:style-name="gr760" draw:text-style-name="P80" draw:layer="layout" svg:width="1.461cm" svg:height="1.243cm" svg:x="1.834cm" svg:y="14.402cm">
            <draw:text-box>
              <text:p><text:span text:style-name="T22">logs</text:span></text:p>
              <text:p><text:span text:style-name="T22">into</text:span></text:p>
            </draw:text-box>
          </draw:frame>
        </draw:g>
        <draw:connector draw:style-name="gr762" draw:text-style-name="P64" draw:layer="layout" draw:type="curve" draw:line-skew="0.149cm" svg:x1="10.54cm" svg:y1="11.778cm" svg:x2="19.271cm" svg:y2="11.778cm" draw:start-shape="id15" draw:start-glue-point="2" draw:end-shape="id16" draw:end-glue-point="2" svg:d="M10540 11778c0 973 8731 973 8731 0" svg:viewBox="0 0 8732 731">
          <text:p/>
        </draw:connector>
        <draw:connector draw:style-name="gr762" draw:text-style-name="P64" draw:layer="layout" draw:type="curve" draw:line-skew="0.172cm" svg:x1="10.54cm" svg:y1="11.778cm" svg:x2="12.672cm" svg:y2="11.778cm" draw:start-shape="id15" draw:start-glue-point="2" draw:end-shape="id17" draw:end-glue-point="2" svg:d="M10540 11778c0 1008 2132 1008 2132 0" svg:viewBox="0 0 2133 757">
          <text:p/>
        </draw:connector>
        <draw:connector draw:style-name="gr763" draw:text-style-name="P81" draw:layer="layout" draw:type="curve" draw:line-skew="0.172cm" svg:x1="6.21cm" svg:y1="11.778cm" svg:x2="10.54cm" svg:y2="11.778cm" draw:start-shape="id18" draw:start-glue-point="2" draw:end-shape="id15" draw:end-glue-point="2" svg:d="M6210 11778c0 1008 4330 1008 4330 0" svg:viewBox="0 0 4331 757">
          <text:p/>
        </draw:connector>
        <draw:connector draw:style-name="gr764" draw:text-style-name="P64" draw:layer="layout" draw:type="curve" svg:x1="8.382cm" svg:y1="9.388cm" svg:x2="3.937cm" svg:y2="7.788cm" draw:start-shape="id19" draw:start-glue-point="0" draw:end-shape="id20" draw:end-glue-point="2" svg:d="M8382 9388c0-1215-4445-415-4445-1600" svg:viewBox="0 0 4446 1601">
          <text:p/>
        </draw:connector>
        <draw:connector draw:style-name="gr764" draw:text-style-name="P64" draw:layer="layout" draw:type="curve" svg:x1="8.382cm" svg:y1="9.388cm" svg:x2="8.366cm" svg:y2="7.779cm" draw:start-shape="id19" draw:start-glue-point="0" draw:end-shape="id21" draw:end-glue-point="0" svg:d="M8382 9388c0-1221-16-417-16-1609" svg:viewBox="0 0 17 1610">
          <text:p/>
        </draw:connector>
        <draw:connector draw:style-name="gr764" draw:text-style-name="P64" draw:layer="layout" draw:type="curve" svg:x1="10.54cm" svg:y1="9.388cm" svg:x2="10.54cm" svg:y2="8.166cm" draw:start-shape="id15" draw:start-glue-point="0" draw:end-shape="id2" draw:end-glue-point="2" svg:d="M10540 9388v-1222" svg:viewBox="0 0 1 1223">
          <text:p/>
        </draw:connector>
        <draw:connector draw:style-name="gr625" draw:text-style-name="P64" draw:layer="layout" draw:type="curve" draw:line-skew="0.312cm" svg:x1="8.382cm" svg:y1="9.388cm" svg:x2="12.672cm" svg:y2="7.801cm" draw:start-shape="id19" draw:start-glue-point="0" draw:end-shape="id22" draw:end-glue-point="2" svg:d="M8382 9388c0-738 4290 55 4290-1587" svg:viewBox="0 0 4291 1588">
          <text:p/>
        </draw:connector>
        <draw:connector draw:style-name="gr764" draw:text-style-name="P64" draw:layer="layout" draw:type="curve" svg:x1="6.21cm" svg:y1="9.388cm" svg:x2="6.21cm" svg:y2="7.774cm" draw:start-shape="id18" draw:start-glue-point="0" draw:end-shape="id23" draw:end-glue-point="2" svg:d="M6210 9388v-1614" svg:viewBox="0 0 1 1615">
          <text:p/>
        </draw:connector>
        <draw:connector draw:style-name="gr764" draw:text-style-name="P64" draw:layer="layout" draw:type="curve" svg:x1="6.21cm" svg:y1="9.388cm" svg:x2="1.873cm" svg:y2="7.788cm" draw:start-shape="id18" draw:start-glue-point="0" draw:end-shape="id24" draw:end-glue-point="2" svg:d="M6210 9388c0-1215-4337-415-4337-1600" svg:viewBox="0 0 4338 1601">
          <text:p/>
        </draw:connector>
        <draw:connector draw:style-name="gr624" draw:text-style-name="P64" draw:layer="layout" draw:type="curve" svg:x1="1.873cm" svg:y1="5.805cm" svg:x2="1.873cm" svg:y2="3.892cm" draw:start-shape="id24" draw:start-glue-point="0" svg:d="M1873 5805v-1913" svg:viewBox="0 0 1 1914">
          <text:p/>
        </draw:connector>
        <draw:connector draw:style-name="gr624" draw:text-style-name="P64" draw:layer="layout" draw:type="curve" svg:x1="6.21cm" svg:y1="5.738cm" svg:x2="3.971cm" svg:y2="3.864cm" draw:start-shape="id23" draw:start-glue-point="0" svg:d="M6210 5738c0-1795-2239-859-2239-1874" svg:viewBox="0 0 2240 1875">
          <text:p/>
        </draw:connector>
        <draw:connector draw:style-name="gr624" draw:text-style-name="P64" draw:layer="layout" draw:type="curve" draw:line-skew="0.099cm" svg:x1="14.842cm" svg:y1="5.742cm" svg:x2="12.604cm" svg:y2="3.837cm" draw:start-shape="id25" draw:start-glue-point="0" svg:d="M14842 5742c0-1669-2238-717-2238-1905" svg:viewBox="0 0 2239 1906">
          <text:p/>
        </draw:connector>
        <draw:connector draw:style-name="gr624" draw:text-style-name="P64" draw:layer="layout" draw:type="curve" svg:x1="14.842cm" svg:y1="5.742cm" svg:x2="14.842cm" svg:y2="3.88cm" draw:start-shape="id25" draw:start-glue-point="0" draw:end-shape="id26" draw:end-glue-point="2" svg:d="M14842 5742v-1862" svg:viewBox="0 0 1 1863">
          <text:p/>
        </draw:connector>
        <draw:connector draw:style-name="gr625" draw:text-style-name="P64" draw:layer="layout" draw:type="curve" svg:x1="21.507cm" svg:y1="11.392cm" svg:x2="21.507cm" svg:y2="13.287cm" draw:start-shape="id27" draw:start-glue-point="2" draw:end-shape="id28" draw:end-glue-point="0" svg:d="M21507 11392v1895" svg:viewBox="0 0 1 1896">
          <text:p/>
        </draw:connector>
        <draw:connector draw:style-name="gr624" draw:text-style-name="P64" draw:layer="layout" draw:type="curve" draw:line-skew="0.102cm" svg:x1="21.507cm" svg:y1="13.287cm" svg:x2="25.942cm" svg:y2="11.452cm" draw:start-shape="id28" draw:start-glue-point="0" draw:end-shape="id29" draw:end-glue-point="2" svg:d="M21507 13287c0-1222 4435-305 4435-1835" svg:viewBox="0 0 4436 1836">
          <text:p/>
        </draw:connector>
        <draw:frame draw:style-name="gr652" draw:text-style-name="P83" draw:layer="layout" svg:width="21.905cm" svg:height="0.911cm" svg:x="5.273cm" svg:y="0.462cm">
          <draw:text-box>
            <text:p text:style-name="P82"><text:span text:style-name="T23">telescope dome</text:span></text:p>
          </draw:text-box>
        </draw:frame>
        <draw:connector draw:style-name="gr765" draw:text-style-name="P81" draw:layer="layout" draw:type="curve" draw:line-skew="0.179cm" svg:x1="14.842cm" svg:y1="15.283cm" svg:x2="23.963cm" svg:y2="17.875cm" draw:start-shape="id7" draw:start-glue-point="2" draw:end-shape="id30" draw:end-glue-point="0" svg:d="M14842 15283c0 2212 9121 917 9121 2592" svg:viewBox="0 0 9122 2593">
          <text:p/>
        </draw:connector>
        <draw:connector draw:style-name="gr766" draw:text-style-name="P64" draw:layer="layout" draw:type="curve" draw:line-skew="0.312cm" svg:x1="10.54cm" svg:y1="9.388cm" svg:x2="12.672cm" svg:y2="7.801cm" draw:start-shape="id15" draw:start-glue-point="0" draw:end-shape="id22" draw:end-glue-point="2" svg:d="M10540 9388c0-738 2132 55 2132-1587" svg:viewBox="0 0 2133 1588">
          <text:p/>
        </draw:connector>
        <draw:connector draw:style-name="gr766" draw:text-style-name="P64" draw:layer="layout" draw:type="curve" svg:x1="19.271cm" svg:y1="11.778cm" svg:x2="19.271cm" svg:y2="13.287cm" draw:start-shape="id16" draw:start-glue-point="2" draw:end-shape="id31" draw:end-glue-point="0" svg:d="M19271 11778v1509" svg:viewBox="0 0 1 1510">
          <text:p/>
        </draw:connector>
        <draw:connector draw:style-name="gr624" draw:text-style-name="P64" draw:layer="layout" draw:type="curve" draw:line-skew="0.109cm" svg:x1="17.069cm" svg:y1="15.326cm" svg:x2="25.942cm" svg:y2="17.875cm" draw:start-shape="id9" draw:start-glue-point="2" draw:end-shape="id32" draw:end-glue-point="0" svg:d="M17069 15326c0 2076 8873 802 8873 2549" svg:viewBox="0 0 8874 2550">
          <text:p/>
        </draw:connector>
        <draw:connector draw:style-name="gr764" draw:text-style-name="P64" draw:layer="layout" draw:type="curve" draw:line-skew="0.122cm" svg:x1="12.672cm" svg:y1="9.388cm" svg:x2="14.842cm" svg:y2="7.778cm" draw:start-shape="id17" draw:start-glue-point="0" draw:end-shape="id25" draw:end-glue-point="2" svg:d="M12672 9388c0-1039 2170-235 2170-1610" svg:viewBox="0 0 2171 1611">
          <text:p/>
        </draw:connector>
        <draw:connector draw:style-name="gr624" draw:text-style-name="P64" draw:layer="layout" draw:type="curve" svg:x1="3.937cm" svg:y1="5.805cm" svg:x2="6.21cm" svg:y2="3.892cm" draw:start-shape="id20" draw:start-glue-point="0" svg:d="M3937 5805c0-1824 2273-868 2273-1913" svg:viewBox="0 0 2274 1914">
          <text:p/>
        </draw:connector>
        <draw:connector draw:style-name="gr624" draw:text-style-name="P64" draw:layer="layout" draw:type="lines" draw:line-skew="0.421cm" svg:x1="19.271cm" svg:y1="13.287cm" svg:x2="23.909cm" svg:y2="3.892cm" draw:start-shape="id31" draw:start-glue-point="0" svg:d="M19271 13287v-79l4638-9316" svg:viewBox="0 0 4639 9396">
          <text:p/>
        </draw:connector>
        <draw:connector draw:style-name="gr624" draw:text-style-name="P64" draw:layer="layout" draw:type="curve" svg:x1="23.963cm" svg:y1="7.777cm" svg:x2="23.963cm" svg:y2="9.468cm" draw:start-shape="id33" draw:start-glue-point="2" draw:end-shape="id34" draw:end-glue-point="0" svg:d="M23963 7777v1691" svg:viewBox="0 0 1 1692">
          <text:p/>
        </draw:connector>
        <draw:path draw:style-name="gr767" draw:text-style-name="P8" draw:layer="layout" svg:width="0.669cm" svg:height="0.393cm" svg:x="25.801cm" svg:y="6.682cm" svg:viewBox="0 0 670 394" svg:d="M0 394c190 0 487-124 616-206 127-82 0-188-65-188z">
          <text:p/>
        </draw:path>
        <draw:g xml:id="id35" draw:id="id35">
          <draw:g>
            <draw:polygon draw:style-name="gr768" draw:text-style-name="P9" draw:layer="layout" svg:width="0.388cm" svg:height="0.976cm" svg:x="25.472cm" svg:y="6.099cm" svg:viewBox="0 0 389 977" draw:points="0,752 0,0 389,225 389,977">
              <text:p/>
            </draw:polygon>
            <draw:polygon draw:style-name="gr769" draw:text-style-name="P10" draw:layer="layout" svg:width="0.55cm" svg:height="1.07cm" svg:x="25.86cm" svg:y="6.005cm" svg:viewBox="0 0 551 1071" draw:points="0,1071 0,319 551,0 551,752">
              <text:p/>
            </draw:polygon>
            <draw:polygon draw:style-name="gr770" draw:text-style-name="P11" draw:layer="layout" svg:width="0.939cm" svg:height="0.544cm" svg:x="25.472cm" svg:y="5.78cm" svg:viewBox="0 0 940 545" draw:points="389,545 0,319 551,0 940,225">
              <text:p/>
            </draw:polygon>
            <draw:polygon draw:style-name="gr771" draw:text-style-name="P12" draw:layer="layout" svg:width="0.939cm" svg:height="1.296cm" svg:x="25.472cm" svg:y="5.78cm" svg:viewBox="0 0 940 1297" draw:points="0,1071 0,319 551,0 940,225 940,977 389,1297">
              <text:p/>
            </draw:polygon>
            <draw:line draw:style-name="gr772" draw:text-style-name="P13" draw:layer="layout" svg:x1="25.795cm" svg:y1="6.888cm" svg:x2="25.536cm" svg:y2="6.738cm">
              <text:p/>
            </draw:line>
            <draw:line draw:style-name="gr773" draw:text-style-name="P13" draw:layer="layout" svg:x1="25.795cm" svg:y1="6.963cm" svg:x2="25.536cm" svg:y2="6.813cm">
              <text:p/>
            </draw:line>
            <draw:line draw:style-name="gr774" draw:text-style-name="P13" draw:layer="layout" svg:x1="25.795cm" svg:y1="6.926cm" svg:x2="25.536cm" svg:y2="6.776cm">
              <text:p/>
            </draw:line>
            <draw:polyline draw:style-name="gr775" draw:text-style-name="P13" draw:layer="layout" svg:width="0.323cm" svg:height="0.224cm" svg:x="25.503cm" svg:y="6.212cm" svg:viewBox="0 0 324 225" draw:points="324,225 0,37 0,0">
              <text:p/>
            </draw:polyline>
            <draw:polyline draw:style-name="gr776" draw:text-style-name="P13" draw:layer="layout" svg:width="0.318cm" svg:height="0.225cm" svg:x="25.51cm" svg:y="6.211cm" svg:viewBox="0 0 319 226" draw:points="319,226 319,189 0,0">
              <text:p/>
            </draw:polyline>
            <draw:polygon draw:style-name="gr777" draw:text-style-name="P14" draw:layer="layout" svg:width="0.037cm" svg:height="0.065cm" svg:x="25.624cm" svg:y="6.587cm" svg:viewBox="0 0 38 66" draw:points="0,45 0,0 38,22 38,66">
              <text:p/>
            </draw:polygon>
            <draw:line draw:style-name="gr778" draw:text-style-name="P13" draw:layer="layout" svg:x1="25.795cm" svg:y1="6.851cm" svg:x2="25.536cm" svg:y2="6.701cm">
              <text:p/>
            </draw:line>
          </draw:g>
          <draw:frame draw:style-name="gr20" draw:text-style-name="P66" draw:layer="layout" svg:width="2.637cm" svg:height="0.662cm" svg:x="24.624cm" svg:y="7.115cm">
            <draw:text-box>
              <text:p text:style-name="P15"><text:span text:style-name="T8">Windows</text:span></text:p>
            </draw:text-box>
          </draw:frame>
        </draw:g>
        <draw:connector draw:style-name="gr624" draw:text-style-name="P64" draw:layer="layout" draw:type="curve" svg:x1="25.942cm" svg:y1="5.78cm" svg:x2="25.942cm" svg:y2="3.88cm" draw:start-shape="id35" draw:start-glue-point="0" draw:end-shape="id36" draw:end-glue-point="2" svg:d="M25942 5780v-1900" svg:viewBox="0 0 1 1901">
          <text:p/>
        </draw:connector>
        <draw:frame draw:style-name="gr779" draw:text-style-name="P84" draw:layer="layout" svg:width="6.4cm" svg:height="0.911cm" svg:x="22.465cm" svg:y="4.499cm">
          <draw:text-box>
            <text:p text:style-name="P15"><text:span text:style-name="T24">control room</text:span></text:p>
          </draw:text-box>
        </draw:frame>
        <draw:connector draw:style-name="gr624" draw:text-style-name="P64" draw:layer="layout" draw:type="curve" svg:x1="28.054cm" svg:y1="13.248cm" svg:x2="28.054cm" svg:y2="11.452cm" draw:start-shape="id37" draw:start-glue-point="0" draw:end-shape="id38" draw:end-glue-point="2" svg:d="M28054 13248v-1796" svg:viewBox="0 0 1 1797">
          <text:p/>
        </draw:connector>
        <draw:frame draw:style-name="gr626" draw:text-style-name="P75" draw:layer="layout" svg:width="9.398cm" svg:height="0.903cm" svg:x="0.762cm" svg:y="13.094cm">
          <draw:text-box>
            <text:p text:style-name="P15"><text:span text:style-name="T25">Legend</text:span></text:p>
          </draw:text-box>
        </draw:frame>
        <draw:frame draw:style-name="gr780" draw:text-style-name="P85" xml:id="id40" draw:id="id40" draw:layer="layout" svg:width="2.141cm" svg:height="0.878cm" draw:transform="rotate (-1.5707963267949) translate (28.493cm 1.723cm)">
          <draw:text-box>
            <text:p><text:span text:style-name="T26">sound</text:span></text:p>
          </draw:text-box>
        </draw:frame>
        <draw:custom-shape draw:style-name="gr781" draw:text-style-name="P74" draw:layer="layout" svg:width="1.76cm" svg:height="3.175cm" svg:x="27.305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4" draw:text-style-name="P64" draw:layer="layout" draw:type="curve" svg:x1="28.054cm" svg:y1="5.78cm" svg:x2="28.054cm" svg:y2="3.864cm" draw:start-shape="id39" draw:start-glue-point="0" draw:end-shape="id40" draw:end-glue-point="1" svg:d="M28054 5780v-1916" svg:viewBox="0 0 1 1917">
          <text:p/>
        </draw:connector>
        <draw:connector draw:style-name="gr624" draw:text-style-name="P64" draw:layer="layout" draw:type="lines" draw:line-skew="0.421cm 0.458cm" svg:x1="19.271cm" svg:y1="13.287cm" svg:x2="21.507cm" svg:y2="7.774cm" draw:start-shape="id31" draw:start-glue-point="0" draw:end-shape="id13" draw:end-glue-point="2" svg:d="M19271 13287v-79l2236-4476v-958" svg:viewBox="0 0 2237 5514">
          <text:p/>
        </draw:connector>
        <draw:g xml:id="id41" draw:id="id41">
          <draw:frame draw:style-name="gr548" draw:text-style-name="P64" draw:layer="layout" svg:width="0.885cm" svg:height="1.297cm" svg:x="27.611cm" svg:y="17.862cm">
            <draw:image xlink:href="Pictures/200000F50000077F00000B085A3BD32B62CA6C7F.svm" xlink:type="simple" xlink:show="embed" xlink:actuate="onLoad" loext:mime-type="image/x-svm">
              <text:p/>
            </draw:image>
            <draw:image xlink:href="Pictures/100002000000005B0000008534D416B2B82039BE.png" xlink:type="simple" xlink:show="embed" xlink:actuate="onLoad" loext:mime-type="image/png"/>
          </draw:frame>
          <draw:frame draw:style-name="gr97" draw:text-style-name="P73" draw:layer="layout" svg:width="3.134cm" svg:height="0.687cm" svg:x="26.487cm" svg:y="19.083cm">
            <draw:text-box>
              <text:p text:style-name="P15"><text:span text:style-name="T12">RRM</text:span></text:p>
            </draw:text-box>
          </draw:frame>
        </draw:g>
        <draw:connector draw:style-name="gr624" draw:text-style-name="P64" draw:layer="layout" draw:type="curve" svg:x1="28.054cm" svg:y1="15.334cm" svg:x2="28.054cm" svg:y2="17.862cm" draw:start-shape="id37" draw:start-glue-point="2" draw:end-shape="id41" svg:d="M28054 15334v2528" svg:viewBox="0 0 1 2529">
          <text:p/>
        </draw:connector>
        <draw:frame draw:style-name="gr652" draw:text-style-name="P86" draw:layer="layout" svg:width="4.173cm" svg:height="0.911cm" svg:x="23.919cm" svg:y="15.494cm">
          <draw:text-box>
            <text:p text:style-name="P15"><text:span text:style-name="T27">GROND room</text:span></text:p>
          </draw:text-box>
        </draw:frame>
        <draw:frame draw:style-name="gr779" draw:text-style-name="P87" draw:layer="layout" svg:width="4.572cm" svg:height="0.911cm" svg:x="6.223cm" svg:y="4.5cm">
          <draw:text-box>
            <text:p text:style-name="P15"><text:span text:style-name="T28">computer room</text:span></text:p>
          </draw:text-box>
        </draw:frame>
        <draw:g xml:id="id30" draw:id="id30">
          <draw:frame draw:style-name="gr548" draw:text-style-name="P64" draw:layer="layout" svg:width="0.885cm" svg:height="1.297cm" svg:x="23.52cm" svg:y="17.875cm">
            <draw:image xlink:href="Pictures/200000F50000077F00000B085A3BD32B62CA6C7F.svm" xlink:type="simple" xlink:show="embed" xlink:actuate="onLoad" loext:mime-type="image/x-svm">
              <text:p/>
            </draw:image>
            <draw:image xlink:href="Pictures/100002000000005B0000008534D416B2B82039BE.png" xlink:type="simple" xlink:show="embed" xlink:actuate="onLoad" loext:mime-type="image/png"/>
          </draw:frame>
          <draw:frame draw:style-name="gr20" draw:text-style-name="P73" draw:layer="layout" svg:width="3.134cm" svg:height="0.662cm" svg:x="22.396cm" svg:y="19.096cm">
            <draw:text-box>
              <text:p text:style-name="P15"><text:span text:style-name="T12">OBs</text:span></text:p>
            </draw:text-box>
          </draw:frame>
        </draw:g>
        <draw:g xml:id="id16" draw:id="id16"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ath draw:style-name="gr782" draw:text-style-name="P17" draw:layer="layout" svg:width="0.19cm" svg:height="0.12cm" svg:x="19.55cm" svg:y="10.563cm" svg:viewBox="0 0 191 121" svg:d="M0 121c48 0 191-40 191-70s-4-51-52-51c0 30-140 30-139 121z">
                <text:p/>
              </draw:path>
              <draw:g>
                <draw:polygon draw:style-name="gr783" draw:text-style-name="P18" draw:layer="layout" svg:width="0.086cm" svg:height="0.101cm" svg:x="19.479cm" svg:y="10.583cm" svg:viewBox="0 0 87 102" draw:points="0,61 17,0 87,40 70,102">
                  <text:p/>
                </draw:polygon>
                <draw:polygon draw:style-name="gr784" draw:text-style-name="P19" draw:layer="layout" svg:width="0.191cm" svg:height="0.11cm" svg:x="19.496cm" svg:y="10.512cm" svg:viewBox="0 0 192 111" draw:points="0,71 35,40 87,10 122,0 192,40 157,51 105,81 70,111">
                  <text:p/>
                </draw:polygon>
                <draw:path draw:style-name="gr785" draw:text-style-name="P20" draw:layer="layout" svg:width="0.156cm" svg:height="0.131cm" svg:x="19.549cm" svg:y="10.553cm" svg:viewBox="0 0 157 132" svg:d="M157 41c0-62-35-41-70-20-35 20-70 20-87 111 0 0 70-41 157-91z">
                  <text:p/>
                </draw:path>
                <draw:path draw:style-name="gr786" draw:text-style-name="P21" draw:layer="layout" svg:width="0.226cm" svg:height="0.171cm" svg:x="19.479cm" svg:y="10.512cm" svg:viewBox="0 0 227 172" svg:d="M140 0c-35 10-35 10-70 30-18 10-53 21-70 102 35 20 35 20 70 40 19-9 122-70 157-91 0-51-35-51-87-81z">
                  <text:p/>
                </draw:path>
              </draw:g>
            </draw:g>
            <draw:g>
              <draw:path draw:style-name="gr787" draw:text-style-name="P17" draw:layer="layout" svg:width="0.313cm" svg:height="0.242cm" svg:x="19.392cm" svg:y="10.077cm" svg:viewBox="0 0 314 243" svg:d="M1 243c48 0 313-10 313-101s-91-142-139-142c0 30-191 21-174 243z">
                <text:p/>
              </draw:path>
              <draw:g>
                <draw:polygon draw:style-name="gr788" draw:text-style-name="P18" draw:layer="layout" svg:width="0.174cm" svg:height="0.141cm" svg:x="19.218cm" svg:y="10.178cm" svg:viewBox="0 0 175 142" draw:points="0,40 0,0 175,102 175,142">
                  <text:p/>
                </draw:polygon>
                <draw:polygon draw:style-name="gr789" draw:text-style-name="P18" draw:layer="layout" svg:width="0.174cm" svg:height="0.171cm" svg:x="19.358cm" svg:y="10.026cm" svg:viewBox="0 0 175 172" draw:points="0,71 0,0 175,102 175,172">
                  <text:p/>
                </draw:polygon>
                <draw:polygon draw:style-name="gr790" draw:text-style-name="P19" draw:layer="layout" svg:width="0.313cm" svg:height="0.182cm" svg:x="19.218cm" svg:y="10.097cm" svg:viewBox="0 0 314 183" draw:points="0,81 140,0 314,102 175,183">
                  <text:p/>
                </draw:polygon>
                <draw:polygon draw:style-name="gr791" draw:text-style-name="P20" draw:layer="layout" svg:width="0.174cm" svg:height="0.171cm" svg:x="19.392cm" svg:y="10.147cm" svg:viewBox="0 0 175 172" draw:points="0,172 0,132 140,51 140,0 175,21 175,71">
                  <text:p/>
                </draw:polygon>
                <draw:polygon draw:style-name="gr792" draw:text-style-name="P18" draw:layer="layout" svg:width="0.557cm" svg:height="0.769cm" svg:x="19.026cm" svg:y="9.409cm" svg:viewBox="0 0 558 770" draw:points="0,446 0,0 558,324 558,770">
                  <text:p/>
                </draw:polygon>
                <draw:polygon draw:style-name="gr793" draw:text-style-name="P22" draw:layer="layout" svg:width="0.522cm" svg:height="0.708cm" svg:x="19.043cm" svg:y="9.439cm" svg:viewBox="0 0 523 709" draw:points="0,406 0,0 523,304 523,709">
                  <text:p/>
                </draw:polygon>
                <draw:polygon draw:style-name="gr794" draw:text-style-name="P19" draw:layer="layout" svg:width="0.592cm" svg:height="0.343cm" svg:x="19.026cm" svg:y="9.388cm" svg:viewBox="0 0 593 344" draw:points="558,344 0,21 35,0 593,324">
                  <text:p/>
                </draw:polygon>
                <draw:polygon draw:style-name="gr795" draw:text-style-name="P20" draw:layer="layout" svg:width="0.034cm" svg:height="0.465cm" svg:x="19.584cm" svg:y="9.711cm" svg:viewBox="0 0 35 466" draw:points="0,466 0,21 35,0 35,446">
                  <text:p/>
                </draw:polygon>
                <draw:polygon draw:style-name="gr796" draw:text-style-name="P21" draw:layer="layout" svg:width="0.592cm" svg:height="0.93cm" svg:x="19.026cm" svg:y="9.388cm" svg:viewBox="0 0 593 931" draw:points="35,0 593,324 593,770 558,790 541,780 541,831 366,931 192,831 192,790 331,709 331,659 0,466 0,21">
                  <text:p/>
                </draw:polygon>
              </draw:g>
            </draw:g>
            <draw:g>
              <draw:path draw:style-name="gr797" draw:text-style-name="P17" draw:layer="layout" svg:width="0.226cm" svg:height="0.12cm" svg:x="19.322cm" svg:y="10.451cm" svg:viewBox="0 0 227 121" svg:d="M1 121c48 0 226-50 226-81 0-30-4-40-52-40 0 30-191 21-174 121z">
                <text:p/>
              </draw:path>
              <draw:g>
                <draw:polygon draw:style-name="gr798" draw:text-style-name="P19" draw:layer="layout" svg:width="0.749cm" svg:height="0.435cm" svg:x="18.764cm" svg:y="10.107cm" svg:viewBox="0 0 750 436" draw:points="558,436 0,111 192,0 750,324">
                  <text:p/>
                </draw:polygon>
                <draw:polygon draw:style-name="gr799" draw:text-style-name="P23" draw:layer="layout" svg:width="0.505cm" svg:height="0.293cm" svg:x="18.817cm" svg:y="10.138cm" svg:viewBox="0 0 506 294" draw:points="0,81 140,0 506,213 366,294">
                  <text:p/>
                </draw:polygon>
                <draw:polygon draw:style-name="gr800" draw:text-style-name="P23" draw:layer="layout" svg:width="0.244cm" svg:height="0.141cm" svg:x="19.218cm" svg:y="10.37cm" svg:viewBox="0 0 245 142" draw:points="0,81 140,0 245,61 105,142">
                  <text:p/>
                </draw:polygon>
                <draw:polygon draw:style-name="gr801" draw:text-style-name="P20" draw:layer="layout" svg:width="0.191cm" svg:height="0.151cm" svg:x="19.323cm" svg:y="10.431cm" svg:viewBox="0 0 192 152" draw:points="0,152 0,111 192,0 192,40">
                  <text:p/>
                </draw:polygon>
                <draw:line draw:style-name="gr802" draw:text-style-name="P24" draw:layer="layout" svg:x1="18.852cm" svg:y1="10.198cm" svg:x2="19.218cm" svg:y2="10.411cm">
                  <text:p/>
                </draw:line>
                <draw:line draw:style-name="gr803" draw:text-style-name="P24" draw:layer="layout" svg:x1="18.887cm" svg:y1="10.178cm" svg:x2="19.253cm" svg:y2="10.391cm">
                  <text:p/>
                </draw:line>
                <draw:line draw:style-name="gr804" draw:text-style-name="P24" draw:layer="layout" svg:x1="18.922cm" svg:y1="10.158cm" svg:x2="19.288cm" svg:y2="10.371cm">
                  <text:p/>
                </draw:line>
                <draw:line draw:style-name="gr805" draw:text-style-name="P24" draw:layer="layout" svg:x1="19.253cm" svg:y1="10.351cm" svg:x2="19.288cm" svg:y2="10.33cm">
                  <text:p/>
                </draw:line>
                <draw:line draw:style-name="gr806" draw:text-style-name="P24" draw:layer="layout" svg:x1="19.218cm" svg:y1="10.331cm" svg:x2="19.253cm" svg:y2="10.31cm">
                  <text:p/>
                </draw:line>
                <draw:line draw:style-name="gr807" draw:text-style-name="P24" draw:layer="layout" svg:x1="19.183cm" svg:y1="10.31cm" svg:x2="19.218cm" svg:y2="10.289cm">
                  <text:p/>
                </draw:line>
                <draw:line draw:style-name="gr808" draw:text-style-name="P24" draw:layer="layout" svg:x1="19.2cm" svg:y1="10.361cm" svg:x2="19.235cm" svg:y2="10.34cm">
                  <text:p/>
                </draw:line>
                <draw:line draw:style-name="gr809" draw:text-style-name="P24" draw:layer="layout" svg:x1="19.165cm" svg:y1="10.34cm" svg:x2="19.2cm" svg:y2="10.319cm">
                  <text:p/>
                </draw:line>
                <draw:line draw:style-name="gr810" draw:text-style-name="P24" draw:layer="layout" svg:x1="19.13cm" svg:y1="10.321cm" svg:x2="19.165cm" svg:y2="10.3cm">
                  <text:p/>
                </draw:line>
                <draw:line draw:style-name="gr811" draw:text-style-name="P24" draw:layer="layout" svg:x1="19.148cm" svg:y1="10.289cm" svg:x2="19.183cm" svg:y2="10.268cm">
                  <text:p/>
                </draw:line>
                <draw:line draw:style-name="gr812" draw:text-style-name="P24" draw:layer="layout" svg:x1="19.095cm" svg:y1="10.3cm" svg:x2="19.13cm" svg:y2="10.279cm">
                  <text:p/>
                </draw:line>
                <draw:line draw:style-name="gr813" draw:text-style-name="P24" draw:layer="layout" svg:x1="19.113cm" svg:y1="10.27cm" svg:x2="19.148cm" svg:y2="10.249cm">
                  <text:p/>
                </draw:line>
                <draw:line draw:style-name="gr814" draw:text-style-name="P24" draw:layer="layout" svg:x1="19.078cm" svg:y1="10.249cm" svg:x2="19.113cm" svg:y2="10.228cm">
                  <text:p/>
                </draw:line>
                <draw:line draw:style-name="gr815" draw:text-style-name="P24" draw:layer="layout" svg:x1="19.043cm" svg:y1="10.229cm" svg:x2="19.078cm" svg:y2="10.208cm">
                  <text:p/>
                </draw:line>
                <draw:line draw:style-name="gr816" draw:text-style-name="P24" draw:layer="layout" svg:x1="19.06cm" svg:y1="10.28cm" svg:x2="19.095cm" svg:y2="10.259cm">
                  <text:p/>
                </draw:line>
                <draw:line draw:style-name="gr817" draw:text-style-name="P24" draw:layer="layout" svg:x1="19.026cm" svg:y1="10.259cm" svg:x2="19.061cm" svg:y2="10.238cm">
                  <text:p/>
                </draw:line>
                <draw:line draw:style-name="gr818" draw:text-style-name="P24" draw:layer="layout" svg:x1="18.992cm" svg:y1="10.24cm" svg:x2="19.027cm" svg:y2="10.219cm">
                  <text:p/>
                </draw:line>
                <draw:line draw:style-name="gr819" draw:text-style-name="P24" draw:layer="layout" svg:x1="19.009cm" svg:y1="10.21cm" svg:x2="19.044cm" svg:y2="10.189cm">
                  <text:p/>
                </draw:line>
                <draw:line draw:style-name="gr820" draw:text-style-name="P24" draw:layer="layout" svg:x1="18.957cm" svg:y1="10.219cm" svg:x2="18.992cm" svg:y2="10.198cm">
                  <text:p/>
                </draw:line>
                <draw:line draw:style-name="gr821" draw:text-style-name="P24" draw:layer="layout" svg:x1="18.974cm" svg:y1="10.189cm" svg:x2="19.009cm" svg:y2="10.168cm">
                  <text:p/>
                </draw:line>
                <draw:line draw:style-name="gr822" draw:text-style-name="P24" draw:layer="layout" svg:x1="18.939cm" svg:y1="10.168cm" svg:x2="18.974cm" svg:y2="10.147cm">
                  <text:p/>
                </draw:line>
                <draw:line draw:style-name="gr823" draw:text-style-name="P24" draw:layer="layout" svg:x1="18.922cm" svg:y1="10.199cm" svg:x2="18.957cm" svg:y2="10.178cm">
                  <text:p/>
                </draw:line>
                <draw:line draw:style-name="gr824" draw:text-style-name="P24" draw:layer="layout" svg:x1="19.148cm" svg:y1="10.371cm" svg:x2="19.183cm" svg:y2="10.35cm">
                  <text:p/>
                </draw:line>
                <draw:line draw:style-name="gr825" draw:text-style-name="P24" draw:layer="layout" svg:x1="19.113cm" svg:y1="10.351cm" svg:x2="19.148cm" svg:y2="10.33cm">
                  <text:p/>
                </draw:line>
                <draw:line draw:style-name="gr826" draw:text-style-name="P24" draw:layer="layout" svg:x1="19.078cm" svg:y1="10.331cm" svg:x2="19.113cm" svg:y2="10.31cm">
                  <text:p/>
                </draw:line>
                <draw:line draw:style-name="gr827" draw:text-style-name="P24" draw:layer="layout" svg:x1="19.06cm" svg:y1="10.361cm" svg:x2="19.095cm" svg:y2="10.34cm">
                  <text:p/>
                </draw:line>
                <draw:line draw:style-name="gr828" draw:text-style-name="P24" draw:layer="layout" svg:x1="19.026cm" svg:y1="10.34cm" svg:x2="19.061cm" svg:y2="10.319cm">
                  <text:p/>
                </draw:line>
                <draw:line draw:style-name="gr829" draw:text-style-name="P24" draw:layer="layout" svg:x1="19.043cm" svg:y1="10.31cm" svg:x2="19.078cm" svg:y2="10.289cm">
                  <text:p/>
                </draw:line>
                <draw:line draw:style-name="gr830" draw:text-style-name="P24" draw:layer="layout" svg:x1="19.009cm" svg:y1="10.289cm" svg:x2="19.044cm" svg:y2="10.268cm">
                  <text:p/>
                </draw:line>
                <draw:line draw:style-name="gr831" draw:text-style-name="P24" draw:layer="layout" svg:x1="18.974cm" svg:y1="10.27cm" svg:x2="19.009cm" svg:y2="10.249cm">
                  <text:p/>
                </draw:line>
                <draw:line draw:style-name="gr832" draw:text-style-name="P24" draw:layer="layout" svg:x1="18.939cm" svg:y1="10.249cm" svg:x2="18.974cm" svg:y2="10.228cm">
                  <text:p/>
                </draw:line>
                <draw:line draw:style-name="gr833" draw:text-style-name="P24" draw:layer="layout" svg:x1="18.887cm" svg:y1="10.259cm" svg:x2="18.922cm" svg:y2="10.238cm">
                  <text:p/>
                </draw:line>
                <draw:line draw:style-name="gr834" draw:text-style-name="P24" draw:layer="layout" svg:x1="18.904cm" svg:y1="10.229cm" svg:x2="18.939cm" svg:y2="10.208cm">
                  <text:p/>
                </draw:line>
                <draw:line draw:style-name="gr835" draw:text-style-name="P24" draw:layer="layout" svg:x1="18.852cm" svg:y1="10.24cm" svg:x2="18.887cm" svg:y2="10.219cm">
                  <text:p/>
                </draw:line>
                <draw:line draw:style-name="gr836" draw:text-style-name="P24" draw:layer="layout" svg:x1="19.13cm" svg:y1="10.402cm" svg:x2="19.165cm" svg:y2="10.381cm">
                  <text:p/>
                </draw:line>
                <draw:line draw:style-name="gr837" draw:text-style-name="P24" draw:layer="layout" svg:x1="19.095cm" svg:y1="10.381cm" svg:x2="19.13cm" svg:y2="10.36cm">
                  <text:p/>
                </draw:line>
                <draw:line draw:style-name="gr838" draw:text-style-name="P24" draw:layer="layout" svg:x1="19.253cm" svg:y1="10.472cm" svg:x2="19.393cm" svg:y2="10.391cm">
                  <text:p/>
                </draw:line>
                <draw:line draw:style-name="gr839" draw:text-style-name="P24" draw:layer="layout" svg:x1="19.288cm" svg:y1="10.492cm" svg:x2="19.428cm" svg:y2="10.411cm">
                  <text:p/>
                </draw:line>
                <draw:line draw:style-name="gr840" draw:text-style-name="P24" draw:layer="layout" svg:x1="19.323cm" svg:y1="10.391cm" svg:x2="19.428cm" svg:y2="10.452cm">
                  <text:p/>
                </draw:line>
                <draw:line draw:style-name="gr841" draw:text-style-name="P24" draw:layer="layout" svg:x1="19.288cm" svg:y1="10.411cm" svg:x2="19.393cm" svg:y2="10.472cm">
                  <text:p/>
                </draw:line>
                <draw:line draw:style-name="gr842" draw:text-style-name="P24" draw:layer="layout" svg:x1="19.253cm" svg:y1="10.431cm" svg:x2="19.323cm" svg:y2="10.471cm">
                  <text:p/>
                </draw:line>
                <draw:polygon draw:style-name="gr843" draw:text-style-name="P18" draw:layer="layout" svg:width="0.557cm" svg:height="0.364cm" svg:x="18.764cm" svg:y="10.219cm" svg:viewBox="0 0 558 365" draw:points="0,40 0,0 558,324 558,365">
                  <text:p/>
                </draw:polygon>
                <draw:polygon draw:style-name="gr844" draw:text-style-name="P21" draw:layer="layout" svg:width="0.749cm" svg:height="0.475cm" svg:x="18.764cm" svg:y="10.107cm" svg:viewBox="0 0 750 476" draw:points="192,0 750,324 750,365 558,476 0,152 0,111">
                  <text:p/>
                </draw:polygon>
              </draw:g>
            </draw:g>
          </draw:g>
          <draw:frame draw:style-name="gr84" draw:text-style-name="P88" draw:layer="layout" svg:width="1.985cm" svg:height="1.073cm" svg:x="18.279cm" svg:y="10.705cm">
            <draw:text-box>
              <text:p text:style-name="P15"><text:span text:style-name="T29">grond</text:span></text:p>
              <text:p text:style-name="P15"><text:span text:style-name="T30">wgrond</text:span></text:p>
            </draw:text-box>
          </draw:frame>
        </draw:g>
        <draw:connector draw:style-name="gr624" draw:text-style-name="P64" draw:layer="measurelines" draw:type="curve" draw:line-skew="-0.079cm" svg:x1="28.054cm" svg:y1="19.77cm" svg:x2="23.963cm" svg:y2="19.758cm" draw:start-shape="id41" draw:start-glue-point="2" draw:end-shape="id30" svg:d="M28054 19770c0 631-4091 637-4091-12" svg:viewBox="0 0 4092 487">
          <text:p/>
        </draw:connector>
        <draw:connector draw:style-name="gr766" draw:text-style-name="P64" draw:layer="layout" draw:type="curve" draw:line-skew="0.439cm" svg:x1="12.672cm" svg:y1="9.388cm" svg:x2="17.069cm" svg:y2="7.801cm" draw:start-shape="id17" draw:start-glue-point="0" draw:end-shape="id4" svg:d="M12672 9388c0-547 4397 246 4397-1587" svg:viewBox="0 0 4398 1588">
          <text:p/>
        </draw:connector>
        <draw:connector draw:style-name="gr766" draw:text-style-name="P64" draw:layer="layout" draw:type="curve" draw:line-skew="0.337cm" svg:x1="6.21cm" svg:y1="11.778cm" svg:x2="12.727cm" svg:y2="13.287cm" draw:start-shape="id18" draw:start-glue-point="2" draw:end-shape="id42" draw:end-glue-point="0" svg:d="M6210 11778c0 1638 6517 884 6517 1509" svg:viewBox="0 0 6518 1510">
          <text:p/>
        </draw:connector>
        <draw:connector draw:style-name="gr845" draw:text-style-name="P64" draw:layer="layout" draw:type="curve" svg:x1="19.271cm" svg:y1="9.388cm" svg:x2="19.271cm" svg:y2="7.774cm" draw:start-shape="id16" draw:start-glue-point="0" draw:end-shape="id11" draw:end-glue-point="2" svg:d="M19271 9388v-1614" svg:viewBox="0 0 1 16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hatch draw:name="Hatching_20_2" draw:display-name="Hatching 2" draw:style="single" draw:color="#3465a4" draw:distance="0.02cm" draw:rotation="0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22:42:32.500181410</meta:creation-date>
    <dc:date>2020-02-15T12:52:17.600963344</dc:date>
    <meta:editing-duration>PT2H19M37S</meta:editing-duration>
    <meta:editing-cycles>31</meta:editing-cycles>
    <meta:generator>LibreOffice/6.1.6.3$Linux_X86_64 LibreOffice_project/10$Build-3</meta:generator>
    <meta:document-statistic meta:object-count="1102"/>
  </office:meta>
</office:document-meta>
</file>